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D00000285187957E0B443A103.png" manifest:media-type="image/png"/>
  <manifest:file-entry manifest:full-path="Pictures/10000201000003D60000026A1B3F181B01824701.png" manifest:media-type="image/png"/>
  <manifest:file-entry manifest:full-path="Pictures/10000201000005840000032E2CFE0C1D627DD7D5.png" manifest:media-type="image/png"/>
  <manifest:file-entry manifest:full-path="Pictures/10000201000003BC00000392AF27A0E1EF3469E5.png" manifest:media-type="image/png"/>
  <manifest:file-entry manifest:full-path="Pictures/10000201000003E6000002AAE4A63E8D36892A25.png" manifest:media-type="image/png"/>
  <manifest:file-entry manifest:full-path="Pictures/100002010000054400000188A76D5B227B2FC2EA.png" manifest:media-type="image/png"/>
  <manifest:file-entry manifest:full-path="Pictures/100000000000036B00000105DD82253321C158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2" style:family="table">
      <style:table-properties style:width="17.992cm" fo:margin-left="0cm" table:align="left"/>
    </style:style>
    <style:style style:name="Таблица2.A" style:family="table-column">
      <style:table-column-properties style:column-width="0.667cm"/>
    </style:style>
    <style:style style:name="Таблица2.B" style:family="table-column">
      <style:table-column-properties style:column-width="17.325cm"/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3" style:family="table">
      <style:table-properties style:width="17.992cm" fo:margin-left="0cm" table:align="left"/>
    </style:style>
    <style:style style:name="Таблица3.A" style:family="table-column">
      <style:table-column-properties style:column-width="0.667cm"/>
    </style:style>
    <style:style style:name="Таблица3.B" style:family="table-column">
      <style:table-column-properties style:column-width="17.325cm"/>
    </style:style>
    <style:style style:name="Таблица3.A1" style:family="table-cell">
      <style:table-cell-properties style:vertical-align="middle" fo:padding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="FreeMono" fo:font-size="14pt" fo:language="en" fo:country="US" style:font-size-asian="14pt" style:font-size-complex="14pt"/>
    </style:style>
    <style:style style:name="P9" style:family="paragraph" style:parent-style-name="Standard">
      <style:text-properties style:font-name="FreeMono" fo:font-size="14pt" fo:language="en" fo:country="US" fo:font-style="italic" style:font-size-asian="14pt" style:font-style-asian="italic" style:font-size-complex="14pt" style:font-style-complex="italic"/>
    </style:style>
    <style:style style:name="P10" style:family="paragraph" style:parent-style-name="Standard">
      <style:text-properties style:font-name="FreeMono" fo:font-size="14pt" style:font-size-asian="14pt" style:font-size-complex="14pt"/>
    </style:style>
    <style:style style:name="P11" style:family="paragraph" style:parent-style-name="Standard">
      <style:text-properties style:font-name="FreeMono" fo:language="en" fo:country="US" fo:font-style="italic" style:font-style-asian="italic" style:font-style-complex="italic"/>
    </style:style>
    <style:style style:name="P12" style:family="paragraph" style:parent-style-name="Standard">
      <style:text-properties style:font-name="Calibri Light" fo:font-size="14pt" style:font-size-asian="14pt" style:font-name-complex="Calibri Light" style:font-size-complex="14pt"/>
    </style:style>
    <style:style style:name="P13" style:family="paragraph" style:parent-style-name="Standard">
      <style:text-properties style:font-name="Calibri Light" fo:font-size="14pt" fo:language="en" fo:country="US" style:font-size-asian="14pt" style:font-name-complex="Calibri Light" style:font-size-complex="14pt"/>
    </style:style>
    <style:style style:name="P14" style:family="paragraph" style:parent-style-name="Standard">
      <style:text-properties style:font-name="Calibri Light" fo:language="en" fo:country="US" fo:font-weight="bold" style:font-weight-asian="bold" style:font-name-complex="Calibri Light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paragraph-properties fo:line-height="115%" fo:text-align="center" style:justify-single-word="false"/>
    </style:style>
    <style:style style:name="P17" style:family="paragraph" style:parent-style-name="Standard">
      <style:paragraph-properties fo:line-height="115%"/>
      <style:text-properties fo:language="en" fo:country="US"/>
    </style:style>
    <style:style style:name="P18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9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officeooo:rsid="0042dcc0" officeooo:paragraph-rsid="0042dcc0" style:font-size-asian="12pt" style:font-name-complex="Calibri1" style:font-size-complex="12pt"/>
    </style:style>
    <style:style style:name="P20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rsid="0042dcc0" officeooo:paragraph-rsid="0042dcc0" style:font-size-asian="14pt" style:font-name-complex="Calibri1" style:font-size-complex="14pt"/>
    </style:style>
    <style:style style:name="P21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1" fo:font-size="14pt" fo:language="en" fo:country="US" officeooo:paragraph-rsid="0041abdb" style:font-size-asian="14pt" style:font-name-complex="Calibri1" style:font-size-complex="14pt"/>
    </style:style>
    <style:style style:name="P22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23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2dcc0" style:font-size-asian="12.25pt" style:font-name-complex="Calibri1" style:font-size-complex="14pt"/>
    </style:style>
    <style:style style:name="P24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25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26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27" style:family="paragraph" style:parent-style-name="Обычный">
      <style:paragraph-properties fo:margin-top="0.176cm" fo:margin-bottom="0.176cm" loext:contextual-spacing="false" style:line-height-at-least="0.55cm"/>
    </style:style>
    <style:style style:name="P28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9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3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32" style:family="paragraph" style:parent-style-name="Обычный">
      <style:text-properties fo:color="#000000"/>
    </style:style>
    <style:style style:name="P3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fo:language="en" fo:country="US" style:font-size-asian="10pt" style:font-name-complex="Menlo" style:font-size-complex="10pt"/>
    </style:style>
    <style:style style:name="P34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style:font-size-asian="10pt" style:font-name-complex="Menlo" style:font-size-complex="10pt"/>
    </style:style>
    <style:style style:name="P35" style:family="paragraph" style:parent-style-name="Обычный">
      <style:text-properties fo:color="#000000" style:font-name="Menlo" fo:font-size="11pt" fo:language="en" fo:country="US" style:font-size-asian="11pt" style:font-name-complex="Menlo" style:font-size-complex="11pt"/>
    </style:style>
    <style:style style:name="P36" style:family="paragraph" style:parent-style-name="Обычный">
      <style:text-properties fo:color="#000000" fo:language="en" fo:country="US"/>
    </style:style>
    <style:style style:name="P37" style:family="paragraph" style:parent-style-name="Обычный">
      <style:paragraph-properties fo:text-align="center" style:justify-single-word="false"/>
      <style:text-properties fo:color="#000000" style:font-name="Calibri1" fo:font-size="14pt" fo:background-color="#ffffff" style:font-size-asian="14pt" style:font-name-complex="Calibri1" style:font-size-complex="14pt"/>
    </style:style>
    <style:style style:name="P38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1" fo:font-size="14pt" fo:language="en" fo:country="US" officeooo:paragraph-rsid="004185ab" style:font-size-asian="14pt" style:font-name-complex="Calibri1" style:font-size-complex="14pt"/>
    </style:style>
    <style:style style:name="P39" style:family="paragraph" style:parent-style-name="Обычный">
      <style:text-properties fo:color="#000000" style:font-name="Calibri1" style:font-name-complex="Calibri1"/>
    </style:style>
    <style:style style:name="P4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P4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P42" style:family="paragraph" style:parent-style-name="Обычный">
      <style:text-properties fo:language="en" fo:country="US"/>
    </style:style>
    <style:style style:name="P4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44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45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fo:font-weight="bold" style:font-weight-asian="bold"/>
    </style:style>
    <style:style style:name="P46" style:family="paragraph" style:parent-style-name="Обычный">
      <style:paragraph-properties fo:line-height="115%" fo:text-align="center" style:justify-single-word="false"/>
      <style:text-properties fo:language="en" fo:country="US"/>
    </style:style>
    <style:style style:name="P47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8" style:family="paragraph" style:parent-style-name="Обычный">
      <style:text-properties style:font-name="Menlo" fo:font-size="11pt" style:font-size-asian="11pt" style:font-name-complex="Menlo" style:font-size-complex="11pt"/>
    </style:style>
    <style:style style:name="P49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fo:language="en" fo:country="US" style:font-name-complex="Calibri1"/>
    </style:style>
    <style:style style:name="P50" style:family="paragraph" style:parent-style-name="Обычный">
      <loext:graphic-properties draw:fill="solid" draw:fill-color="#212529" draw:opacity="100%"/>
      <style:paragraph-properties style:line-height-at-least="0.453cm" fo:background-color="#212529" style:line-break="normal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fo:language="en" fo:country="US" style:font-name-complex="Calibri1"/>
    </style:style>
    <style:style style:name="P51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style:font-name-complex="Calibri1"/>
    </style:style>
    <style:style style:name="P5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font-size="10pt" fo:language="en" fo:country="US" style:font-size-asian="10pt" style:font-name-complex="Consolas" style:font-size-complex="10pt"/>
    </style:style>
    <style:style style:name="P53" style:family="paragraph" style:parent-style-name="Обычный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language="en" fo:country="US" fo:font-weight="bold" style:font-weight-asian="bold" style:font-name-complex="Consolas"/>
    </style:style>
    <style:style style:name="P54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style:font-size-asian="11pt" style:font-name-complex="Menlo" style:font-size-complex="11pt"/>
    </style:style>
    <style:style style:name="P55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officeooo:rsid="000caab9" officeooo:paragraph-rsid="000caab9" style:font-size-asian="11pt" style:font-name-complex="Menlo" style:font-size-complex="11pt"/>
    </style:style>
    <style:style style:name="P56" style:family="paragraph" style:parent-style-name="Обычный">
      <style:text-properties style:font-name="Calibri1" style:font-name-complex="Calibri1"/>
    </style:style>
    <style:style style:name="P57" style:family="paragraph" style:parent-style-name="Обычный">
      <style:paragraph-properties style:line-height-at-least="0.517cm"/>
      <style:text-properties style:font-name="Calibri1" style:font-name-complex="Calibri1"/>
    </style:style>
    <style:style style:name="P58" style:family="paragraph" style:parent-style-name="Обычный">
      <style:paragraph-properties style:line-height-at-least="0.517cm"/>
      <style:text-properties style:font-name="Calibri1" fo:language="en" fo:country="US" style:font-name-complex="Calibri1"/>
    </style:style>
    <style:style style:name="P59" style:family="paragraph" style:parent-style-name="Обычный">
      <style:text-properties style:font-name="Calibri1" fo:font-size="14pt" style:font-size-asian="14pt" style:font-name-complex="Calibri1" style:font-size-complex="14pt"/>
    </style:style>
    <style:style style:name="P60" style:family="paragraph" style:parent-style-name="Обычный">
      <style:paragraph-properties fo:text-align="center" style:justify-single-word="false"/>
      <style:text-properties style:font-name="Calibri1" fo:font-size="14pt" style:font-size-asian="14pt" style:font-name-complex="Calibri1" style:font-size-complex="14pt"/>
    </style:style>
    <style:style style:name="P61" style:family="paragraph" style:parent-style-name="Обычный">
      <style:paragraph-properties style:line-height-at-least="0.517cm"/>
    </style:style>
    <style:style style:name="P6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inherit" fo:font-size="10pt" fo:language="en" fo:country="US" style:font-size-asian="10pt" style:font-name-complex="Consolas" style:font-size-complex="10pt"/>
    </style:style>
    <style:style style:name="P63" style:family="paragraph" style:parent-style-name="Обычный">
      <style:text-properties fo:color="#444444" style:font-name="Calibri1" fo:font-weight="bold" fo:background-color="#ffffff" style:font-weight-asian="bold" style:font-name-complex="Calibri1"/>
    </style:style>
    <style:style style:name="P64" style:family="paragraph" style:parent-style-name="Обычный">
      <style:paragraph-properties fo:text-align="center" style:justify-single-word="false"/>
      <style:text-properties fo:color="#444444" style:font-name="Calibri1" fo:font-weight="bold" fo:background-color="#ffffff" style:font-weight-asian="bold" style:font-name-complex="Calibri1"/>
    </style:style>
    <style:style style:name="P65" style:family="paragraph" style:parent-style-name="Обычный">
      <style:text-properties fo:color="#444444" style:font-name="Calibri1" fo:language="en" fo:country="US" fo:background-color="#ffffff" style:font-name-complex="Calibri1"/>
    </style:style>
    <style:style style:name="P66" style:family="paragraph" style:parent-style-name="Обычный">
      <style:text-properties fo:color="#444444" style:font-name="Calibri1" fo:background-color="#ffffff" style:font-name-complex="Calibri1"/>
    </style:style>
    <style:style style:name="P67" style:family="paragraph" style:parent-style-name="Обычный">
      <style:text-properties fo:color="#444444" style:font-name="Calibri1" style:font-name-complex="Calibri1"/>
    </style:style>
    <style:style style:name="P68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6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7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officeooo:paragraph-rsid="004185ab" style:font-name-complex="Menlo"/>
    </style:style>
    <style:style style:name="P7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style:font-size-asian="12pt" style:font-name-complex="Calibri Light" style:font-size-complex="12pt"/>
    </style:style>
    <style:style style:name="P7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7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P7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P7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7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7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7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7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8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6pt" fo:language="en" fo:country="US" fo:font-weight="bold" style:font-size-asian="16pt" style:font-weight-asian="bold" style:font-name-complex="Calibri Light" style:font-size-complex="16pt"/>
    </style:style>
    <style:style style:name="P8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8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4pt" style:font-name-complex="Calibri1" style:font-size-complex="14pt"/>
    </style:style>
    <style:style style:name="P8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8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officeooo:paragraph-rsid="004185ab" style:font-size-asian="14pt" style:font-weight-asian="bold" style:font-name-complex="Calibri1" style:font-size-complex="14pt"/>
    </style:style>
    <style:style style:name="P8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8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8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8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style:font-size-asian="14pt" style:font-name-complex="Calibri1" style:font-size-complex="14pt"/>
    </style:style>
    <style:style style:name="P8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style:font-size-asian="14pt" style:font-name-complex="Calibri1" style:font-size-complex="14pt"/>
    </style:style>
    <style:style style:name="P9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officeooo:paragraph-rsid="004185ab" style:font-size-asian="14pt" style:font-name-complex="Calibri1" style:font-size-complex="14pt"/>
    </style:style>
    <style:style style:name="P9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P9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style:font-size-asian="12pt" style:font-name-complex="Calibri1" style:font-size-complex="12pt"/>
    </style:style>
    <style:style style:name="P9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style:font-size-asian="12pt" style:font-name-complex="Calibri1" style:font-size-complex="12pt"/>
    </style:style>
    <style:style style:name="P9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2pt" style:font-size-asian="12pt" style:font-name-complex="Calibri1" style:font-size-complex="12pt"/>
    </style:style>
    <style:style style:name="P9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9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Liberation Serif" fo:font-size="14pt" fo:language="en" fo:country="US" officeooo:rsid="00483991" officeooo:paragraph-rsid="00483991" style:font-size-asian="14pt" style:font-name-complex="Calibri1" style:font-size-complex="14pt"/>
    </style:style>
    <style:style style:name="P9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9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4185ab"/>
    </style:style>
    <style:style style:name="P9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4pt" fo:font-weight="bold" style:font-size-asian="14pt" style:font-weight-asian="bold" style:font-name-complex="Calibri1" style:font-size-complex="14pt"/>
    </style:style>
    <style:style style:name="P10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fo:language="en" fo:country="US" style:font-size-asian="14pt" style:font-name-complex="Calibri1" style:font-size-complex="14pt"/>
    </style:style>
    <style:style style:name="P101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style:font-size-asian="14pt" style:font-name-complex="Calibri1" style:font-size-complex="14pt"/>
    </style:style>
    <style:style style:name="P102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style:font-size-asian="12pt" style:font-name-complex="Calibri1" style:font-size-complex="12pt"/>
    </style:style>
    <style:style style:name="P10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style:font-size-asian="12pt" style:font-name-complex="Calibri1" style:font-size-complex="12pt"/>
    </style:style>
    <style:style style:name="P104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fo:language="en" fo:country="US" style:font-size-asian="12pt" style:font-name-complex="Calibri1" style:font-size-complex="12pt"/>
    </style:style>
    <style:style style:name="P10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fo:font-weight="bold" style:font-size-asian="12pt" style:font-weight-asian="bold" style:font-name-complex="Calibri1" style:font-size-complex="12pt"/>
    </style:style>
    <style:style style:name="P106" style:family="paragraph" style:parent-style-name="Стандартный_20_HTML">
      <style:paragraph-properties style:vertical-align="baseline"/>
    </style:style>
    <style:style style:name="P10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10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109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11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0e999f" style:font-size-asian="14pt" style:font-weight-asian="bold" style:font-name-complex="Calibri1" style:font-size-complex="14pt" style:font-weight-complex="bold"/>
    </style:style>
    <style:style style:name="P11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20b2ec" style:font-size-asian="14pt" style:font-weight-asian="bold" style:font-name-complex="Calibri1" style:font-size-complex="14pt" style:font-weight-complex="bold"/>
    </style:style>
    <style:style style:name="P11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1" style:font-size-complex="12pt" style:font-weight-complex="bold"/>
    </style:style>
    <style:style style:name="P113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18d3a2" style:font-size-asian="10.5pt" style:font-weight-asian="bold" style:font-name-complex="Calibri1" style:font-size-complex="12pt" style:font-weight-complex="bold"/>
    </style:style>
    <style:style style:name="P114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20b2ec" style:font-size-asian="10.5pt" style:font-weight-asian="bold" style:font-name-complex="Calibri1" style:font-size-complex="12pt" style:font-weight-complex="bold"/>
    </style:style>
    <style:style style:name="P115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normal" officeooo:rsid="00110012" officeooo:paragraph-rsid="0020b2ec" style:font-size-asian="10.5pt" style:font-weight-asian="normal" style:font-name-complex="Calibri1" style:font-size-complex="12pt" style:font-weight-complex="normal"/>
    </style:style>
    <style:style style:name="P116" style:family="paragraph" style:parent-style-name="Стандартный_20_HTML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17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fo:language="en" fo:country="US" style:font-size-asian="14pt" style:font-name-complex="Calibri1" style:font-size-complex="14pt"/>
    </style:style>
    <style:style style:name="P118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style:font-size-asian="14pt" style:font-name-complex="Calibri1" style:font-size-complex="14pt"/>
    </style:style>
    <style:style style:name="P119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120" style:family="paragraph" style:parent-style-name="Обычный">
      <style:paragraph-properties fo:margin-top="0.318cm" fo:margin-bottom="0.318cm" loext:contextual-spacing="false"/>
      <style:text-properties fo:color="#111111" style:font-name="Arial" fo:font-size="11.5pt" style:font-size-asian="11.5pt" style:font-name-complex="Arial" style:font-size-complex="11.5pt"/>
    </style:style>
    <style:style style:name="P121" style:family="paragraph" style:parent-style-name="Обычный">
      <loext:graphic-properties draw:fill="solid" draw:fill-color="#2b2b2b" draw:opacity="100%"/>
      <style:paragraph-properties fo:margin-left="0.053cm" fo:margin-right="0.053cm" style:line-height-at-least="0.593cm" fo:text-indent="0cm" style:auto-text-indent="false" fo:background-color="#2b2b2b">
        <style:tab-stops>
          <style:tab-stop style:position="1.563cm"/>
          <style:tab-stop style:position="3.179cm"/>
          <style:tab-stop style:position="4.794cm"/>
          <style:tab-stop style:position="6.41cm"/>
          <style:tab-stop style:position="8.026cm"/>
          <style:tab-stop style:position="9.641cm"/>
          <style:tab-stop style:position="11.257cm"/>
          <style:tab-stop style:position="12.873cm"/>
          <style:tab-stop style:position="14.489cm"/>
          <style:tab-stop style:position="16.104cm"/>
          <style:tab-stop style:position="17.72cm"/>
          <style:tab-stop style:position="19.336cm"/>
          <style:tab-stop style:position="20.951cm"/>
          <style:tab-stop style:position="22.567cm"/>
          <style:tab-stop style:position="24.183cm"/>
          <style:tab-stop style:position="25.799cm"/>
        </style:tab-stops>
      </style:paragraph-properties>
      <style:text-properties fo:color="#bababa" style:font-name="Courier New" fo:font-size="8.5pt" fo:background-color="#2b2b2b" style:font-size-asian="8.5pt" style:font-name-complex="Courier New" style:font-size-complex="8.5pt"/>
    </style:style>
    <style:style style:name="P122" style:family="paragraph" style:parent-style-name="Обычный">
      <style:paragraph-properties fo:margin-top="0cm" fo:margin-bottom="0.176cm" loext:contextual-spacing="false"/>
    </style:style>
    <style:style style:name="P123" style:family="paragraph" style:parent-style-name="Обычный">
      <style:paragraph-properties fo:margin-top="0cm" fo:margin-bottom="0.176cm" loext:contextual-spacing="false"/>
      <style:text-properties fo:color="#212529" style:font-name="Calibri1" style:font-name-complex="Calibri1"/>
    </style:style>
    <style:style style:name="P124" style:family="paragraph" style:parent-style-name="Обычный_20__28_веб_29_">
      <style:paragraph-properties style:line-height-at-least="0.55cm"/>
    </style:style>
    <style:style style:name="P125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126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127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128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129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130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131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1" fo:font-size="14pt" style:font-size-asian="14pt" style:font-name-complex="Calibri1" style:font-size-complex="14pt"/>
    </style:style>
    <style:style style:name="P132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133" style:family="paragraph" style:parent-style-name="Обычный">
      <style:paragraph-properties fo:margin-top="0.254cm" fo:margin-bottom="0.423cm" loext:contextual-spacing="false"/>
      <style:text-properties fo:color="#000000" style:font-name="Calibri1" style:font-name-complex="Calibri1"/>
    </style:style>
    <style:style style:name="P134" style:family="paragraph" style:parent-style-name="Preformatted_20_Text">
      <style:paragraph-properties fo:margin-top="0cm" fo:margin-bottom="0.499cm" loext:contextual-spacing="false"/>
    </style:style>
    <style:style style:name="P135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136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letter-spacing="-0.002cm" fo:language="en" fo:country="US" style:font-name-complex="Consolas"/>
    </style:style>
    <style:style style:name="P137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38" style:family="paragraph" style:parent-style-name="Обычный">
      <style:paragraph-properties fo:margin-top="0cm" fo:margin-bottom="0.635cm" loext:contextual-spacing="false"/>
      <style:text-properties fo:color="#333333" style:font-name="Arial" fo:letter-spacing="-0.002cm" style:font-name-complex="Arial"/>
    </style:style>
    <style:style style:name="P13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101e5" style:font-size-asian="9pt" style:font-size-complex="9pt"/>
    </style:style>
    <style:style style:name="P14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c01c7" style:font-size-asian="9pt" style:font-size-complex="9pt"/>
    </style:style>
    <style:style style:name="P14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20b2ec" style:font-size-asian="9pt" style:font-size-complex="9pt"/>
    </style:style>
    <style:style style:name="P14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4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officeooo:rsid="001767eb" officeooo:paragraph-rsid="001767eb" style:font-size-asian="12pt" style:font-size-complex="12pt"/>
    </style:style>
    <style:style style:name="P14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4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d297a" style:font-size-asian="9pt" style:font-style-asian="normal" style:font-weight-asian="normal" style:font-name-complex="Calibri1" style:font-size-complex="9pt" style:font-weight-complex="normal"/>
    </style:style>
    <style:style style:name="P14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4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4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0.5pt" style:font-style-asian="normal" style:font-weight-asian="bold" style:font-name-complex="Calibri1" style:font-size-complex="12pt" style:font-weight-complex="bold"/>
    </style:style>
    <style:style style:name="P14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20b2ec" officeooo:paragraph-rsid="0020b2ec" style:font-size-asian="10.5pt" style:font-style-asian="normal" style:font-weight-asian="bold" style:font-name-complex="Calibri1" style:font-size-complex="12pt" style:font-weight-complex="bold"/>
    </style:style>
    <style:style style:name="P15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0e9ae7" officeooo:paragraph-rsid="0018d3a2" style:font-size-asian="12pt" style:font-style-asian="normal" style:font-weight-asian="bold" style:font-name-complex="Calibri1" style:font-size-complex="12pt" style:font-weight-complex="bold"/>
    </style:style>
    <style:style style:name="P15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1d297a" officeooo:paragraph-rsid="0020b2ec" style:font-size-asian="10.5pt" style:font-style-asian="normal" style:font-weight-asian="normal" style:font-name-complex="Calibri1" style:font-size-complex="12pt" style:font-weight-complex="normal"/>
    </style:style>
    <style:style style:name="P15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5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font-style="normal" fo:font-weight="normal" officeooo:paragraph-rsid="001101e5" style:font-size-asian="9pt" style:font-style-asian="normal" style:font-weight-asian="normal" style:font-size-complex="9pt"/>
    </style:style>
    <style:style style:name="P15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5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9pt" officeooo:paragraph-rsid="0020b2ec" style:font-size-asian="9pt" style:font-size-complex="9pt"/>
    </style:style>
    <style:style style:name="P15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282a9f" officeooo:paragraph-rsid="00282a9f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5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0e9ae7" officeooo:paragraph-rsid="0032215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5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5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6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40cc8a" officeooo:paragraph-rsid="0040cc8a" style:font-size-asian="14pt" style:font-style-asian="normal" style:font-weight-asian="bold" style:font-name-complex="Calibri1" style:font-size-complex="14pt" style:font-style-complex="normal" style:font-weight-complex="bold"/>
    </style:style>
    <style:style style:name="P16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3cb9a7"/>
    </style:style>
    <style:style style:name="P16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6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1d297a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0b2ec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27a15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0e9ae7" officeooo:paragraph-rsid="0029c43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7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7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7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307ac1" officeooo:paragraph-rsid="00307ac1" style:font-size-asian="12pt" style:font-style-asian="normal" style:font-weight-asian="normal" style:font-name-complex="Calibri1" style:font-size-complex="12pt" style:font-weight-complex="normal"/>
    </style:style>
    <style:style style:name="P18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2pt" style:font-style-asian="normal" style:font-weight-asian="bold" style:font-name-complex="Calibri1" style:font-size-complex="12pt" style:font-weight-complex="bold"/>
    </style:style>
    <style:style style:name="P18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" fo:font-size="10pt" fo:font-style="normal" fo:font-weight="normal" officeooo:paragraph-rsid="003e3fd0" style:font-size-asian="10pt" style:font-style-asian="normal" style:font-weight-asian="normal" style:font-weight-complex="normal"/>
    </style:style>
    <style:style style:name="P18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8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officeooo:paragraph-rsid="00322158" style:font-size-asian="9pt" style:font-size-complex="9pt"/>
    </style:style>
    <style:style style:name="P18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11be0"/>
    </style:style>
    <style:style style:name="P18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82a9f"/>
    </style:style>
    <style:style style:name="P18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322158"/>
    </style:style>
    <style:style style:name="P18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officeooo:rsid="0032f2cb" officeooo:paragraph-rsid="0032f2cb" style:font-size-asian="10.5pt" style:font-size-complex="12pt"/>
    </style:style>
    <style:style style:name="P18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47eb2" officeooo:paragraph-rsid="00347eb2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79ad" officeooo:paragraph-rsid="003579a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aa72f" officeooo:paragraph-rsid="004aa72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5b63d" officeooo:paragraph-rsid="003cb9a7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9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e3fd0" officeooo:paragraph-rsid="003e3fd0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9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579ad" officeooo:paragraph-rsid="003579ad" style:font-size-asian="14pt" style:font-style-asian="normal" style:font-weight-asian="bold" style:font-name-complex="Calibri1" style:font-size-complex="14pt" style:font-style-complex="normal" style:font-weight-complex="bold"/>
    </style:style>
    <style:style style:name="P19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0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0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0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e3fd0" officeooo:paragraph-rsid="003e3fd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0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0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7pt" fo:language="en" fo:country="US" fo:font-style="normal" fo:font-weight="normal" officeooo:rsid="003579ad" officeooo:paragraph-rsid="003579ad" style:font-size-asian="7pt" style:font-style-asian="normal" style:font-weight-asian="normal" style:font-name-complex="Calibri1" style:font-size-complex="7pt" style:font-style-complex="normal" style:font-weight-complex="normal"/>
    </style:style>
    <style:style style:name="P20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Menlo1" fo:font-size="9pt" officeooo:rsid="0032f2cb" officeooo:paragraph-rsid="0032f2cb" style:font-size-asian="9pt" style:font-size-complex="9pt"/>
    </style:style>
    <style:style style:name="P20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paragraph-rsid="003e3fd0" style:font-weight-asian="normal" style:font-weight-complex="normal"/>
    </style:style>
    <style:style style:name="P20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3e3fd0" style:font-size-asian="12pt" style:font-weight-asian="normal" style:font-size-complex="12pt" style:font-weight-complex="normal"/>
    </style:style>
    <style:style style:name="P20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3f9dde" officeooo:paragraph-rsid="003f9dde" style:font-size-asian="12pt" style:font-weight-asian="normal" style:font-size-complex="12pt" style:font-weight-complex="normal"/>
    </style:style>
    <style:style style:name="P209" style:family="paragraph" style:parent-style-name="Обычный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10" style:family="paragraph" style:parent-style-name="Heading_20_1">
      <style:paragraph-properties fo:line-height="115%" fo:text-align="center" style:justify-single-word="false"/>
    </style:style>
    <style:style style:name="P211" style:family="paragraph" style:parent-style-name="Heading_20_2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12" style:family="paragraph" style:parent-style-name="Heading_20_3">
      <style:text-properties fo:color="#000000" style:font-name="Calibri1" fo:font-size="12pt" style:font-size-asian="12pt" style:font-name-complex="Calibri1" style:font-size-complex="12pt"/>
    </style:style>
    <style:style style:name="P213" style:family="paragraph" style:parent-style-name="Heading_20_3">
      <style:paragraph-properties fo:line-height="115%"/>
    </style:style>
    <style:style style:name="P214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215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216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217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1" style:font-name-complex="Calibri1"/>
    </style:style>
    <style:style style:name="P218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219" style:family="paragraph" style:parent-style-name="Heading_20_4">
      <style:paragraph-properties fo:margin-top="0.635cm" fo:margin-bottom="0.079cm" loext:contextual-spacing="false" fo:text-align="center" style:justify-single-word="false"/>
      <style:text-properties fo:color="#000000" style:font-name="Trebuchet MS" fo:font-style="normal" fo:font-weight="bold" style:font-style-asian="normal" style:font-weight-asian="bold" style:font-size-complex="12pt"/>
    </style:style>
    <style:style style:name="P220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221" style:family="paragraph" style:parent-style-name="Heading_20_4">
      <style:paragraph-properties fo:margin-top="0cm" fo:margin-bottom="0cm" loext:contextual-spacing="false"/>
      <style:text-properties fo:color="#444444" style:font-name="Calibri1" style:font-name-complex="Calibri1" style:font-size-complex="12pt"/>
    </style:style>
    <style:style style:name="P222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23" style:family="paragraph" style:parent-style-name="Standard" style:list-style-name="L7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05f3" officeooo:paragraph-rsid="004b05f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54ed" officeooo:paragraph-rsid="004b54e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d84e3" officeooo:paragraph-rsid="004d84e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ebf60" officeooo:paragraph-rsid="004ebf6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2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4b54ed" officeooo:paragraph-rsid="004b54ed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3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b54ed" officeooo:paragraph-rsid="004b54e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ebf60" officeooo:paragraph-rsid="004ebf6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2" style:family="paragraph" style:parent-style-name="Standard" style:list-style-name="L8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33" style:family="paragraph" style:parent-style-name="Standard" style:list-style-name="L8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40cc8a"/>
    </style:style>
    <style:style style:name="P234" style:family="paragraph" style:parent-style-name="first" style:list-style-name="L4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235" style:family="paragraph" style:parent-style-name="Обычный">
      <style:paragraph-properties fo:margin-top="0.176cm" fo:margin-bottom="0.176cm" loext:contextual-spacing="false"/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236" style:family="paragraph" style:parent-style-name="Обычный" style:list-style-name="L3">
      <style:paragraph-properties fo:margin-top="0.176cm" fo:margin-bottom="0.176cm" loext:contextual-spacing="false"/>
    </style:style>
    <style:style style:name="P237" style:family="paragraph" style:parent-style-name="Обычный" style:list-style-name="L5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38" style:family="paragraph" style:parent-style-name="Обычный" style:list-style-name="L6">
      <style:paragraph-properties fo:margin-left="0cm" fo:margin-right="0cm" fo:margin-top="0.254cm" fo:margin-bottom="0.423cm" loext:contextual-spacing="false" fo:text-indent="0cm" style:auto-text-indent="false">
        <style:tab-stops>
          <style:tab-stop style:position="1.27cm"/>
        </style:tab-stops>
      </style:paragraph-properties>
    </style:style>
    <style:style style:name="P239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240" style:family="paragraph" style:parent-style-name="Стандартный_20_HTML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2pt" fo:language="en" fo:country="US" officeooo:rsid="00483991" officeooo:paragraph-rsid="00490163" style:font-size-asian="12pt" style:font-name-complex="Calibri1" style:font-size-complex="12pt"/>
    </style:style>
    <style:style style:name="P241" style:family="paragraph" style:parent-style-name="Стандартный_20_HTML" style:list-style-name="L2">
      <loext:graphic-properties draw:fill="solid" draw:fill-color="#ffffff" draw:opacity="100%"/>
      <style:paragraph-properties fo:background-color="#ffffff"/>
      <style:text-properties officeooo:paragraph-rsid="00490163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font-name="FreeMono" fo:font-size="14pt" fo:language="en" fo:country="US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fo:color="#000000" style:font-name="Verdana" fo:font-size="10pt" style:font-size-asian="10pt" style:font-size-complex="10pt"/>
    </style:style>
    <style:style style:name="T10" style:family="text"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font-name="Verdana" fo:font-size="9pt" style:font-size-asian="9pt" style:font-size-complex="9pt"/>
    </style:style>
    <style:style style:name="T12" style:family="text">
      <style:text-properties fo:color="#000000" style:font-name="Calibri Light" fo:language="en" fo:country="US" fo:font-weight="bold" style:font-weight-asian="bold" style:font-name-complex="Calibri Light"/>
    </style:style>
    <style:style style:name="T13" style:family="text">
      <style:text-properties fo:color="#000000" style:font-name="Calibri Light" fo:language="en" fo:country="US" style:font-name-complex="Calibri Light"/>
    </style:style>
    <style:style style:name="T14" style:family="text">
      <style:text-properties fo:color="#000000" style:font-name="Calibri Light" fo:font-size="12pt" style:font-size-asian="12pt" style:font-name-complex="Calibri Light" style:font-size-complex="12pt"/>
    </style:style>
    <style:style style:name="T15" style:family="text"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T16" style:family="text"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T17" style:family="text"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T18" style:family="text">
      <style:text-properties fo:color="#000000" style:font-name="Calibri Light" style:font-name-complex="Calibri Light"/>
    </style:style>
    <style:style style:name="T19" style:family="text"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T20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21" style:family="text">
      <style:text-properties fo:color="#000000" style:font-name="Calibri Light" fo:font-size="16pt" fo:font-weight="bold" style:font-size-asian="16pt" style:font-weight-asian="bold" style:font-name-complex="Calibri Light" style:font-size-complex="16pt"/>
    </style:style>
    <style:style style:name="T22" style:family="text">
      <style:text-properties fo:color="#000000" style:font-name="Calibri Light" fo:font-weight="bold" style:font-weight-asian="bold" style:font-name-complex="Calibri Light"/>
    </style:style>
    <style:style style:name="T23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24" style:family="text">
      <style:text-properties fo:color="#000000" style:font-name="Menlo" fo:font-size="10pt" fo:language="en" fo:country="US" officeooo:rsid="0041abdb" style:font-size-asian="10pt" style:font-name-complex="Menlo" style:font-size-complex="10pt"/>
    </style:style>
    <style:style style:name="T25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26" style:family="text">
      <style:text-properties fo:color="#000000" style:font-name="Menlo" fo:font-size="10pt" fo:language="en" fo:country="US" officeooo:rsid="0041abdb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27" style:family="text">
      <style:text-properties fo:color="#000000" style:font-name="Menlo" fo:font-size="10pt" style:font-size-asian="10pt" style:font-name-complex="Menlo" style:font-size-complex="10pt"/>
    </style:style>
    <style:style style:name="T28" style:family="text">
      <style:text-properties fo:color="#000000" style:font-name="Menlo" fo:language="en" fo:country="US" style:font-name-complex="Menlo"/>
    </style:style>
    <style:style style:name="T29" style:family="text">
      <style:text-properties fo:color="#000000" style:font-name="Menlo" fo:language="en" fo:country="US" fo:background-color="#efefef" loext:char-shading-value="0" style:font-name-complex="Menlo"/>
    </style:style>
    <style:style style:name="T30" style:family="text">
      <style:text-properties fo:color="#000000" style:font-name="Menlo" style:font-name-complex="Menlo"/>
    </style:style>
    <style:style style:name="T31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32" style:family="text">
      <style:text-properties fo:color="#000000" style:font-name="Menlo" fo:font-size="11pt" style:font-size-asian="11pt" style:font-name-complex="Menlo" style:font-size-complex="11pt"/>
    </style:style>
    <style:style style:name="T33" style:family="text">
      <style:text-properties fo:color="#000000" style:font-name="Menlo" fo:font-size="9pt" fo:language="en" fo:country="US" style:font-size-asian="9pt" style:font-name-complex="Menlo" style:font-size-complex="9pt"/>
    </style:style>
    <style:style style:name="T34" style:family="text">
      <style:text-properties fo:color="#000000" style:font-name="Menlo" fo:font-size="9pt" style:font-size-asian="9pt" style:font-name-complex="Menlo" style:font-size-complex="9pt"/>
    </style:style>
    <style:style style:name="T35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36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37" style:family="text">
      <style:text-properties fo:color="#000000" style:font-name="Menlo" fo:font-size="8pt" style:font-size-asian="8pt" style:font-name-complex="Menlo" style:font-size-complex="8pt"/>
    </style:style>
    <style:style style:name="T38" style:family="text">
      <style:text-properties fo:color="#000000" style:font-name="-webkit-standard" fo:font-size="13.5pt" fo:language="en" fo:country="US" style:font-size-asian="13.5pt" style:font-size-complex="13.5pt"/>
    </style:style>
    <style:style style:name="T39" style:family="text">
      <style:text-properties fo:color="#000000" style:font-name="-webkit-standard" fo:font-size="13.5pt" style:font-size-asian="13.5pt" style:font-size-complex="13.5pt"/>
    </style:style>
    <style:style style:name="T40" style:family="text"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T41" style:family="text">
      <style:text-properties fo:color="#000000" style:font-name="Calibri1" fo:font-size="12pt" fo:language="en" fo:country="US" style:font-size-asian="12pt" style:font-name-complex="Calibri1" style:font-size-complex="12pt"/>
    </style:style>
    <style:style style:name="T42" style:family="text">
      <style:text-properties fo:color="#000000" style:font-name="Calibri1" fo:font-size="12pt" fo:language="en" fo:country="US" officeooo:rsid="000a9561" style:letter-kerning="false" style:font-name-asian="Courier New" style:font-size-asian="12pt" style:language-asian="ru" style:country-asian="RU" style:font-name-complex="Calibri1" style:font-size-complex="12pt" style:language-complex="ar" style:country-complex="SA"/>
    </style:style>
    <style:style style:name="T43" style:family="text">
      <style:text-properties fo:color="#000000" style:font-name="Calibri1" fo:font-size="12pt" fo:font-weight="bold" style:font-size-asian="12pt" style:font-weight-asian="bold" style:font-name-complex="Calibri1" style:font-size-complex="12pt"/>
    </style:style>
    <style:style style:name="T44" style:family="text">
      <style:text-properties fo:color="#000000" style:font-name="Calibri1" fo:font-size="12pt" style:font-size-asian="12pt" style:font-name-complex="Calibri1" style:font-size-complex="12pt"/>
    </style:style>
    <style:style style:name="T45" style:family="text"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T46" style:family="text"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47" style:family="text">
      <style:text-properties fo:color="#000000" style:font-name="Calibri1" fo:font-size="14pt" fo:language="en" fo:country="US" fo:font-weight="bold" officeooo:rsid="004185ab" style:letter-kerning="false" style:font-name-asian="Courier New" style:font-size-asian="14pt" style:language-asian="ru" style:country-asian="RU" style:font-weight-asian="bold" style:font-name-complex="Calibri1" style:font-size-complex="14pt" style:language-complex="ar" style:country-complex="SA"/>
    </style:style>
    <style:style style:name="T48" style:family="text">
      <style:text-properties fo:color="#000000" style:font-name="Calibri1" fo:font-size="14pt" fo:language="en" fo:country="US" style:font-size-asian="14pt" style:font-name-complex="Calibri1" style:font-size-complex="14pt"/>
    </style:style>
    <style:style style:name="T49" style:family="text">
      <style:text-properties fo:color="#000000" style:font-name="Calibri1" fo:font-size="14pt" fo:language="en" fo:country="US" style:font-size-asian="14pt" style:font-name-complex="Calibri1" style:font-size-complex="14pt" style:font-weight-complex="bold"/>
    </style:style>
    <style:style style:name="T50" style:family="text">
      <style:text-properties fo:color="#000000" style:font-name="Calibri1" fo:font-size="14pt" fo:language="en" fo:country="US" officeooo:rsid="0041abdb" style:font-size-asian="14pt" style:font-name-complex="Calibri1" style:font-size-complex="14pt"/>
    </style:style>
    <style:style style:name="T51" style:family="text">
      <style:text-properties fo:color="#000000" style:font-name="Calibri1" fo:font-size="14pt" fo:language="en" fo:country="US" officeooo:rsid="0046684a" style:letter-kerning="false" style:font-name-asian="Courier New" style:font-size-asian="14pt" style:language-asian="ru" style:country-asian="RU" style:font-name-complex="Calibri1" style:font-size-complex="14pt" style:language-complex="ar" style:country-complex="SA"/>
    </style:style>
    <style:style style:name="T52" style:family="text">
      <style:text-properties fo:color="#000000" style:font-name="Calibri1" fo:font-size="14pt" style:font-size-asian="14pt" style:font-name-complex="Calibri1" style:font-size-complex="14pt"/>
    </style:style>
    <style:style style:name="T53" style:family="text">
      <style:text-properties fo:color="#000000" style:font-name="Calibri1" fo:font-size="14pt" style:font-size-asian="14pt" style:font-name-complex="Calibri1" style:font-size-complex="14pt" style:font-weight-complex="bold"/>
    </style:style>
    <style:style style:name="T54" style:family="text">
      <style:text-properties fo:color="#000000" style:font-name="Calibri1" style:font-name-complex="Calibri1"/>
    </style:style>
    <style:style style:name="T55" style:family="text">
      <style:text-properties fo:color="#000000" style:font-name="Calibri1" style:font-name-complex="Calibri1" style:font-weight-complex="bold"/>
    </style:style>
    <style:style style:name="T56" style:family="text">
      <style:text-properties fo:color="#000000" style:font-name="Calibri1" fo:font-size="11.5pt" style:font-size-asian="11.5pt" style:font-name-complex="Calibri1" style:font-size-complex="11.5pt"/>
    </style:style>
    <style:style style:name="T57" style:family="text">
      <style:text-properties fo:color="#000000" style:font-name="Calibri1" fo:font-size="11pt" style:font-size-asian="11pt" style:font-name-complex="Calibri1" style:font-size-complex="11pt"/>
    </style:style>
    <style:style style:name="T58" style:family="text">
      <style:text-properties fo:color="#000000" style:font-name="Calibri1" fo:font-size="10pt" style:font-size-asian="10pt" style:font-name-complex="Calibri1" style:font-size-complex="10pt"/>
    </style:style>
    <style:style style:name="T59" style:family="text">
      <style:text-properties fo:color="#000000" style:font-name="Calibri1" fo:font-size="10pt" fo:language="en" fo:country="US" style:font-size-asian="10pt" style:font-name-complex="Calibri1" style:font-size-complex="10pt"/>
    </style:style>
    <style:style style:name="T60" style:family="text">
      <style:text-properties fo:color="#000000" style:font-name="Calibri1" fo:background-color="#ffffff" loext:char-shading-value="0" style:font-name-complex="Calibri1"/>
    </style:style>
    <style:style style:name="T61" style:family="text">
      <style:text-properties fo:color="#000000" fo:font-size="12pt" fo:language="en" fo:country="US" style:font-size-asian="12pt" style:font-size-complex="12pt"/>
    </style:style>
    <style:style style:name="T62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63" style:family="text">
      <style:text-properties fo:color="#000000" fo:font-size="12pt" style:font-size-asian="12pt" style:font-size-complex="12pt"/>
    </style:style>
    <style:style style:name="T64" style:family="text">
      <style:text-properties fo:color="#000000" fo:language="en" fo:country="US" fo:font-weight="bold" style:font-weight-asian="bold" style:font-weight-complex="bold"/>
    </style:style>
    <style:style style:name="T65" style:family="text">
      <style:text-properties fo:color="#000000" fo:font-style="normal" style:font-style-asian="normal"/>
    </style:style>
    <style:style style:name="T66" style:family="text">
      <style:text-properties fo:color="#000000" fo:font-style="normal" fo:font-weight="normal" style:font-style-asian="normal" style:font-weight-asian="normal"/>
    </style:style>
    <style:style style:name="T67" style:family="text">
      <style:text-properties fo:color="#00000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68" style:family="text">
      <style:text-properties fo:color="#000000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69" style:family="text">
      <style:text-properties fo:color="#000000" officeooo:rsid="000e9ae7"/>
    </style:style>
    <style:style style:name="T70" style:family="text">
      <style:text-properties fo:color="#000000" style:font-name="Liberation Serif" fo:font-size="12pt" fo:language="en" fo:country="US" fo:font-style="normal" fo:font-weight="normal" officeooo:rsid="0035b63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71" style:family="text">
      <style:text-properties fo:color="#000000" style:font-name="Liberation Serif" fo:font-size="14pt" fo:language="en" fo:country="US" officeooo:rsid="00483991" style:font-size-asian="14pt" style:font-name-complex="Calibri1" style:font-size-complex="14pt"/>
    </style:style>
    <style:style style:name="T72" style:family="text">
      <style:text-properties fo:color="#000000" style:font-name="JetBrains Mono" fo:font-size="10pt" fo:font-style="normal" style:font-size-asian="10pt" style:font-style-asian="normal"/>
    </style:style>
    <style:style style:name="T73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74" style:family="text">
      <style:text-properties fo:color="#000000" style:font-name="Calibri" fo:font-size="14pt" fo:language="en" fo:country="US" officeooo:rsid="0041abdb" style:font-size-asian="14pt" style:font-name-complex="Menlo" style:font-size-complex="14pt"/>
    </style:style>
    <style:style style:name="T75" style:family="text">
      <style:text-properties fo:color="#000000" style:font-name="Calibri" fo:font-size="14pt" fo:language="en" fo:country="US" style:font-size-asian="12.25pt" style:font-name-complex="Menlo" style:font-size-complex="14pt"/>
    </style:style>
    <style:style style:name="T76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77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78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79" style:family="text">
      <style:text-properties fo:color="#000080" style:font-name="Menlo" fo:language="en" fo:country="US" fo:font-weight="bold" style:font-weight-asian="bold" style:font-name-complex="Menlo" style:font-weight-complex="bold"/>
    </style:style>
    <style:style style:name="T80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81" style:family="text">
      <style:text-properties fo:color="#000080" style:font-name="Menlo" fo:font-weight="bold" style:font-weight-asian="bold" style:font-name-complex="Menlo" style:font-weight-complex="bold"/>
    </style:style>
    <style:style style:name="T82" style:family="text">
      <style:text-properties fo:color="#000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83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84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85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86" style:family="text">
      <style:text-properties fo:color="#00008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87" style:family="text">
      <style:text-properties fo:color="#000080" style:font-name="JetBrains Mono" fo:font-size="10pt" style:font-size-asian="10pt"/>
    </style:style>
    <style:style style:name="T88" style:family="text">
      <style:text-properties fo:color="#000080" style:font-name="JetBrains Mono" fo:font-size="10pt" style:font-size-asian="10pt"/>
    </style:style>
    <style:style style:name="T89" style:family="text">
      <style:text-properties fo:color="#000080" style:font-name="JetBrains Mono" fo:font-size="10pt" fo:font-style="normal" style:font-size-asian="10pt" style:font-style-asian="normal"/>
    </style:style>
    <style:style style:name="T90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91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92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93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94" style:family="text">
      <style:text-properties fo:color="#008080" style:font-name="Menlo" fo:font-weight="bold" style:font-weight-asian="bold" style:font-name-complex="Menlo" style:font-weight-complex="bold"/>
    </style:style>
    <style:style style:name="T95" style:family="text">
      <style:text-properties fo:color="#008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96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97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98" style:family="text">
      <style:text-properties fo:color="#008080" fo:font-style="normal" fo:font-weight="bold" style:font-style-asian="normal" style:font-weight-asian="bold"/>
    </style:style>
    <style:style style:name="T99" style:family="text">
      <style:text-properties fo:color="#008080" style:font-name="Menlo1" fo:language="en" fo:country="US" fo:font-style="normal" fo:font-weight="bold" officeooo:rsid="000e9ae7" style:font-style-asian="normal" style:font-weight-asian="bold" style:font-name-complex="Calibri1" style:font-weight-complex="normal"/>
    </style:style>
    <style:style style:name="T100" style:family="text">
      <style:text-properties fo:color="#008080" style:font-name="Menlo1" fo:font-size="9pt" fo:language="en" fo:country="US" fo:font-style="normal" fo:font-weight="bold" officeooo:rsid="00211be0" style:font-size-asian="9pt" style:font-style-asian="normal" style:font-weight-asian="bold" style:font-name-complex="Calibri1" style:font-size-complex="9pt" style:font-weight-complex="normal"/>
    </style:style>
    <style:style style:name="T101" style:family="text">
      <style:text-properties fo:color="#008080" style:font-name="Menlo1" fo:font-size="9pt" fo:language="en" fo:country="US" fo:font-style="italic" fo:font-weight="bold" officeooo:rsid="00211be0" style:font-size-asian="9pt" style:font-style-asian="italic" style:font-weight-asian="bold" style:font-name-complex="Calibri1" style:font-size-complex="9pt" style:font-style-complex="italic" style:font-weight-complex="normal"/>
    </style:style>
    <style:style style:name="T102" style:family="text">
      <style:text-properties fo:color="#008080" style:font-name="Menlo1" fo:font-size="9pt" fo:font-style="normal" fo:font-weight="bold" style:font-size-asian="9pt" style:font-style-asian="normal" style:font-weight-asian="bold" style:font-size-complex="9pt"/>
    </style:style>
    <style:style style:name="T103" style:family="text">
      <style:text-properties fo:color="#008080" fo:font-weight="bold" style:font-weight-asian="bold"/>
    </style:style>
    <style:style style:name="T104" style:family="text">
      <style:text-properties fo:color="#008080" fo:font-weight="bold" style:font-weight-asian="bold" style:font-style-complex="normal"/>
    </style:style>
    <style:style style:name="T105" style:family="text">
      <style:text-properties fo:color="#008080" fo:font-weight="bold" officeooo:rsid="000e9ae7" style:font-weight-asian="bold"/>
    </style:style>
    <style:style style:name="T106" style:family="text">
      <style:text-properties fo:color="#008080" style:font-name="JetBrains Mono" fo:font-size="10pt" fo:font-weight="bold" style:font-size-asian="10pt" style:font-weight-asian="bold"/>
    </style:style>
    <style:style style:name="T107" style:family="text">
      <style:text-properties fo:color="#008080" style:font-name="JetBrains Mono" fo:font-size="10pt" fo:font-weight="bold" style:font-size-asian="10pt" style:font-weight-asian="bold"/>
    </style:style>
    <style:style style:name="T108" style:family="text">
      <style:text-properties fo:color="#008080" style:font-name="JetBrains Mono" fo:font-size="10pt" fo:font-style="normal" fo:font-weight="bold" style:font-size-asian="10pt" style:font-style-asian="normal" style:font-weight-asian="bold"/>
    </style:style>
    <style:style style:name="T109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110" style:family="text">
      <style:text-properties fo:color="#660099" style:font-name="Menlo" fo:language="en" fo:country="US" style:font-name-complex="Menlo"/>
    </style:style>
    <style:style style:name="T111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112" style:family="text">
      <style:text-properties fo:color="#660099" fo:font-style="normal" fo:font-weight="normal" style:font-style-asian="normal" style:font-weight-asian="normal"/>
    </style:style>
    <style:style style:name="T113" style:family="text">
      <style:text-properties fo:color="#660099" officeooo:rsid="000e9ae7"/>
    </style:style>
    <style:style style:name="T114" style:family="text">
      <style:text-properties fo:color="#660099" style:font-name="JetBrains Mono" fo:font-size="10pt" style:font-size-asian="10pt"/>
    </style:style>
    <style:style style:name="T115" style:family="text">
      <style:text-properties fo:color="#660099" style:font-name="JetBrains Mono" fo:font-size="10pt" style:font-size-asian="10pt"/>
    </style:style>
    <style:style style:name="T116" style:family="text">
      <style:text-properties fo:color="#660099" style:font-name="JetBrains Mono" fo:font-size="10pt" fo:font-style="normal" fo:font-weight="normal" style:font-size-asian="10pt" style:font-style-asian="normal" style:font-weight-asian="normal"/>
    </style:style>
    <style:style style:name="T117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118" style:family="text"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T119" style:family="text">
      <style:text-properties fo:color="#808080" style:font-name="Menlo" fo:language="en" fo:country="US" style:font-name-complex="Menlo"/>
    </style:style>
    <style:style style:name="T120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121" style:family="text">
      <style:text-properties fo:color="#808080" style:font-name="Menlo" fo:font-size="9pt" fo:language="en" fo:country="US" fo:font-style="italic" style:font-size-asian="9pt" style:font-style-asian="italic" style:font-name-complex="Menlo" style:font-size-complex="9pt" style:font-style-complex="italic"/>
    </style:style>
    <style:style style:name="T122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123" style:family="text">
      <style:text-properties fo:color="#808080" style:font-name="JetBrains Mono" fo:font-size="10pt" style:font-size-asian="10pt"/>
    </style:style>
    <style:style style:name="T124" style:family="text">
      <style:text-properties fo:color="#808080" style:font-name="JetBrains Mono" fo:font-size="10pt" style:font-size-asian="10pt"/>
    </style:style>
    <style:style style:name="T125" style:family="text">
      <style:text-properties style:font-name="Calibri Light" fo:font-size="12pt" fo:language="en" fo:country="US" style:font-size-asian="12pt" style:font-name-complex="Calibri Light" style:font-size-complex="12pt"/>
    </style:style>
    <style:style style:name="T126" style:family="text">
      <style:text-properties style:font-name="Calibri Light" fo:font-weight="bold" style:font-weight-asian="bold" style:font-name-complex="Calibri Light"/>
    </style:style>
    <style:style style:name="T127" style:family="text">
      <style:text-properties style:font-name="Calibri Light" fo:language="en" fo:country="US" fo:font-weight="bold" style:font-weight-asian="bold" style:font-name-complex="Calibri Light"/>
    </style:style>
    <style:style style:name="T128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129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30" style:family="text">
      <style:text-properties fo:color="#0000ff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31" style:family="text">
      <style:text-properties fo:color="#0000ff" style:font-name="Menlo" fo:font-size="10pt" style:font-size-asian="10pt" style:font-name-complex="Menlo" style:font-size-complex="10pt"/>
    </style:style>
    <style:style style:name="T132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33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134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35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36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37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38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39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40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41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42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43" style:family="text">
      <style:text-properties fo:color="#94558d" style:font-name="Menlo" fo:font-size="10pt" style:font-size-asian="10pt" style:font-name-complex="Menlo" style:font-size-complex="10pt"/>
    </style:style>
    <style:style style:name="T144" style:family="text">
      <style:text-properties fo:color="#94558d" style:font-name="Menlo" fo:font-size="9pt" fo:language="en" fo:country="US" style:font-size-asian="9pt" style:font-name-complex="Menlo" style:font-size-complex="9pt"/>
    </style:style>
    <style:style style:name="T145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46" style:family="text">
      <style:text-properties fo:color="#94558d" fo:font-style="normal" fo:font-weight="normal" style:font-style-asian="normal" style:font-weight-asian="normal"/>
    </style:style>
    <style:style style:name="T147" style:family="text">
      <style:text-properties fo:color="#94558d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48" style:family="text">
      <style:text-properties fo:color="#94558d" style:font-name="JetBrains Mono" fo:font-size="10pt" style:font-size-asian="10pt"/>
    </style:style>
    <style:style style:name="T149" style:family="text">
      <style:text-properties fo:color="#94558d" style:font-name="JetBrains Mono" fo:font-size="10pt" style:font-size-asian="10pt"/>
    </style:style>
    <style:style style:name="T150" style:family="text">
      <style:text-properties fo:color="#94558d" style:font-name="JetBrains Mono" fo:font-size="10pt" fo:font-style="normal" style:font-size-asian="10pt" style:font-style-asian="normal"/>
    </style:style>
    <style:style style:name="T151" style:family="text">
      <style:text-properties fo:color="#111111" style:font-name="Arial" fo:font-size="11.5pt" style:font-size-asian="11.5pt" style:font-name-complex="Arial" style:font-size-complex="11.5pt"/>
    </style:style>
    <style:style style:name="T152" style:family="text">
      <style:text-properties fo:color="#bababa" style:font-name="Courier New" fo:font-size="10pt" fo:background-color="#2b2b2b" loext:char-shading-value="0" style:font-size-asian="10pt" style:font-name-complex="Courier New" style:font-size-complex="10pt"/>
    </style:style>
    <style:style style:name="T153" style:family="text">
      <style:text-properties fo:color="#234f32" style:font-name="Courier New" fo:font-size="10pt" style:font-size-asian="10pt" style:font-name-complex="Courier New" style:font-size-complex="10pt"/>
    </style:style>
    <style:style style:name="T154" style:family="text">
      <style:text-properties fo:color="#234f32" style:font-name="Courier New" fo:font-size="10pt" style:font-name-asian="Nimbus Mono L" style:font-size-asian="10pt" style:font-name-complex="Courier New" style:font-size-complex="10pt"/>
    </style:style>
    <style:style style:name="T155" style:family="text">
      <style:text-properties fo:color="#234f32" style:font-name="Calibri1" style:font-name-complex="Calibri1"/>
    </style:style>
    <style:style style:name="T156" style:family="text">
      <style:text-properties fo:language="en" fo:country="US"/>
    </style:style>
    <style:style style:name="T157" style:family="text">
      <style:text-properties fo:language="en" fo:country="US" fo:font-weight="bold" style:font-weight-asian="bold"/>
    </style:style>
    <style:style style:name="T158" style:family="text">
      <style:text-properties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159" style:family="text">
      <style:text-properties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160" style:family="text">
      <style:text-properties fo:color="#139fd7" style:font-name="Arial" fo:font-size="10.5pt" style:font-size-asian="10.5pt" style:font-name-complex="Arial" style:font-size-complex="10.5pt"/>
    </style:style>
    <style:style style:name="T161" style:family="text">
      <style:text-properties fo:color="#bd2130" style:font-name="Calibri1" fo:font-size="10pt" style:font-size-asian="10pt" style:font-name-complex="Calibri1" style:font-size-complex="10pt"/>
    </style:style>
    <style:style style:name="T162" style:family="text">
      <style:text-properties fo:color="#bd2130" style:font-name="Calibri1" style:font-name-complex="Calibri1"/>
    </style:style>
    <style:style style:name="T163" style:family="text">
      <style:text-properties fo:color="#212529" style:font-name="Calibri1" style:font-name-complex="Calibri1"/>
    </style:style>
    <style:style style:name="T164" style:family="text">
      <style:text-properties style:font-name="Calibri1" fo:font-size="12pt" fo:language="en" fo:country="US" style:font-name-asian="Noto Sans CJK SC Regular" style:font-size-asian="12pt" style:font-name-complex="Calibri1" style:font-size-complex="12pt"/>
    </style:style>
    <style:style style:name="T165" style:family="text">
      <style:text-properties style:font-name="Calibri1" fo:font-size="12pt" fo:language="en" fo:country="US" style:font-size-asian="12pt" style:font-name-complex="Calibri1" style:font-size-complex="12pt"/>
    </style:style>
    <style:style style:name="T166" style:family="text">
      <style:text-properties style:font-name="Calibri1" fo:font-size="12pt" style:font-name-asian="Noto Sans CJK SC Regular" style:font-size-asian="12pt" style:font-name-complex="Calibri1" style:font-size-complex="12pt"/>
    </style:style>
    <style:style style:name="T167" style:family="text">
      <style:text-properties style:font-name="Calibri1" fo:language="en" fo:country="US" style:font-name-complex="Calibri1"/>
    </style:style>
    <style:style style:name="T168" style:family="text">
      <style:text-properties style:font-name="Calibri1" fo:font-size="14pt" fo:font-weight="bold" style:font-size-asian="14pt" style:font-weight-asian="bold" style:font-name-complex="Calibri1" style:font-size-complex="14pt"/>
    </style:style>
    <style:style style:name="T169" style:family="text">
      <style:text-properties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170" style:family="text">
      <style:text-properties style:font-name="Calibri1" fo:font-size="14pt" fo:language="en" fo:country="US" style:font-size-asian="14pt" style:font-name-complex="Calibri1" style:font-size-complex="14pt"/>
    </style:style>
    <style:style style:name="T171" style:family="text">
      <style:text-properties style:font-name="Calibri1" style:font-name-complex="Calibri1"/>
    </style:style>
    <style:style style:name="T172" style:family="text">
      <style:text-properties fo:color="#bb8844" fo:font-size="12pt" fo:language="en" fo:country="US" style:font-size-asian="12pt" style:font-size-complex="12pt"/>
    </style:style>
    <style:style style:name="T173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74" style:family="text">
      <style:text-properties fo:color="#2b91af" style:font-name="inherit" fo:language="en" fo:country="US" style:font-name-complex="Consolas"/>
    </style:style>
    <style:style style:name="T175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76" style:family="text">
      <style:text-properties style:font-name="inherit" fo:language="en" fo:country="US" style:font-name-complex="Consolas"/>
    </style:style>
    <style:style style:name="T177" style:family="text">
      <style:text-properties style:font-name="inherit" fo:font-size="10pt" fo:language="en" fo:country="US" style:font-size-asian="10pt" style:font-name-complex="Consolas" style:font-size-complex="10pt"/>
    </style:style>
    <style:style style:name="T178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79" style:family="text">
      <style:text-properties fo:font-weight="normal" style:font-weight-asian="normal" style:font-weight-complex="normal"/>
    </style:style>
    <style:style style:name="T180" style:family="text">
      <style:text-properties fo:color="#333333" style:font-name="Arial" fo:letter-spacing="-0.002cm" fo:background-color="#ffffff" loext:char-shading-value="0" style:font-name-complex="Arial"/>
    </style:style>
    <style:style style:name="T181" style:family="text">
      <style:text-properties fo:color="#333333" style:font-name="Arial" fo:letter-spacing="-0.002cm" style:font-name-complex="Arial"/>
    </style:style>
    <style:style style:name="T182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83" style:family="text">
      <style:text-properties fo:color="#333333" style:font-name="Consolas" fo:letter-spacing="-0.002cm" fo:language="en" fo:country="US" style:font-name-complex="Consolas"/>
    </style:style>
    <style:style style:name="T184" style:family="text">
      <style:text-properties fo:color="#333333" style:font-name="Consolas" fo:letter-spacing="-0.002cm" style:font-name-complex="Consolas"/>
    </style:style>
    <style:style style:name="T185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86" style:family="text">
      <style:text-properties fo:color="#333333" style:font-name="Palatino" fo:letter-spacing="-0.002cm" fo:font-weight="bold" style:font-weight-asian="bold" style:font-weight-complex="bold"/>
    </style:style>
    <style:style style:name="T187" style:family="text">
      <style:text-properties fo:color="#333333" style:font-name="Palatino" fo:letter-spacing="-0.002cm" fo:background-color="#fff3d4" loext:char-shading-value="0"/>
    </style:style>
    <style:style style:name="T188" style:family="text">
      <style:text-properties fo:color="#3d7e9a" style:font-name="Arial" fo:letter-spacing="-0.002cm" style:font-name-complex="Arial"/>
    </style:style>
    <style:style style:name="T189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190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191" style:family="text">
      <style:text-properties fo:color="#dd4a68" style:font-name="Consolas" fo:letter-spacing="-0.002cm" style:font-name-complex="Consolas"/>
    </style:style>
    <style:style style:name="T192" style:family="text">
      <style:text-properties fo:color="#dd4a68" style:font-name="Consolas" fo:letter-spacing="-0.002cm" fo:language="en" fo:country="US" style:font-name-complex="Consolas"/>
    </style:style>
    <style:style style:name="T193" style:family="text">
      <style:text-properties fo:color="#990055" style:font-name="Consolas" fo:letter-spacing="-0.002cm" fo:language="en" fo:country="US" style:font-name-complex="Consolas"/>
    </style:style>
    <style:style style:name="T194" style:family="text">
      <style:text-properties fo:color="#708090" style:font-name="Consolas" fo:letter-spacing="-0.002cm" fo:language="en" fo:country="US" style:font-name-complex="Consolas"/>
    </style:style>
    <style:style style:name="T195" style:family="text">
      <style:text-properties fo:color="#444444" style:font-name="Calibri1" fo:background-color="#ffffff" loext:char-shading-value="0" style:font-name-complex="Calibri1"/>
    </style:style>
    <style:style style:name="T196" style:family="text">
      <style:text-properties fo:color="#444444" style:font-name="Calibri1" fo:font-style="italic" style:font-style-asian="italic" style:font-name-complex="Calibri1" style:font-style-complex="italic"/>
    </style:style>
    <style:style style:name="T197" style:family="text">
      <style:text-properties fo:color="#444444" style:font-name="Calibri1" style:font-name-complex="Calibri1"/>
    </style:style>
    <style:style style:name="T198" style:family="text">
      <style:text-properties fo:color="#444444" style:font-name="Calibri1" fo:font-weight="bold" style:font-weight-asian="bold" style:font-name-complex="Calibri1" style:font-weight-complex="bold"/>
    </style:style>
    <style:style style:name="T199" style:family="text">
      <style:text-properties fo:color="#0033b3"/>
    </style:style>
    <style:style style:name="T200" style:family="text">
      <style:text-properties fo:color="#0033b3" fo:font-style="normal" style:font-style-asian="normal"/>
    </style:style>
    <style:style style:name="T201" style:family="text">
      <style:text-properties fo:color="#0033b3" fo:font-style="normal" fo:font-weight="normal" style:font-style-asian="normal" style:font-weight-asian="normal"/>
    </style:style>
    <style:style style:name="T202" style:family="text">
      <style:text-properties fo:color="#0033b3" fo:font-style="normal" fo:font-weight="normal" style:font-style-asian="normal" style:font-weight-asian="normal" style:font-style-complex="normal"/>
    </style:style>
    <style:style style:name="T203" style:family="text">
      <style:text-properties fo:color="#0033b3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04" style:family="text">
      <style:text-properties fo:color="#0033b3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205" style:family="text">
      <style:text-properties fo:color="#0033b3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06" style:family="text">
      <style:text-properties fo:color="#0033b3" officeooo:rsid="000e9ae7"/>
    </style:style>
    <style:style style:name="T207" style:family="text">
      <style:text-properties fo:color="#0033b3" style:font-name="JetBrains Mono"/>
    </style:style>
    <style:style style:name="T208" style:family="text">
      <style:text-properties fo:color="#0033b3" style:font-name="JetBrains Mono" fo:font-size="10pt" style:font-size-asian="10pt"/>
    </style:style>
    <style:style style:name="T209" style:family="text">
      <style:text-properties fo:color="#0033b3" style:font-name="JetBrains Mono" fo:font-size="10pt" style:font-size-asian="10pt"/>
    </style:style>
    <style:style style:name="T210" style:family="text">
      <style:text-properties fo:color="#0033b3" style:font-name="JetBrains Mono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11" style:family="text">
      <style:text-properties fo:color="#0033b3" style:font-name="JetBrains Mono" fo:font-size="10pt" fo:font-style="normal" style:font-size-asian="10pt" style:font-style-asian="normal"/>
    </style:style>
    <style:style style:name="T212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213" style:family="text">
      <style:text-properties fo:color="#0033b3" style:font-name="JetBrains Mono1" fo:font-size="10pt" fo:language="en" fo:country="US" fo:font-style="normal" fo:font-weight="normal" style:font-size-asian="10pt" style:font-style-asian="normal" style:font-weight-asian="normal" style:font-name-complex="Calibri1" style:font-size-complex="14pt"/>
    </style:style>
    <style:style style:name="T214" style:family="text">
      <style:text-properties fo:color="#0033b3" style:font-name="JetBrains Mono2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15" style:family="text">
      <style:text-properties fo:color="#080808"/>
    </style:style>
    <style:style style:name="T216" style:family="text">
      <style:text-properties fo:color="#080808" fo:font-style="normal" style:font-style-asian="normal"/>
    </style:style>
    <style:style style:name="T217" style:family="text">
      <style:text-properties fo:color="#080808" fo:font-style="normal" fo:font-weight="normal" style:font-style-asian="normal" style:font-weight-asian="normal"/>
    </style:style>
    <style:style style:name="T218" style:family="text">
      <style:text-properties fo:color="#080808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19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220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21" style:family="text">
      <style:text-properties fo:color="#080808" style:font-name="Menlo1" fo:font-size="9pt" fo:font-style="normal" fo:font-weight="normal" style:font-size-asian="9pt" style:font-style-asian="normal" style:font-weight-asian="normal" style:font-size-complex="9pt"/>
    </style:style>
    <style:style style:name="T222" style:family="text">
      <style:text-properties fo:color="#080808" fo:language="en" fo:country="US" fo:font-style="normal" fo:font-weight="normal" style:font-style-asian="normal" style:font-weight-asian="normal" style:font-name-complex="Calibri1" style:font-weight-complex="normal"/>
    </style:style>
    <style:style style:name="T223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24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25" style:family="text">
      <style:text-properties fo:color="#080808" style:font-name="Liberation Serif" fo:font-size="12pt" fo:language="en" fo:country="US" fo:font-style="normal" fo:font-weight="normal" officeooo:rsid="00211be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26" style:family="text">
      <style:text-properties fo:color="#080808" style:font-name="Liberation Serif" fo:font-size="12pt" fo:language="en" fo:country="US" fo:font-style="normal" fo:font-weight="normal" officeooo:rsid="00282a9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27" style:family="text">
      <style:text-properties fo:color="#080808" style:font-name="JetBrains Mono"/>
    </style:style>
    <style:style style:name="T228" style:family="text">
      <style:text-properties fo:color="#080808" style:font-name="JetBrains Mono" fo:font-size="10pt" style:font-size-asian="10pt"/>
    </style:style>
    <style:style style:name="T229" style:family="text">
      <style:text-properties fo:color="#080808" style:font-name="JetBrains Mono" fo:font-size="10pt" style:font-size-asian="10pt"/>
    </style:style>
    <style:style style:name="T230" style:family="text">
      <style:text-properties fo:color="#080808" style:font-name="JetBrains Mono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31" style:family="text">
      <style:text-properties fo:color="#080808" style:font-name="JetBrains Mono" fo:font-size="10pt" fo:font-style="normal" style:font-size-asian="10pt" style:font-style-asian="normal"/>
    </style:style>
    <style:style style:name="T232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233" style:family="text">
      <style:text-properties fo:color="#080808" style:font-name="JetBrains Mono2" fo:font-size="10pt" fo:language="en" fo:country="US" fo:font-style="normal" fo:font-weight="normal" style:font-size-asian="10pt" style:font-style-asian="normal" style:font-weight-asian="normal" style:font-name-complex="Menlo"/>
    </style:style>
    <style:style style:name="T234" style:family="text">
      <style:text-properties fo:color="#080808" style:font-name="JetBrains Mono2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35" style:family="text">
      <style:text-properties fo:color="#8c8c8c" fo:font-style="italic" style:font-style-asian="italic"/>
    </style:style>
    <style:style style:name="T236" style:family="text">
      <style:text-properties fo:color="#8c8c8c" fo:font-style="italic" fo:font-weight="normal" style:font-style-asian="italic" style:font-weight-asian="normal"/>
    </style:style>
    <style:style style:name="T237" style:family="text">
      <style:text-properties fo:color="#8c8c8c" style:font-name="Menlo1" fo:language="en" fo:country="US" fo:font-style="normal" fo:font-weight="normal" officeooo:rsid="00110012" style:font-style-asian="normal" style:font-weight-asian="normal" style:font-name-complex="Calibri1" style:font-style-complex="normal" style:font-weight-complex="normal"/>
    </style:style>
    <style:style style:name="T238" style:family="text">
      <style:text-properties fo:color="#8c8c8c" style:font-name="Menlo1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39" style:family="text">
      <style:text-properties fo:color="#8c8c8c" style:font-name="Menlo1" fo:language="en" fo:country="US" fo:font-style="italic" fo:font-weight="normal" officeooo:rsid="000e9ae7" style:font-style-asian="italic" style:font-weight-asian="normal" style:font-name-complex="Calibri1" style:font-weight-complex="normal"/>
    </style:style>
    <style:style style:name="T240" style:family="text">
      <style:text-properties fo:color="#8c8c8c" style:font-name="Menlo1" fo:font-style="normal" fo:font-weight="normal" style:font-style-asian="normal" style:font-weight-asian="normal" style:font-style-complex="normal"/>
    </style:style>
    <style:style style:name="T241" style:family="text">
      <style:text-properties fo:color="#8c8c8c" style:font-name="Menlo1" fo:font-style="normal" fo:font-weight="normal" officeooo:rsid="00110012" style:font-style-asian="normal" style:font-weight-asian="normal" style:font-style-complex="normal"/>
    </style:style>
    <style:style style:name="T242" style:family="text">
      <style:text-properties fo:color="#8c8c8c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43" style:family="text">
      <style:text-properties fo:color="#8c8c8c" style:font-name="Menlo1" fo:font-size="9pt" fo:language="en" fo:country="US" fo:font-style="normal" fo:font-weight="normal" officeooo:rsid="0024029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44" style:family="text">
      <style:text-properties fo:color="#8c8c8c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45" style:family="text">
      <style:text-properties fo:color="#8c8c8c" style:font-name="Menlo1" fo:font-size="9pt" fo:language="en" fo:country="US" fo:font-style="normal" fo:font-weight="normal" officeooo: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46" style:family="text">
      <style:text-properties fo:color="#8c8c8c" style:font-name="Menlo1" fo:font-size="9pt" fo:language="en" fo:country="US" fo:font-style="italic" fo:font-weight="normal" officeooo:rsid="00211be0" style:font-size-asian="9pt" style:font-style-asian="italic" style:font-weight-asian="normal" style:font-name-complex="Calibri1" style:font-size-complex="9pt" style:font-weight-complex="normal"/>
    </style:style>
    <style:style style:name="T247" style:family="text">
      <style:text-properties fo:color="#8c8c8c" style:font-name="Menlo1" fo:font-size="9pt" fo:font-style="normal" fo:font-weight="normal" style:font-size-asian="9pt" style:font-style-asian="normal" style:font-weight-asian="normal" style:font-size-complex="9pt" style:font-style-complex="normal"/>
    </style:style>
    <style:style style:name="T248" style:family="text">
      <style:text-properties fo:color="#8c8c8c" fo:font-style="normal" style:font-style-asian="normal" style:font-style-complex="normal"/>
    </style:style>
    <style:style style:name="T249" style:family="text">
      <style:text-properties fo:color="#8c8c8c" fo:font-style="normal" officeooo:rsid="00110012" style:font-style-asian="normal" style:font-style-complex="normal"/>
    </style:style>
    <style:style style:name="T250" style:family="text">
      <style:text-properties fo:color="#8c8c8c" fo:font-style="normal" officeooo:rsid="0016282a" style:font-style-asian="normal" style:font-style-complex="normal"/>
    </style:style>
    <style:style style:name="T251" style:family="text">
      <style:text-properties fo:color="#8c8c8c" fo:font-style="normal" fo:font-weight="normal" style:font-style-asian="normal" style:font-weight-asian="normal" style:font-style-complex="normal"/>
    </style:style>
    <style:style style:name="T252" style:family="text">
      <style:text-properties fo:color="#8c8c8c" fo:font-style="normal" fo:font-weight="normal" officeooo:rsid="00110012" style:font-style-asian="normal" style:font-weight-asian="normal" style:font-style-complex="normal"/>
    </style:style>
    <style:style style:name="T253" style:family="text">
      <style:text-properties fo:color="#8c8c8c" fo:font-style="normal" fo:font-weight="normal" officeooo:rsid="001c01c7" style:font-style-asian="normal" style:font-weight-asian="normal" style:font-style-complex="normal"/>
    </style:style>
    <style:style style:name="T254" style:family="text">
      <style:text-properties fo:color="#8c8c8c" style:font-style-complex="normal"/>
    </style:style>
    <style:style style:name="T255" style:family="text">
      <style:text-properties fo:color="#8c8c8c" officeooo:rsid="000e9ae7" style:font-style-complex="normal"/>
    </style:style>
    <style:style style:name="T256" style:family="text">
      <style:text-properties fo:color="#8c8c8c" style:font-name="JetBrains Mono" fo:font-style="italic" style:font-style-asian="italic"/>
    </style:style>
    <style:style style:name="T257" style:family="text">
      <style:text-properties fo:color="#8c8c8c" style:font-name="JetBrains Mono" fo:font-size="10pt" fo:font-style="italic" style:font-size-asian="10pt" style:font-style-asian="italic"/>
    </style:style>
    <style:style style:name="T258" style:family="text">
      <style:text-properties fo:color="#8c8c8c" style:font-name="JetBrains Mono" fo:font-size="10pt" fo:font-style="italic" style:font-size-asian="10pt" style:font-style-asian="italic"/>
    </style:style>
    <style:style style:name="T259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260" style:family="text">
      <style:text-properties fo:color="#8c8c8c" style:font-name="JetBrains Mono1" fo:font-size="10pt" fo:language="en" fo:country="US" fo:font-style="italic" fo:font-weight="normal" officeooo:rsid="0041abdb" style:font-size-asian="10pt" style:font-style-asian="italic" style:font-weight-asian="normal" style:font-name-complex="Calibri1" style:font-size-complex="14pt"/>
    </style:style>
    <style:style style:name="T261" style:family="text">
      <style:text-properties style:font-name="Menlo1" fo:font-style="normal" style:font-style-asian="normal" style:font-style-complex="normal"/>
    </style:style>
    <style:style style:name="T262" style:family="text">
      <style:text-properties style:font-name="Menlo1" fo:language="en" fo:country="US" fo:font-weight="normal" officeooo:rsid="000e9ae7" style:font-weight-asian="normal" style:font-name-complex="Calibri1" style:font-weight-complex="normal"/>
    </style:style>
    <style:style style:name="T263" style:family="text">
      <style:text-properties style:font-name="Menlo1" fo:font-size="9pt" style:font-size-asian="9pt" style:font-size-complex="9pt"/>
    </style:style>
    <style:style style:name="T264" style:family="text">
      <style:text-properties style:font-name="Menlo1" fo:font-size="9pt" fo:font-style="italic" style:font-size-asian="9pt" style:font-style-asian="italic" style:font-size-complex="9pt" style:font-style-complex="italic"/>
    </style:style>
    <style:style style:name="T265" style:family="text">
      <style:text-properties style:font-name="Menlo1" fo:font-size="9pt" fo:font-style="normal" style:font-size-asian="9pt" style:font-style-asian="normal" style:font-size-complex="9pt" style:font-style-complex="normal"/>
    </style:style>
    <style:style style:name="T266" style:family="text">
      <style:text-properties fo:font-style="normal" style:font-style-asian="normal" style:font-style-complex="normal"/>
    </style:style>
    <style:style style:name="T267" style:family="text">
      <style:text-properties fo:color="#1750eb"/>
    </style:style>
    <style:style style:name="T268" style:family="text">
      <style:text-properties fo:color="#1750eb" fo:font-style="normal" fo:font-weight="normal" style:font-style-asian="normal" style:font-weight-asian="normal"/>
    </style:style>
    <style:style style:name="T269" style:family="text">
      <style:text-properties fo:color="#1750eb" style:font-name="JetBrains Mono" fo:font-size="10pt" style:font-size-asian="10pt"/>
    </style:style>
    <style:style style:name="T270" style:family="text">
      <style:text-properties fo:font-style="italic" style:font-style-asian="italic"/>
    </style:style>
    <style:style style:name="T271" style:family="text">
      <style:text-properties style:font-style-complex="normal"/>
    </style:style>
    <style:style style:name="T272" style:family="text">
      <style:text-properties officeooo:rsid="000e9ae7"/>
    </style:style>
    <style:style style:name="T273" style:family="text">
      <style:text-properties officeooo:rsid="00347eb2"/>
    </style:style>
    <style:style style:name="T274" style:family="text">
      <style:text-properties fo:color="#174ad4" style:font-name="JetBrains Mono"/>
    </style:style>
    <style:style style:name="T275" style:family="text">
      <style:text-properties fo:color="#174ad4" style:font-name="JetBrains Mono" fo:font-size="10pt" style:font-size-asian="10pt"/>
    </style:style>
    <style:style style:name="T276" style:family="text">
      <style:text-properties fo:color="#067d17" style:font-name="JetBrains Mono"/>
    </style:style>
    <style:style style:name="T277" style:family="text">
      <style:text-properties fo:color="#067d17" style:font-name="JetBrains Mono" fo:font-size="10pt" style:font-size-asian="10pt"/>
    </style:style>
    <style:style style:name="T278" style:family="text">
      <style:text-properties style:font-name="JetBrains Mono" fo:font-size="10pt" style:font-size-asian="10pt"/>
    </style:style>
    <style:style style:name="T279" style:family="text">
      <style:text-properties fo:color="#0037a6" style:font-name="JetBrains Mono" fo:font-size="10pt" style:font-size-asian="10pt"/>
    </style:style>
    <style:style style:name="T280" style:family="text">
      <style:text-properties fo:font-variant="normal" fo:text-transform="none" fo:color="#000000" style:font-name="Liberation Serif" fo:letter-spacing="normal" fo:language="en" fo:country="US" fo:font-style="normal" style:font-style-asian="normal" style:font-name-complex="Calibri1" style:font-style-complex="normal"/>
    </style:style>
    <style:style style:name="T281" style:family="text">
      <style:text-properties fo:font-variant="normal" fo:text-transform="none" fo:color="#000000" style:font-name="Liberation Serif" fo:letter-spacing="normal" fo:language="en" fo:country="US" fo:font-style="normal" officeooo:rsid="003f9dde" style:font-style-asian="normal" style:font-name-complex="Calibri1" style:font-style-complex="normal"/>
    </style:style>
    <style:style style:name="T282" style:family="text">
      <style:text-properties fo:font-variant="normal" fo:text-transform="none" fo:color="#000000" style:font-name="Liberation Serif" fo:letter-spacing="normal" fo:language="en" fo:country="US" fo:font-style="normal" officeooo:rsid="003e3fd0" style:font-style-asian="normal" style:font-name-complex="Calibri1" style:font-style-complex="normal"/>
    </style:style>
    <style:style style:name="T283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style:text-blinking="false" fo:background-color="#fafbfc" loext:char-shading-value="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284" style:family="text">
      <style:text-properties fo:font-variant="normal" fo:text-transform="none" fo:color="#0033b3" style:font-name="JetBrains Mono" fo:font-size="10pt" fo:letter-spacing="normal" fo:language="en" fo:country="US" fo:font-style="normal" officeooo:rsid="003e3fd0" style:font-size-asian="10pt" style:font-style-asian="normal" style:font-name-complex="Calibri1" style:font-size-complex="14pt" style:font-style-complex="normal"/>
    </style:style>
    <style:style style:name="T285" style:family="text">
      <style:text-properties fo:font-variant="normal" fo:text-transform="none" style:text-line-through-style="none" style:text-line-through-type="none" fo:letter-spacing="normal" style:text-underline-style="none" fo:font-weight="normal" style:text-blinking="false" fo:background-color="#fafbfc" loext:char-shading-value="0" style:font-weight-asian="normal" style:font-weight-complex="normal"/>
    </style:style>
    <style:style style:name="T286" style:family="text">
      <style:text-properties style:font-name="Menlo" fo:font-size="10pt" style:font-size-asian="10pt" style:font-name-complex="Menlo" style:font-size-complex="10pt"/>
    </style:style>
    <style:style style:name="T287" style:family="text">
      <style:text-properties officeooo:rsid="004185ab"/>
    </style:style>
    <style:style style:name="T288" style:family="text">
      <style:text-properties officeooo:rsid="0042dcc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2"><text:span text:style-name="Основной_20_шрифт_20_абзаца"><text:span text:style-name="T1">Конспект</text:span></text:span><text:span text:style-name="Основной_20_шрифт_20_абзаца"><text:span text:style-name="T2"> Django</text:span></text:span></text:p>
      <text:p text:style-name="P1"/>
      <text:p text:style-name="P2">django-admin startproject mysite</text:p>
      <text:p text:style-name="P2"/>
      <text:p text:style-name="Standard">Внешний <text:span text:style-name="Основной_20_шрифт_20_абзаца"><text:span text:style-name="T3">mysite/</text:span></text:span> корневой каталог - это контейнер для вашего проекта. Его имя не имеет значения для Джанго; Вы можете переименовать его на что угодно.</text:p>
      <text:p text:style-name="Standard">manage.py: Утилита командной строки, которая позволяет вам взаимодействовать с этим проектом Django различными способами. Вы можете прочитать все подробности manage.pyв django-admin и manage.py .</text:p>
      <text:p text:style-name="Standard"/>
      <text:p text:style-name="Standard">Внутренний <text:span text:style-name="Основной_20_шрифт_20_абзаца"><text:span text:style-name="T3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Standard"><text:span text:style-name="Основной_20_шрифт_20_абзаца"><text:span text:style-name="T3">mysite/__init__.py</text:span></text:span>: Пустой файл, который сообщает Python, что этот каталог следует рассматривать как пакет Python. Если вы новичок в Python, узнайте больше о пакетах в официальных документах Python.</text:p>
      <text:p text:style-name="Standard"/>
      <text:p text:style-name="Standard"><text:span text:style-name="Основной_20_шрифт_20_абзаца"><text:span text:style-name="T3">mysite/settings.py</text:span></text:span>: Настройки / Конфигурация для этого проекта Django. Настройки Django расскажут вам все о том, как работают настройки.</text:p>
      <text:p text:style-name="Standard">mysite/urls.py: Объявления URL для этого проекта Django; «оглавление» вашего сайта на платформе Django. Вы можете прочитать больше об URL в диспетчере URL .</text:p>
      <text:p text:style-name="Standard"/>
      <text:p text:style-name="Standard"><text:span text:style-name="Основной_20_шрифт_20_абзаца"><text:span text:style-name="T3">mysite/asgi.py</text:span></text:span>: Точка входа для ASGI-совместимых веб-серверов для обслуживания вашего проекта. Посмотрите, Как развернуть с ASGI для получения дополнительной информации.</text:p>
      <text:p text:style-name="Standard"/>
      <text:p text:style-name="Standard"><text:span text:style-name="Основной_20_шрифт_20_абзаца"><text:span text:style-name="T3">mysite/wsgi.py</text:span></text:span>: Точка входа для WSGI-совместимых веб-серверов для обслуживания вашего проекта. Посмотрите, как развернуть с WSGI для получения дополнительной информации.</text:p>
      <text:p text:style-name="Standard"/>
      <text:p text:style-name="P4">python manage.py runserver</text:p>
      <text:p text:style-name="P4"/>
      <text:p text:style-name="P4"/>
      <text:p text:style-name="P4">По умолчанию INSTALLED_APPS содержит следующие приложения, все из которых поставляются с Django:</text:p>
      <text:p text:style-name="P4">django.contrib.admin - Администратор сайта. Вы будете использовать это в ближайшее время.</text:p>
      <text:p text:style-name="P4">django.contrib.auth - Система аутентификации.</text:p>
      <text:p text:style-name="P4">django.contrib.contenttypes - Каркас для типов контента.</text:p>
      <text:p text:style-name="Standard"><text:span text:style-name="Основной_20_шрифт_20_абзаца"><text:span text:style-name="T4">django.contrib.sessions - </text:span></text:span><text:span text:style-name="Основной_20_шрифт_20_абзаца"><text:span text:style-name="T5">рамки</text:span></text:span><text:span text:style-name="Основной_20_шрифт_20_абзаца"><text:span text:style-name="T4"> </text:span></text:span><text:span text:style-name="Основной_20_шрифт_20_абзаца"><text:span text:style-name="T5">сессии</text:span></text:span><text:span text:style-name="Основной_20_шрифт_20_абзаца"><text:span text:style-name="T4">.</text:span></text:span></text:p>
      <text:p text:style-name="P4">django.contrib.messages - Система обмена сообщениями.</text:p>
      <text:p text:style-name="P4">django.contrib.staticfiles - Фреймворк для управления статическими файлами.</text:p>
      <text:p text:style-name="P4"/>
      <text:p text:style-name="Standard">Некоторые из этих приложений используют хотя бы одну таблицу базы данных, поэтому нам нужно создать таблицы в базе данных, прежде чем мы сможем их использовать. Для этого выполните следующую команду:</text:p>
      <text:p text:style-name="P4">python manage.py migrate</text:p>
      <text:p text:style-name="P4"/>
      <text:p text:style-name="P4">python manage.py makemigrations polls</text:p>
      <text:p text:style-name="Standard"/>
      <text:p text:style-name="P4"><text:soft-page-break/>Сохраняя его кратким и точным, присвойте этому полю значение по умолчанию.</text:p>
      <text:p text:style-name="Standard"><text:span text:style-name="Основной_20_шрифт_20_абзаца"><text:span text:style-name="T5">Например</text:span></text:span><text:span text:style-name="Основной_20_шрифт_20_абзаца"><text:span text:style-name="T4">:</text:span></text:span></text:p>
      <text:p text:style-name="Standard"><text:span text:style-name="Основной_20_шрифт_20_абзаца"><text:span text:style-name="T7">nickname = models.CharField(max_length=12, default=" ")</text:span></text:span></text:p>
      <text:p text:style-name="P4">и не default=True</text:p>
      <text:p text:style-name="P4"/>
      <text:p text:style-name="P4">Если это не работает, удалите миграции в папке миграции вашего приложения, кроме __init__.py</text:p>
      <text:p text:style-name="Standard"><draw:frame draw:style-name="fr2" draw:name="Изображение1" text:anchor-type="paragraph" svg:x="0cm" svg:y="0.15cm" svg:width="17cm" style:rel-width="scale" svg:height="5.069cm" style:rel-height="scale" draw:z-index="0"><draw:image xlink:href="Pictures/100000000000036B00000105DD82253321C15846.png" xlink:type="simple" xlink:show="embed" xlink:actuate="onLoad" loext:mime-type="image/png"/></draw:frame></text:p>
      <text:p text:style-name="P8">python manage.py migrate</text:p>
      <text:p text:style-name="P8">python manage.py makemigrations polls</text:p>
      <text:p text:style-name="P8">python manage.py migrate(again)</text:p>
      <text:p text:style-name="P8"/>
      <text:p text:style-name="P8"/>
      <text:p text:style-name="P4">Воспользуемся консолью Python и поиграем с API, которое предоставляет Django. Чтобы запустить консоль Python выполните:</text:p>
      <text:p text:style-name="P10">python manage.py shell</text:p>
      <text:p text:style-name="P4">Мы используем эту команду вместо просто “python”, потому что manage.py устанавливает переменную окружения DJANGO_SETTINGS_MODULE, которая указывает Django путь импорта для файла mysite/settings.py.</text:p>
      <text:p text:style-name="P4"/>
      <text:p text:style-name="P4"/>
      <text:p text:style-name="P4">После того как создали модель, ее нужно загрузить в базу данных</text:p>
      <text:p text:style-name="P11">python manage.py makemigrations</text:p>
      <text:p text:style-name="P9">python manage.py migrate</text:p>
      <text:p text:style-name="P2"/>
      <text:p text:style-name="P2"/>
      <text:p text:style-name="Standard"><text:span text:style-name="Основной_20_шрифт_20_абзаца"><text:span text:style-name="T5">Узнать</text:span></text:span><text:span text:style-name="Основной_20_шрифт_20_абзаца"><text:span text:style-name="T4"> </text:span></text:span><text:span text:style-name="Основной_20_шрифт_20_абзаца"><text:span text:style-name="T5">версию</text:span></text:span><text:span text:style-name="Основной_20_шрифт_20_абзаца"><text:span text:style-name="T4"> django</text:span></text:span></text:p>
      <text:p text:style-name="P8">python</text:p>
      <text:p text:style-name="P8">import django</text:p>
      <text:p text:style-name="P10">django.VERSION</text:p>
      <text:p text:style-name="P10"/>
      <text:p text:style-name="P12"/>
      <text:h text:style-name="P235" text:outline-level="3"/>
      <text:h text:style-name="P235" text:outline-level="3"/>
      <text:h text:style-name="P235" text:outline-level="3"/>
      <text:h text:style-name="P235" text:outline-level="3"><text:soft-page-break/>re_path</text:h>
      <text:p text:style-name="P27"><text:span text:style-name="Основной_20_шрифт_20_абзаца"><text:span text:style-name="T9">В качестве альтернативы для определения маршрутов мы можем использовать функцию </text:span></text:span><text:span text:style-name="Основной_20_шрифт_20_абзаца"><text:span text:style-name="T10">re_path()</text:span></text:span><text:span text:style-name="Основной_20_шрифт_20_абзаца"><text:span text:style-name="T9">, которая также располагается в пакете django.urls. Ее преимущесто состоит в том, что она позволяет задать адреса URL с помощью регулярных выражений.</text:span></text:span></text:p>
      <text:p text:style-name="P29"><text:span text:style-name="Основной_20_шрифт_20_абзаца"><text:span text:style-name="T12">/blog/urls.py:</text:span></text:span>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76">import </text:span></text:span><text:span text:style-name="Основной_20_шрифт_20_абзаца"><text:span text:style-name="T23">path, re_path<text:line-break/></text:span></text:span><text:span text:style-name="Основной_20_шрифт_20_абзаца"><text:span text:style-name="T76">from </text:span></text:span><text:span text:style-name="Основной_20_шрифт_20_абзаца"><text:span text:style-name="T23">. </text:span></text:span><text:span text:style-name="Основной_20_шрифт_20_абзаца"><text:span text:style-name="T76">import </text:span></text:span><text:span text:style-name="Основной_20_шрифт_20_абзаца"><text:span text:style-name="T23">views<text:line-break/><text:line-break/>urlpatterns = [<text:line-break/> <text:s text:c="3"/>re_path(</text:span></text:span><text:span text:style-name="Основной_20_шрифт_20_абзаца"><text:span text:style-name="T90">r'(\d+)/'</text:span></text:span><text:span text:style-name="Основной_20_шрифт_20_абзаца"><text:span text:style-name="T23">, views.index, </text:span></text:span><text:span text:style-name="Основной_20_шрифт_20_абзаца"><text:span text:style-name="T109">name</text:span></text:span><text:span text:style-name="Основной_20_шрифт_20_абзаца"><text:span text:style-name="T23">=</text:span></text:span><text:span text:style-name="Основной_20_шрифт_20_абзаца"><text:span text:style-name="T90">'index'</text:span></text:span><text:span text:style-name="Основной_20_шрифт_20_абзаца"><text:span text:style-name="T23">),<text:line-break/> <text:s text:c="3"/></text:span></text:span><text:span text:style-name="Основной_20_шрифт_20_абзаца"><text:span text:style-name="T117">#path('', views.index, name='index'),<text:line-break/></text:span></text:span><text:span text:style-name="Основной_20_шрифт_20_абзаца"><text:span text:style-name="T23">]</text:span></text:span></text:p>
      <text:p text:style-name="P13"/>
      <text:p text:style-name="P14">/views.py:</text:p>
      <text:p text:style-name="P68"><text:span text:style-name="Основной_20_шрифт_20_абзаца"><text:span text:style-name="T79">from </text:span></text:span><text:span text:style-name="Основной_20_шрифт_20_абзаца"><text:span text:style-name="T28">django.http </text:span></text:span><text:span text:style-name="Основной_20_шрифт_20_абзаца"><text:span text:style-name="T79">import </text:span></text:span><text:span text:style-name="Основной_20_шрифт_20_абзаца"><text:span text:style-name="T28">HttpResponse<text:line-break/><text:line-break/><text:line-break/></text:span></text:span><text:span text:style-name="Основной_20_шрифт_20_абзаца"><text:span text:style-name="T79">def </text:span></text:span><text:span text:style-name="Основной_20_шрифт_20_абзаца"><text:span text:style-name="T28">index(</text:span></text:span><text:span text:style-name="Основной_20_шрифт_20_абзаца"><text:span text:style-name="T119">request</text:span></text:span><text:span text:style-name="Основной_20_шрифт_20_абзаца"><text:span text:style-name="T28">, arg):<text:line-break/> <text:s text:c="3"/></text:span></text:span><text:span text:style-name="Основной_20_шрифт_20_абзаца"><text:span text:style-name="T79">return </text:span></text:span><text:span text:style-name="Основной_20_шрифт_20_абзаца"><text:span text:style-name="T28">HttpResponse(</text:span></text:span><text:span text:style-name="Основной_20_шрифт_20_абзаца"><text:span text:style-name="T93">f"Hello, world. You're at the blog index. </text:span></text:span><text:span text:style-name="Основной_20_шрифт_20_абзаца"><text:span text:style-name="T79">{</text:span></text:span><text:span text:style-name="Основной_20_шрифт_20_абзаца"><text:span text:style-name="T28">arg</text:span></text:span><text:span text:style-name="Основной_20_шрифт_20_абзаца"><text:span text:style-name="T79">}</text:span></text:span><text:span text:style-name="Основной_20_шрифт_20_абзаца"><text:span text:style-name="T93">"</text:span></text:span><text:span text:style-name="Основной_20_шрифт_20_абзаца"><text:span text:style-name="T28">)</text:span></text:span></text:p>
      <text:p text:style-name="P69"/>
      <text:p text:style-name="P68"><text:span text:style-name="Основной_20_шрифт_20_абзаца"><text:span text:style-name="T14">При</text:span></text:span><text:span text:style-name="Основной_20_шрифт_20_абзаца"><text:span text:style-name="T15"> </text:span></text:span><text:span text:style-name="Основной_20_шрифт_20_абзаца"><text:span text:style-name="T14">вводе</text:span></text:span><text:span text:style-name="Основной_20_шрифт_20_абзаца"><text:span text:style-name="T15"> </text:span></text:span><text:span text:style-name="Основной_20_шрифт_20_абзаца"><text:span text:style-name="T14">в</text:span></text:span><text:span text:style-name="Основной_20_шрифт_20_абзаца"><text:span text:style-name="T15"> </text:span></text:span><text:span text:style-name="Основной_20_шрифт_20_абзаца"><text:span text:style-name="T14">браузере</text:span></text:span><text:span text:style-name="Основной_20_шрифт_20_абзаца"><text:span text:style-name="T15"> URL: </text:span></text:span><text:a xlink:type="simple" xlink:href="http://127.0.0.1:8000/blog/5/" office:target-frame-name="_top" xlink:show="replace" text:style-name="Internet_20_link" text:visited-style-name="Visited_20_Internet_20_Link"><text:span text:style-name="Гиперссылка"><text:span text:style-name="T125">http://127.0.0.1:8000/blog/5/</text:span></text:span></text:a></text:p>
      <text:p text:style-name="Обычный"><text:span text:style-name="Основной_20_шрифт_20_абзаца"><text:span text:style-name="T18">Получим</text:span></text:span><text:span text:style-name="Основной_20_шрифт_20_абзаца"><text:span text:style-name="T13"> </text:span></text:span><text:span text:style-name="Основной_20_шрифт_20_абзаца"><text:span text:style-name="T18">ответ</text:span></text:span><text:span text:style-name="Основной_20_шрифт_20_абзаца"><text:span text:style-name="T13">: </text:span></text:span><text:span text:style-name="Основной_20_шрифт_20_абзаца"><text:span text:style-name="T38">Hello, world. You're at the blog index. </text:span></text:span><text:span text:style-name="Основной_20_шрифт_20_абзаца"><text:span text:style-name="T39">5</text:span></text:span></text:p>
      <text:p text:style-name="P71"/>
      <text:p text:style-name="P71"/>
      <text:p text:style-name="P71">Также можем написать вот так:</text:p>
      <text:p text:style-name="P29"><text:span text:style-name="Основной_20_шрифт_20_абзаца"><text:span text:style-name="T12">/blog/urls.py:</text:span></text:span></text:p>
      <text:p text:style-name="P68"><text:span text:style-name="Основной_20_шрифт_20_абзаца"><text:span text:style-name="T28">urlpatterns = [<text:line-break/> <text:s text:c="3"/>re_path(</text:span></text:span><text:span text:style-name="Основной_20_шрифт_20_абзаца"><text:span text:style-name="T93">r'(?P&lt;pk&gt;\d+)/'</text:span></text:span><text:span text:style-name="Основной_20_шрифт_20_абзаца"><text:span text:style-name="T28">, views.index, </text:span></text:span><text:span text:style-name="Основной_20_шрифт_20_абзаца"><text:span text:style-name="T110">name</text:span></text:span><text:span text:style-name="Основной_20_шрифт_20_абзаца"><text:span text:style-name="T28">=</text:span></text:span><text:span text:style-name="Основной_20_шрифт_20_абзаца"><text:span text:style-name="T93">'index'</text:span></text:span><text:span text:style-name="Основной_20_шрифт_20_абзаца"><text:span text:style-name="T28">),</text:span></text:span><text:span text:style-name="Основной_20_шрифт_20_абзаца"><text:span text:style-name="T120"><text:line-break/></text:span></text:span><text:span text:style-name="Основной_20_шрифт_20_абзаца"><text:span text:style-name="T28">]</text:span></text:span></text:p>
      <text:p text:style-name="P72"/>
      <text:p text:style-name="P14">/views.py:</text:p>
      <text:p text:style-name="P68"><text:span text:style-name="Основной_20_шрифт_20_абзаца"><text:span text:style-name="T79">def </text:span></text:span><text:span text:style-name="Основной_20_шрифт_20_абзаца"><text:span text:style-name="T28">index(</text:span></text:span><text:span text:style-name="Основной_20_шрифт_20_абзаца"><text:span text:style-name="T119">request</text:span></text:span><text:span text:style-name="Основной_20_шрифт_20_абзаца"><text:span text:style-name="T28">, pk=</text:span></text:span><text:span text:style-name="Основной_20_шрифт_20_абзаца"><text:span text:style-name="T79">None</text:span></text:span><text:span text:style-name="Основной_20_шрифт_20_абзаца"><text:span text:style-name="T28">):<text:line-break/> <text:s text:c="3"/></text:span></text:span><text:span text:style-name="Основной_20_шрифт_20_абзаца"><text:span text:style-name="T79">return </text:span></text:span><text:span text:style-name="Основной_20_шрифт_20_абзаца"><text:span text:style-name="T28">HttpResponse(</text:span></text:span><text:span text:style-name="Основной_20_шрифт_20_абзаца"><text:span text:style-name="T93">f"Hello, world. </text:span></text:span><text:span text:style-name="Основной_20_шрифт_20_абзаца"><text:span text:style-name="T94">You're at the blog index. </text:span></text:span><text:span text:style-name="Основной_20_шрифт_20_абзаца"><text:span text:style-name="T81">{</text:span></text:span><text:span text:style-name="Основной_20_шрифт_20_абзаца"><text:span text:style-name="T30">pk</text:span></text:span><text:span text:style-name="Основной_20_шрифт_20_абзаца"><text:span text:style-name="T81">}</text:span></text:span><text:span text:style-name="Основной_20_шрифт_20_абзаца"><text:span text:style-name="T94">"</text:span></text:span><text:span text:style-name="Основной_20_шрифт_20_абзаца"><text:span text:style-name="T30">)</text:span>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5"><text:soft-page-break/>Работа с базой данных</text:p>
      <text:p text:style-name="P97"><text:span text:style-name="Основной_20_шрифт_20_абзаца"><text:span text:style-name="T19"/></text:span></text:p>
      <text:p text:style-name="P76"/>
      <text:p text:style-name="P14">/models.py:</text:p>
      <text:p text:style-name="P29"><text:span text:style-name="Основной_20_шрифт_20_абзаца"><text:span text:style-name="T76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109">max_length</text:span></text:span><text:span text:style-name="Основной_20_шрифт_20_абзаца"><text:span text:style-name="T23">=</text:span></text:span><text:span text:style-name="Основной_20_шрифт_20_абзаца"><text:span text:style-name="T128">255</text:span></text:span><text:span text:style-name="Основной_20_шрифт_20_абзаца"><text:span text:style-name="T23">)</text:span></text:span></text:p>
      <text:p text:style-name="P77"/>
      <text:p text:style-name="P14">/views.py: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76">import </text:span></text:span><text:span text:style-name="Основной_20_шрифт_20_абзаца"><text:span text:style-name="T23">SalesOrder<text:line-break/></text:span></text:span><text:span text:style-name="Основной_20_шрифт_20_абзаца"><text:span text:style-name="T76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76">import </text:span></text:span><text:span text:style-name="Основной_20_шрифт_20_абзаца"><text:span text:style-name="T23">render</text:span></text:span></text:p>
      <text:p text:style-name="P33">###</text:p>
      <text:p text:style-name="P29"><text:span text:style-name="Основной_20_шрифт_20_абзаца"><text:span text:style-name="T76">def </text:span></text:span><text:span text:style-name="Основной_20_шрифт_20_абзаца"><text:span text:style-name="T23">djangodb(request):<text:line-break/> <text:s text:c="3"/>data = SalesOrder.objects.filter(</text:span></text:span><text:span text:style-name="Основной_20_шрифт_20_абзаца"><text:span text:style-name="T109">amount__gt</text:span></text:span><text:span text:style-name="Основной_20_шрифт_20_абзаца"><text:span text:style-name="T23">=</text:span></text:span><text:span text:style-name="Основной_20_шрифт_20_абзаца"><text:span text:style-name="T128">15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76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90">'blog/djangodb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90">'data'</text:span></text:span><text:span text:style-name="Основной_20_шрифт_20_абзаца"><text:span text:style-name="T23">: data,<text:line-break/> <text:s text:c="3"/>})</text:span></text:span></text:p>
      <text:p text:style-name="P33"/>
      <text:p text:style-name="P14">/djangodb.html:</text:p>
      <text:p text:style-name="P29"><text:span text:style-name="Основной_20_шрифт_20_абзаца"><text:span text:style-name="T23">{% load static %}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77">link </text:span></text:span><text:span text:style-name="Основной_20_шрифт_20_абзаца"><text:span text:style-name="T129">rel</text:span></text:span><text:span text:style-name="Основной_20_шрифт_20_абзаца"><text:span text:style-name="T135">="stylesheet" </text:span></text:span><text:span text:style-name="Основной_20_шрифт_20_абзаца"><text:span text:style-name="T129">type</text:span></text:span><text:span text:style-name="Основной_20_шрифт_20_абзаца"><text:span text:style-name="T135">="text/css" </text:span></text:span><text:span text:style-name="Основной_20_шрифт_20_абзаца"><text:span text:style-name="T129">href</text:span></text:span><text:span text:style-name="Основной_20_шрифт_20_абзаца"><text:span text:style-name="T135">="{% static 'blog/style.css' %}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77">h1</text:span></text:span><text:span text:style-name="Основной_20_шрифт_20_абзаца"><text:span text:style-name="T25">&gt;</text:span></text:span><text:span text:style-name="Основной_20_шрифт_20_абзаца"><text:span text:style-name="T23">Clothes</text:span></text:span><text:span text:style-name="Основной_20_шрифт_20_абзаца"><text:span text:style-name="T25">&lt;/</text:span></text:span><text:span text:style-name="Основной_20_шрифт_20_абзаца"><text:span text:style-name="T77">h1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for item in data %}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77">h3</text:span></text:span><text:span text:style-name="Основной_20_шрифт_20_абзаца"><text:span text:style-name="T25">&gt;</text:span></text:span><text:span text:style-name="Основной_20_шрифт_20_абзаца"><text:span text:style-name="T23">{{ item.description }}: {{ item.amount }}</text:span></text:span><text:span text:style-name="Основной_20_шрифт_20_абзаца"><text:span text:style-name="T25">&lt;/</text:span></text:span><text:span text:style-name="Основной_20_шрифт_20_абзаца"><text:span text:style-name="T77">h3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endfor %}</text:span></text:span></text:p>
      <text:p text:style-name="P77"/>
      <text:p text:style-name="P68"><text:span text:style-name="Основной_20_шрифт_20_абзаца"><text:span text:style-name="T28"><draw:frame draw:style-name="fr1" draw:name="Рисунок 2" text:anchor-type="as-char" svg:y="0cm" svg:width="12.607cm" style:rel-width="scale" svg:height="3.665cm" style:rel-height="scale" draw:z-index="1"><draw:image xlink:href="Pictures/100002010000054400000188A76D5B227B2FC2EA.png" xlink:type="simple" xlink:show="embed" xlink:actuate="onLoad" loext:mime-type="image/png"/></draw:frame></text:span></text:span></text:p>
      <text:p text:style-name="P68"/>
      <text:p text:style-name="P68"/>
      <text:p text:style-name="P68"/>
      <text:p text:style-name="P68"/>
      <text:p text:style-name="P68"/>
      <text:p text:style-name="P97"><text:span text:style-name="Основной_20_шрифт_20_абзаца"><text:span text:style-name="T21">Модели</text:span></text:span></text:p>
      <text:p text:style-name="P80"/>
      <text:p text:style-name="P14">/models.py: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django.db </text:span></text:span><text:span text:style-name="Основной_20_шрифт_20_абзаца"><text:span text:style-name="T76">import </text:span></text:span><text:span text:style-name="Основной_20_шрифт_20_абзаца"><text:span text:style-name="T23">models<text:line-break/><text:line-break/><text:line-break/></text:span></text:span><text:span text:style-name="Основной_20_шрифт_20_абзаца"><text:span text:style-name="T76">class </text:span></text:span><text:span text:style-name="Основной_20_шрифт_20_абзаца"><text:span text:style-name="T23">Firm(models.Model):<text:line-break/> <text:s text:c="3"/>name = models.CharField(</text:span></text:span><text:span text:style-name="Основной_20_шрифт_20_абзаца"><text:span text:style-name="T109">max_length</text:span></text:span><text:span text:style-name="Основной_20_шрифт_20_абзаца"><text:span text:style-name="T23">=</text:span></text:span><text:span text:style-name="Основной_20_шрифт_20_абзаца"><text:span text:style-name="T128">255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76">def </text:span></text:span><text:span text:style-name="Основной_20_шрифт_20_абзаца"><text:span text:style-name="T140">__str__</text:span></text:span><text:span text:style-name="Основной_20_шрифт_20_абзаца"><text:span text:style-name="T23">(</text:span></text:span><text:span text:style-name="Основной_20_шрифт_20_абзаца"><text:span text:style-name="T142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76">return </text:span></text:span><text:span text:style-name="Основной_20_шрифт_20_абзаца"><text:span text:style-name="T142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76">class </text:span></text:span><text:span text:style-name="Основной_20_шрифт_20_абзаца"><text:span text:style-name="T23">Classification(models.Model):<text:line-break/> <text:s text:c="3"/>name = models.CharField(</text:span></text:span><text:span text:style-name="Основной_20_шрифт_20_абзаца"><text:span text:style-name="T109">max_length</text:span></text:span><text:span text:style-name="Основной_20_шрифт_20_абзаца"><text:span text:style-name="T23">=</text:span></text:span><text:span text:style-name="Основной_20_шрифт_20_абзаца"><text:span text:style-name="T128">255</text:span></text:span><text:span text:style-name="Основной_20_шрифт_20_абзаца"><text:span text:style-name="T23">)<text:line-break/><text:line-break/></text:span></text:span><text:soft-page-break/><text:span text:style-name="Основной_20_шрифт_20_абзаца"><text:span text:style-name="T23"> <text:s text:c="3"/></text:span></text:span><text:span text:style-name="Основной_20_шрифт_20_абзаца"><text:span text:style-name="T76">def </text:span></text:span><text:span text:style-name="Основной_20_шрифт_20_абзаца"><text:span text:style-name="T140">__str__</text:span></text:span><text:span text:style-name="Основной_20_шрифт_20_абзаца"><text:span text:style-name="T23">(</text:span></text:span><text:span text:style-name="Основной_20_шрифт_20_абзаца"><text:span text:style-name="T142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76">return </text:span></text:span><text:span text:style-name="Основной_20_шрифт_20_абзаца"><text:span text:style-name="T142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76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109">max_length</text:span></text:span><text:span text:style-name="Основной_20_шрифт_20_абзаца"><text:span text:style-name="T23">=</text:span></text:span><text:span text:style-name="Основной_20_шрифт_20_абзаца"><text:span text:style-name="T128">255</text:span></text:span><text:span text:style-name="Основной_20_шрифт_20_абзаца"><text:span text:style-name="T23">)<text:line-break/> <text:s text:c="3"/>price = models.IntegerField(</text:span></text:span><text:span text:style-name="Основной_20_шрифт_20_абзаца"><text:span text:style-name="T109">default</text:span></text:span><text:span text:style-name="Основной_20_шрифт_20_абзаца"><text:span text:style-name="T23">=</text:span></text:span><text:span text:style-name="Основной_20_шрифт_20_абзаца"><text:span text:style-name="T128">0</text:span></text:span><text:span text:style-name="Основной_20_шрифт_20_абзаца"><text:span text:style-name="T23">)<text:line-break/> <text:s text:c="3"/>firm = models.ForeignKey(Firm, </text:span></text:span><text:span text:style-name="Основной_20_шрифт_20_абзаца"><text:span text:style-name="T109">null</text:span></text:span><text:span text:style-name="Основной_20_шрифт_20_абзаца"><text:span text:style-name="T23">=</text:span></text:span><text:span text:style-name="Основной_20_шрифт_20_абзаца"><text:span text:style-name="T76">True</text:span></text:span><text:span text:style-name="Основной_20_шрифт_20_абзаца"><text:span text:style-name="T23">, </text:span></text:span><text:span text:style-name="Основной_20_шрифт_20_абзаца"><text:span text:style-name="T109">on_delete</text:span></text:span><text:span text:style-name="Основной_20_шрифт_20_абзаца"><text:span text:style-name="T23">=models.SET_NULL)<text:line-break/> <text:s text:c="3"/>classification = models.ManyToManyField(Classification)<text:line-break/><text:line-break/> <text:s text:c="3"/></text:span></text:span><text:span text:style-name="Основной_20_шрифт_20_абзаца"><text:span text:style-name="T76">def </text:span></text:span><text:span text:style-name="Основной_20_шрифт_20_абзаца"><text:span text:style-name="T140">__str__</text:span></text:span><text:span text:style-name="Основной_20_шрифт_20_абзаца"><text:span text:style-name="T23">(</text:span></text:span><text:span text:style-name="Основной_20_шрифт_20_абзаца"><text:span text:style-name="T142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76">return </text:span></text:span><text:span text:style-name="Основной_20_шрифт_20_абзаца"><text:span text:style-name="T142">self</text:span></text:span><text:span text:style-name="Основной_20_шрифт_20_абзаца"><text:span text:style-name="T23">.description</text:span></text:span></text:p>
      <text:p text:style-name="P79"/>
      <text:p text:style-name="P68"><text:span text:style-name="Основной_20_шрифт_20_абзаца"><text:span text:style-name="T20"><draw:frame draw:style-name="fr1" draw:name="Изображение2" text:anchor-type="as-char" svg:y="0cm" svg:width="10.345cm" style:rel-width="scale" svg:height="9.89cm" style:rel-height="scale" draw:z-index="2"><draw:image xlink:href="Pictures/10000201000003BC00000392AF27A0E1EF3469E5.png" xlink:type="simple" xlink:show="embed" xlink:actuate="onLoad" loext:mime-type="image/png"/></draw:frame></text:span></text:span></text:p>
      <text:p text:style-name="P79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python manage.py shell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django.db </text:span></text:span><text:span text:style-name="Основной_20_шрифт_20_абзаца"><text:span text:style-name="T76">import </text:span></text:span><text:span text:style-name="Основной_20_шрифт_20_абзаца"><text:span text:style-name="T23">models</text:span></text:span>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76">import </text:span></text:span><text:span text:style-name="Основной_20_шрифт_20_абзаца"><text:span text:style-name="T23">SalesOrder<text:line-break/>data = SalesOrder.objects.get(</text:span></text:span><text:span text:style-name="Основной_20_шрифт_20_абзаца"><text:span text:style-name="T109">description</text:span></text:span><text:span text:style-name="Основной_20_шрифт_20_абзаца"><text:span text:style-name="T23">=</text:span></text:span><text:span text:style-name="Основной_20_шрифт_20_абзаца"><text:span text:style-name="T90">'shoes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17">#&lt;QuerySet [&lt;Classification: works&gt;]&gt;<text:line-break/></text:span></text:span><text:span text:style-name="Основной_20_шрифт_20_абзаца"><text:span text:style-name="T23">data = SalesOrder.objects.get(</text:span></text:span><text:span text:style-name="Основной_20_шрифт_20_абзаца"><text:span text:style-name="T109">description</text:span></text:span><text:span text:style-name="Основной_20_шрифт_20_абзаца"><text:span text:style-name="T23">=</text:span></text:span><text:span text:style-name="Основной_20_шрифт_20_абзаца"><text:span text:style-name="T90">'sweater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117">#&lt;QuerySet [&lt;Classification: business&gt;, &lt;Classification: works&gt;]&gt;</text:span></text:span></text:p>
      <text:p text:style-name="P29"><text:span text:style-name="Основной_20_шрифт_20_абзаца"><text:span text:style-name="T117"><text:line-break/></text:span></text:span><text:span text:style-name="Основной_20_шрифт_20_абзаца"><text:span text:style-name="T76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76">import </text:span></text:span><text:span text:style-name="Основной_20_шрифт_20_абзаца"><text:span text:style-name="T23">Classification<text:line-break/>classification = Classification.objects.all()<text:line-break/></text:span></text:span><text:span text:style-name="Основной_20_шрифт_20_абзаца"><text:span text:style-name="T117">#QuerySet [&lt;Classification: business&gt;, &lt;Classification: works&gt;, &lt;Classification: sports&gt;]&gt;<text:line-break/></text:span></text:span><text:span text:style-name="Основной_20_шрифт_20_абзаца"><text:span text:style-name="T109">classification </text:span></text:span><text:span text:style-name="Основной_20_шрифт_20_абзаца"><text:span text:style-name="T23">= Classification.objects.get(</text:span></text:span><text:span text:style-name="Основной_20_шрифт_20_абзаца"><text:span text:style-name="T109">name</text:span></text:span><text:span text:style-name="Основной_20_шрифт_20_абзаца"><text:span text:style-name="T23">=</text:span></text:span><text:span text:style-name="Основной_20_шрифт_20_абзаца"><text:span text:style-name="T90">'busines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7">#&lt;Classification: business&gt;<text:line-break/></text:span></text:span><text:span text:style-name="Основной_20_шрифт_20_абзаца"><text:span text:style-name="T23">classification.salesorder_set.all()<text:line-break/></text:span></text:span><text:span text:style-name="Основной_20_шрифт_20_абзаца"><text:span text:style-name="T117">#&lt;QuerySet [&lt;SalesOrder: t-shirt&gt;, &lt;SalesOrder: sweater&gt;]&gt;</text:span></text:span></text:p>
      <text:p text:style-name="P40"/>
      <text:p text:style-name="P29"><text:span text:style-name="Основной_20_шрифт_20_абзаца"><text:span text:style-name="T117">#</text:span></text:span><text:span text:style-name="Основной_20_шрифт_20_абзаца"><text:span text:style-name="T118">Создание</text:span></text:span><text:span text:style-name="Основной_20_шрифт_20_абзаца"><text:span text:style-name="T117"> </text:span></text:span><text:span text:style-name="Основной_20_шрифт_20_абзаца"><text:span text:style-name="T118">экземпляра</text:span></text:span>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76">import </text:span></text:span><text:span text:style-name="Основной_20_шрифт_20_абзаца"><text:span text:style-name="T23">SalesOrder, Firm, Classification<text:line-break/>trousers = SalesOrder(</text:span></text:span><text:span text:style-name="Основной_20_шрифт_20_абзаца"><text:span text:style-name="T109">amount</text:span></text:span><text:span text:style-name="Основной_20_шрифт_20_абзаца"><text:span text:style-name="T23">=</text:span></text:span><text:span text:style-name="Основной_20_шрифт_20_абзаца"><text:span text:style-name="T128">5</text:span></text:span><text:span text:style-name="Основной_20_шрифт_20_абзаца"><text:span text:style-name="T23">, </text:span></text:span><text:span text:style-name="Основной_20_шрифт_20_абзаца"><text:span text:style-name="T109">description</text:span></text:span><text:span text:style-name="Основной_20_шрифт_20_абзаца"><text:span text:style-name="T23">=</text:span></text:span><text:span text:style-name="Основной_20_шрифт_20_абзаца"><text:span text:style-name="T90">'trousers'</text:span></text:span><text:span text:style-name="Основной_20_шрифт_20_абзаца"><text:span text:style-name="T23">, </text:span></text:span><text:span text:style-name="Основной_20_шрифт_20_абзаца"><text:span text:style-name="T109">price</text:span></text:span><text:span text:style-name="Основной_20_шрифт_20_абзаца"><text:span text:style-name="T23">=</text:span></text:span><text:span text:style-name="Основной_20_шрифт_20_абзаца"><text:span text:style-name="T128">17</text:span></text:span><text:span text:style-name="Основной_20_шрифт_20_абзаца"><text:span text:style-name="T23">)</text:span></text:span></text:p>
      <text:p text:style-name="P29"><text:span text:style-name="Основной_20_шрифт_20_абзаца"><text:span text:style-name="T117">#</text:span></text:span><text:span text:style-name="Основной_20_шрифт_20_абзаца"><text:span text:style-name="T118">Создание</text:span></text:span><text:span text:style-name="Основной_20_шрифт_20_абзаца"><text:span text:style-name="T117"> </text:span></text:span><text:span text:style-name="Основной_20_шрифт_20_абзаца"><text:span text:style-name="T118">за</text:span></text:span><text:span text:style-name="Основной_20_шрифт_20_абзаца"><text:span text:style-name="T117"> </text:span></text:span><text:span text:style-name="Основной_20_шрифт_20_абзаца"><text:span text:style-name="T118">одни</text:span></text:span><text:span text:style-name="Основной_20_шрифт_20_абзаца"><text:span text:style-name="T117"> </text:span></text:span><text:span text:style-name="Основной_20_шрифт_20_абзаца"><text:span text:style-name="T118">вызов</text:span></text:span></text:p>
      <text:p text:style-name="P29"><text:span text:style-name="Основной_20_шрифт_20_абзаца"><text:span text:style-name="T23">shorts = SalesOrder.objects.create(</text:span></text:span><text:span text:style-name="Основной_20_шрифт_20_абзаца"><text:span text:style-name="T109">amount</text:span></text:span><text:span text:style-name="Основной_20_шрифт_20_абзаца"><text:span text:style-name="T23">=</text:span></text:span><text:span text:style-name="Основной_20_шрифт_20_абзаца"><text:span text:style-name="T128">4</text:span></text:span><text:span text:style-name="Основной_20_шрифт_20_абзаца"><text:span text:style-name="T23">, </text:span></text:span><text:span text:style-name="Основной_20_шрифт_20_абзаца"><text:span text:style-name="T109">description</text:span></text:span><text:span text:style-name="Основной_20_шрифт_20_абзаца"><text:span text:style-name="T23">=</text:span></text:span><text:span text:style-name="Основной_20_шрифт_20_абзаца"><text:span text:style-name="T90">'shorts'</text:span></text:span><text:span text:style-name="Основной_20_шрифт_20_абзаца"><text:span text:style-name="T23">, </text:span></text:span><text:span text:style-name="Основной_20_шрифт_20_абзаца"><text:span text:style-name="T109">price</text:span></text:span><text:span text:style-name="Основной_20_шрифт_20_абзаца"><text:span text:style-name="T23">=</text:span></text:span><text:span text:style-name="Основной_20_шрифт_20_абзаца"><text:span text:style-name="T128">11</text:span></text:span><text:span text:style-name="Основной_20_шрифт_20_абзаца"><text:span text:style-name="T23">)</text:span></text:span></text:p>
      <text:p text:style-name="P33"/>
      <text:p text:style-name="P29"><text:span text:style-name="Основной_20_шрифт_20_абзаца"><text:span text:style-name="T117">#</text:span></text:span><text:span text:style-name="Основной_20_шрифт_20_абзаца"><text:span text:style-name="T118">Создание</text:span></text:span><text:span text:style-name="Основной_20_шрифт_20_абзаца"><text:span text:style-name="T117"> </text:span></text:span><text:span text:style-name="Основной_20_шрифт_20_абзаца"><text:span text:style-name="T118">объектов</text:span></text:span><text:span text:style-name="Основной_20_шрифт_20_абзаца"><text:span text:style-name="T117"> </text:span></text:span><text:span text:style-name="Основной_20_шрифт_20_абзаца"><text:span text:style-name="T118">со</text:span></text:span><text:span text:style-name="Основной_20_шрифт_20_абзаца"><text:span text:style-name="T117"> </text:span></text:span><text:span text:style-name="Основной_20_шрифт_20_абзаца"><text:span text:style-name="T118">связями</text:span></text:span></text:p>
      <text:p text:style-name="P29"><text:span text:style-name="Основной_20_шрифт_20_абзаца"><text:span text:style-name="T23">firm = Firm.objects.get(</text:span></text:span><text:span text:style-name="Основной_20_шрифт_20_абзаца"><text:span text:style-name="T109">name</text:span></text:span><text:span text:style-name="Основной_20_шрифт_20_абзаца"><text:span text:style-name="T23">=</text:span></text:span><text:span text:style-name="Основной_20_шрифт_20_абзаца"><text:span text:style-name="T90">'reebok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7">#&lt;Firm: reebok&gt;<text:line-break/></text:span></text:span><text:span text:style-name="Основной_20_шрифт_20_абзаца"><text:span text:style-name="T23">socks = SalesOrder(</text:span></text:span><text:span text:style-name="Основной_20_шрифт_20_абзаца"><text:span text:style-name="T109">amount</text:span></text:span><text:span text:style-name="Основной_20_шрифт_20_абзаца"><text:span text:style-name="T23">=</text:span></text:span><text:span text:style-name="Основной_20_шрифт_20_абзаца"><text:span text:style-name="T128">10</text:span></text:span><text:span text:style-name="Основной_20_шрифт_20_абзаца"><text:span text:style-name="T23">, </text:span></text:span><text:span text:style-name="Основной_20_шрифт_20_абзаца"><text:span text:style-name="T109">description</text:span></text:span><text:span text:style-name="Основной_20_шрифт_20_абзаца"><text:span text:style-name="T23">=</text:span></text:span><text:span text:style-name="Основной_20_шрифт_20_абзаца"><text:span text:style-name="T90">'socks'</text:span></text:span><text:span text:style-name="Основной_20_шрифт_20_абзаца"><text:span text:style-name="T23">, </text:span></text:span><text:span text:style-name="Основной_20_шрифт_20_абзаца"><text:span text:style-name="T109">price</text:span></text:span><text:span text:style-name="Основной_20_шрифт_20_абзаца"><text:span text:style-name="T23">=</text:span></text:span><text:span text:style-name="Основной_20_шрифт_20_абзаца"><text:span text:style-name="T128">2</text:span></text:span><text:span text:style-name="Основной_20_шрифт_20_абзаца"><text:span text:style-name="T23">, </text:span></text:span><text:span text:style-name="Основной_20_шрифт_20_абзаца"><text:span text:style-name="T109">firm</text:span></text:span><text:span text:style-name="Основной_20_шрифт_20_абзаца"><text:span text:style-name="T23">=firm)<text:line-break/>socks.save()</text:span></text:span></text:p>
      <text:p text:style-name="P33"/>
      <text:p text:style-name="P29"><text:span text:style-name="Основной_20_шрифт_20_абзаца"><text:span text:style-name="T117">#</text:span></text:span><text:span text:style-name="Основной_20_шрифт_20_абзаца"><text:span text:style-name="T118">Получение</text:span></text:span><text:span text:style-name="Основной_20_шрифт_20_абзаца"><text:span text:style-name="T117"> </text:span></text:span><text:span text:style-name="Основной_20_шрифт_20_абзаца"><text:span text:style-name="T118">всех</text:span></text:span><text:span text:style-name="Основной_20_шрифт_20_абзаца"><text:span text:style-name="T117"> </text:span></text:span><text:span text:style-name="Основной_20_шрифт_20_абзаца"><text:span text:style-name="T118">объектов</text:span></text:span></text:p>
      <text:p text:style-name="P29"><text:span text:style-name="Основной_20_шрифт_20_абзаца"><text:span text:style-name="T23">all_salesorders = SalesOrder.objects.all()<text:line-break/></text:span></text:span><text:span text:style-name="Основной_20_шрифт_20_абзаца"><text:span text:style-name="T117">#&lt;QuerySet [&lt;SalesOrder: skirt&gt;, &lt;SalesOrder: shoes&gt;, &lt;SalesOrder: t-shirt&gt;, #&lt;SalesOrder: sweater&gt;, &lt;SalesOrder: trousers&gt;, &lt;SalesOrder: shorts&gt;, #&lt;SalesOrder: socks&gt;]&gt;</text:span></text:span></text:p>
      <text:p text:style-name="P29"><text:span text:style-name="Основной_20_шрифт_20_абзаца"><text:span text:style-name="T117">#</text:span></text:span><text:span text:style-name="Основной_20_шрифт_20_абзаца"><text:span text:style-name="T118">Получение</text:span></text:span><text:span text:style-name="Основной_20_шрифт_20_абзаца"><text:span text:style-name="T117"> </text:span></text:span><text:span text:style-name="Основной_20_шрифт_20_абзаца"><text:span text:style-name="T118">объектов</text:span></text:span><text:span text:style-name="Основной_20_шрифт_20_абзаца"><text:span text:style-name="T117"> </text:span></text:span><text:span text:style-name="Основной_20_шрифт_20_абзаца"><text:span text:style-name="T118">по</text:span></text:span><text:span text:style-name="Основной_20_шрифт_20_абзаца"><text:span text:style-name="T117"> </text:span></text:span><text:span text:style-name="Основной_20_шрифт_20_абзаца"><text:span text:style-name="T118">слайсингу</text:span></text:span><text:span text:style-name="Основной_20_шрифт_20_абзаца"><text:span text:style-name="T117"><text:line-break/></text:span></text:span><text:span text:style-name="Основной_20_шрифт_20_абзаца"><text:span text:style-name="T23">all_salesorders = SalesOrder.objects.all()[:</text:span></text:span><text:span text:style-name="Основной_20_шрифт_20_абзаца"><text:span text:style-name="T128">3</text:span></text:span><text:span text:style-name="Основной_20_шрифт_20_абзаца"><text:span text:style-name="T23">]<text:line-break/></text:span></text:span><text:span text:style-name="Основной_20_шрифт_20_абзаца"><text:span text:style-name="T117">#&lt;QuerySet [&lt;SalesOrder: skirt&gt;, &lt;SalesOrder: shoes&gt;, &lt;SalesOrder: t-shirt&gt;]&gt;<text:line-break/></text:span></text:span></text:p>
      <text:p text:style-name="P29"><text:span text:style-name="Основной_20_шрифт_20_абзаца"><text:span text:style-name="T117">#</text:span></text:span><text:span text:style-name="Основной_20_шрифт_20_абзаца"><text:span text:style-name="T118">Получение</text:span></text:span><text:span text:style-name="Основной_20_шрифт_20_абзаца"><text:span text:style-name="T117"> </text:span></text:span><text:span text:style-name="Основной_20_шрифт_20_абзаца"><text:span text:style-name="T118">объектов</text:span></text:span><text:span text:style-name="Основной_20_шрифт_20_абзаца"><text:span text:style-name="T117"> </text:span></text:span><text:span text:style-name="Основной_20_шрифт_20_абзаца"><text:span text:style-name="T118">по</text:span></text:span><text:span text:style-name="Основной_20_шрифт_20_абзаца"><text:span text:style-name="T117"> </text:span></text:span><text:span text:style-name="Основной_20_шрифт_20_абзаца"><text:span text:style-name="T118">фирме</text:span></text:span></text:p>
      <text:p text:style-name="P29"><text:span text:style-name="Основной_20_шрифт_20_абзаца"><text:span text:style-name="T23">firm = Firm.objects.get(</text:span></text:span><text:span text:style-name="Основной_20_шрифт_20_абзаца"><text:span text:style-name="T109">id</text:span></text:span><text:span text:style-name="Основной_20_шрифт_20_абзаца"><text:span text:style-name="T23">=</text:span></text:span><text:span text:style-name="Основной_20_шрифт_20_абзаца"><text:span text:style-name="T128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7">#&lt;Firm: adidas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09">firm</text:span></text:span><text:span text:style-name="Основной_20_шрифт_20_абзаца"><text:span text:style-name="T23">=firm)<text:line-break/></text:span></text:span><text:span text:style-name="Основной_20_шрифт_20_абзаца"><text:span text:style-name="T117">#&lt;QuerySet [&lt;SalesOrder: sweater&gt;]&gt;<text:line-break/></text:span></text:span><text:span text:style-name="Основной_20_шрифт_20_абзаца"><text:span text:style-name="T23">&gt;&gt;&gt; clothes = SalesOrder.objects.filter(</text:span></text:span><text:span text:style-name="Основной_20_шрифт_20_абзаца"><text:span text:style-name="T109">firm_id</text:span></text:span><text:span text:style-name="Основной_20_шрифт_20_абзаца"><text:span text:style-name="T23">=</text:span></text:span><text:span text:style-name="Основной_20_шрифт_20_абзаца"><text:span text:style-name="T128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7">#&lt;QuerySet [&lt;SalesOrder: sweater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09">firm_id</text:span></text:span><text:span text:style-name="Основной_20_шрифт_20_абзаца"><text:span text:style-name="T23">=</text:span></text:span><text:span text:style-name="Основной_20_шрифт_20_абзаца"><text:span text:style-name="T128">6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7">#&lt;QuerySet [&lt;SalesOrder: shoes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109">firm_id</text:span></text:span><text:span text:style-name="Основной_20_шрифт_20_абзаца"><text:span text:style-name="T23">=</text:span></text:span><text:span text:style-name="Основной_20_шрифт_20_абзаца"><text:span text:style-name="T128">5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7">#&lt;QuerySet [&lt;SalesOrder: t-shirt&gt;, &lt;SalesOrder: socks&gt;]&gt;</text:span></text:span></text:p>
      <text:p text:style-name="P33"/>
      <text:p text:style-name="P33"/>
      <text:p text:style-name="P43"/>
      <text:p text:style-name="P4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7"><text:soft-page-break/><text:span text:style-name="Основной_20_шрифт_20_абзаца"><text:span text:style-name="T6">Постраничное отображение списков объектов</text:span></text:span></text:p>
      <text:p text:style-name="P47"/>
      <text:p text:style-name="Standard"><text:span text:style-name="Основной_20_шрифт_20_абзаца"><text:span text:style-name="T126">/</text:span></text:span><text:span text:style-name="Основной_20_шрифт_20_абзаца"><text:span text:style-name="T127">views</text:span></text:span><text:span text:style-name="Основной_20_шрифт_20_абзаца"><text:span text:style-name="T126">.</text:span></text:span><text:span text:style-name="Основной_20_шрифт_20_абзаца"><text:span text:style-name="T127">py</text:span></text:span><text:span text:style-name="Основной_20_шрифт_20_абзаца"><text:span text:style-name="T126">:</text:span></text:span></text:p>
      <text:p text:style-name="P29"><text:span text:style-name="Основной_20_шрифт_20_абзаца"><text:span text:style-name="T76">def </text:span></text:span><text:span text:style-name="Основной_20_шрифт_20_абзаца"><text:span text:style-name="T23">clothes_list(request):<text:line-break/> <text:s text:c="3"/>clothes_list = SalesOrder.objects.all()<text:line-break/> <text:s text:c="3"/>paginator = Paginator(clothes_list, </text:span></text:span><text:span text:style-name="Основной_20_шрифт_20_абзаца"><text:span text:style-name="T128">3</text:span></text:span><text:span text:style-name="Основной_20_шрифт_20_абзаца"><text:span text:style-name="T23">)<text:line-break/> <text:s text:c="3"/>page = request.GET.get(</text:span></text:span><text:span text:style-name="Основной_20_шрифт_20_абзаца"><text:span text:style-name="T90">'page'</text:span></text:span><text:span text:style-name="Основной_20_шрифт_20_абзаца"><text:span text:style-name="T23">)<text:line-break/> <text:s text:c="3"/>clothes = paginator.get_page(page)<text:line-break/> <text:s text:c="3"/></text:span></text:span><text:span text:style-name="Основной_20_шрифт_20_абзаца"><text:span text:style-name="T76">return <text:s/></text:span></text:span><text:span text:style-name="Основной_20_шрифт_20_абзаца"><text:span text:style-name="T23">render(request, </text:span></text:span><text:span text:style-name="Основной_20_шрифт_20_абзаца"><text:span text:style-name="T90">'blog/list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90">'clothes'</text:span></text:span><text:span text:style-name="Основной_20_шрифт_20_абзаца"><text:span text:style-name="T23">: clothes,<text:line-break/> <text:s text:c="3"/>})</text:span></text:span></text:p>
      <text:p text:style-name="P14"/>
      <text:p text:style-name="P14">/list.html:</text:p>
      <text:p text:style-name="P29"><text:span text:style-name="Основной_20_шрифт_20_абзаца"><text:span text:style-name="T23">{% for elem in clothes %}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77">h3</text:span></text:span><text:span text:style-name="Основной_20_шрифт_20_абзаца"><text:span text:style-name="T25">&gt;</text:span></text:span><text:span text:style-name="Основной_20_шрифт_20_абзаца"><text:span text:style-name="T23">{{ elem.description }}: {{ elem.amount }}</text:span></text:span><text:span text:style-name="Основной_20_шрифт_20_абзаца"><text:span text:style-name="T25">&lt;/</text:span></text:span><text:span text:style-name="Основной_20_шрифт_20_абзаца"><text:span text:style-name="T77">h3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{% endfor %}<text:line-break/><text:line-break/></text:span></text:span><text:span text:style-name="Основной_20_шрифт_20_абзаца"><text:span text:style-name="T25">&lt;</text:span></text:span><text:span text:style-name="Основной_20_шрифт_20_абзаца"><text:span text:style-name="T77">div </text:span></text:span><text:span text:style-name="Основной_20_шрифт_20_абзаца"><text:span text:style-name="T129">class</text:span></text:span><text:span text:style-name="Основной_20_шрифт_20_абзаца"><text:span text:style-name="T135">="pagination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3"/></text:span></text:span><text:span text:style-name="Основной_20_шрифт_20_абзаца"><text:span text:style-name="T25">&lt;</text:span></text:span><text:span text:style-name="Основной_20_шрифт_20_абзаца"><text:span text:style-name="T77">span </text:span></text:span><text:span text:style-name="Основной_20_шрифт_20_абзаца"><text:span text:style-name="T129">class</text:span></text:span><text:span text:style-name="Основной_20_шрифт_20_абзаца"><text:span text:style-name="T135">="step-links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if clothes.has_previous %}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77">a </text:span></text:span><text:span text:style-name="Основной_20_шрифт_20_абзаца"><text:span text:style-name="T129">href</text:span></text:span><text:span text:style-name="Основной_20_шрифт_20_абзаца"><text:span text:style-name="T135">="?page=1"</text:span></text:span><text:span text:style-name="Основной_20_шрифт_20_абзаца"><text:span text:style-name="T25">&gt;</text:span></text:span><text:span text:style-name="Основной_20_шрифт_20_абзаца"><text:span text:style-name="T130">&amp;laquo; </text:span></text:span><text:span text:style-name="Основной_20_шрифт_20_абзаца"><text:span text:style-name="T23">first</text:span></text:span><text:span text:style-name="Основной_20_шрифт_20_абзаца"><text:span text:style-name="T25">&lt;/</text:span></text:span><text:span text:style-name="Основной_20_шрифт_20_абзаца"><text:span text:style-name="T77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77">a </text:span></text:span><text:span text:style-name="Основной_20_шрифт_20_абзаца"><text:span text:style-name="T129">href</text:span></text:span><text:span text:style-name="Основной_20_шрифт_20_абзаца"><text:span text:style-name="T135">="?page={{ clothes.previous_page_number }}"</text:span></text:span><text:span text:style-name="Основной_20_шрифт_20_абзаца"><text:span text:style-name="T25">&gt;</text:span></text:span><text:span text:style-name="Основной_20_шрифт_20_абзаца"><text:span text:style-name="T23">previous</text:span></text:span><text:span text:style-name="Основной_20_шрифт_20_абзаца"><text:span text:style-name="T25">&lt;/</text:span></text:span><text:span text:style-name="Основной_20_шрифт_20_абзаца"><text:span text:style-name="T77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endif %}<text:line-break/><text:line-break/> <text:s text:c="7"/></text:span></text:span><text:span text:style-name="Основной_20_шрифт_20_абзаца"><text:span text:style-name="T25">&lt;</text:span></text:span><text:span text:style-name="Основной_20_шрифт_20_абзаца"><text:span text:style-name="T77">span </text:span></text:span><text:span text:style-name="Основной_20_шрифт_20_абзаца"><text:span text:style-name="T129">class</text:span></text:span><text:span text:style-name="Основной_20_шрифт_20_абзаца"><text:span text:style-name="T135">="current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Page {{ clothes.number }} of {{ clothes.paginator.num_pages }}.<text:line-break/> <text:s text:c="7"/></text:span></text:span><text:span text:style-name="Основной_20_шрифт_20_абзаца"><text:span text:style-name="T25">&lt;/</text:span></text:span><text:span text:style-name="Основной_20_шрифт_20_абзаца"><text:span text:style-name="T77">span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 <text:s text:c="7"/>{% if clothes.has_next %}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77">a </text:span></text:span><text:span text:style-name="Основной_20_шрифт_20_абзаца"><text:span text:style-name="T129">href</text:span></text:span><text:span text:style-name="Основной_20_шрифт_20_абзаца"><text:span text:style-name="T135">="?page={{ clothes.next_page_number }}"</text:span></text:span><text:span text:style-name="Основной_20_шрифт_20_абзаца"><text:span text:style-name="T25">&gt;</text:span></text:span><text:span text:style-name="Основной_20_шрифт_20_абзаца"><text:span text:style-name="T23">next</text:span></text:span><text:span text:style-name="Основной_20_шрифт_20_абзаца"><text:span text:style-name="T25">&lt;/</text:span></text:span><text:span text:style-name="Основной_20_шрифт_20_абзаца"><text:span text:style-name="T77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5">&lt;</text:span></text:span><text:span text:style-name="Основной_20_шрифт_20_абзаца"><text:span text:style-name="T77">a </text:span></text:span><text:span text:style-name="Основной_20_шрифт_20_абзаца"><text:span text:style-name="T129">href</text:span></text:span><text:span text:style-name="Основной_20_шрифт_20_абзаца"><text:span text:style-name="T135">="?page={{ clothes.paginator.num_pages }}"</text:span></text:span><text:span text:style-name="Основной_20_шрифт_20_абзаца"><text:span text:style-name="T25">&gt;</text:span></text:span><text:span text:style-name="Основной_20_шрифт_20_абзаца"><text:span text:style-name="T23">last </text:span></text:span><text:span text:style-name="Основной_20_шрифт_20_абзаца"><text:span text:style-name="T130">&amp;raquo;</text:span></text:span><text:span text:style-name="Основной_20_шрифт_20_абзаца"><text:span text:style-name="T25">&lt;/</text:span></text:span><text:span text:style-name="Основной_20_шрифт_20_абзаца"><text:span text:style-name="T77">a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 <text:s text:c="7"/>{% endif %}<text:line-break/> <text:s text:c="3"/></text:span></text:span><text:span text:style-name="Основной_20_шрифт_20_абзаца"><text:span text:style-name="T25">&lt;/</text:span></text:span><text:span text:style-name="Основной_20_шрифт_20_абзаца"><text:span text:style-name="T77">span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/text:span></text:span><text:span text:style-name="Основной_20_шрифт_20_абзаца"><text:span text:style-name="T25">&lt;/</text:span></text:span><text:span text:style-name="Основной_20_шрифт_20_абзаца"><text:span text:style-name="T77">div</text:span></text:span><text:span text:style-name="Основной_20_шрифт_20_абзаца"><text:span text:style-name="T25">&gt;</text:span></text:span></text:p>
      <text:p text:style-name="P14"/>
      <text:p text:style-name="P45"/>
      <text:p text:style-name="P75">Модели</text:p>
      <text:p text:style-name="P75"/>
      <text:p text:style-name="P74">Дата при сохранении экземпляра модели</text:p>
      <text:p text:style-name="P29"><text:span text:style-name="Основной_20_шрифт_20_абзаца"><text:span text:style-name="T23">data_pub = models.DateTimeField(</text:span></text:span><text:span text:style-name="Основной_20_шрифт_20_абзаца"><text:span text:style-name="T109">auto_now_add</text:span></text:span><text:span text:style-name="Основной_20_шрифт_20_абзаца"><text:span text:style-name="T23">=</text:span></text:span><text:span text:style-name="Основной_20_шрифт_20_абзаца"><text:span text:style-name="T76">True</text:span></text:span><text:span text:style-name="Основной_20_шрифт_20_абзаца"><text:span text:style-name="T23">)</text:span></text:span></text:p>
      <text:p text:style-name="P33"/>
      <text:p text:style-name="P68"><text:span text:style-name="Основной_20_шрифт_20_абзаца"><text:span text:style-name="T17">Дата</text:span></text:span><text:span text:style-name="Основной_20_шрифт_20_абзаца"><text:span text:style-name="T16"> </text:span></text:span><text:span text:style-name="Основной_20_шрифт_20_абзаца"><text:span text:style-name="T17">при</text:span></text:span><text:span text:style-name="Основной_20_шрифт_20_абзаца"><text:span text:style-name="T16"> </text:span></text:span><text:span text:style-name="Основной_20_шрифт_20_абзаца"><text:span text:style-name="T17">изменении</text:span></text:span><text:span text:style-name="Основной_20_шрифт_20_абзаца"><text:span text:style-name="T16"> </text:span></text:span><text:span text:style-name="Основной_20_шрифт_20_абзаца"><text:span text:style-name="T17">экземпляра</text:span></text:span><text:span text:style-name="Основной_20_шрифт_20_абзаца"><text:span text:style-name="T16"> </text:span></text:span><text:span text:style-name="Основной_20_шрифт_20_абзаца"><text:span text:style-name="T17">модели</text:span></text:span><text:span text:style-name="Основной_20_шрифт_20_абзаца"><text:span text:style-name="T28"><text:line-break/>data_pub = models.DateTimeField(</text:span></text:span><text:span text:style-name="Основной_20_шрифт_20_абзаца"><text:span text:style-name="T110">auto_now</text:span></text:span><text:span text:style-name="Основной_20_шрифт_20_абзаца"><text:span text:style-name="T28">=</text:span></text:span><text:span text:style-name="Основной_20_шрифт_20_абзаца"><text:span text:style-name="T79">True</text:span></text:span><text:span text:style-name="Основной_20_шрифт_20_абзаца"><text:span text:style-name="T28">)</text:span></text:span></text:p>
      <text:p text:style-name="P73"/>
      <text:p text:style-name="P68"><text:span text:style-name="Основной_20_шрифт_20_абзаца"><text:span text:style-name="T17">Поиск</text:span></text:span><text:span text:style-name="Основной_20_шрифт_20_абзаца"><text:span text:style-name="T16"> </text:span></text:span><text:span text:style-name="Основной_20_шрифт_20_абзаца"><text:span text:style-name="T17">не</text:span></text:span><text:span text:style-name="Основной_20_шрифт_20_абзаца"><text:span text:style-name="T16"> </text:span></text:span><text:span text:style-name="Основной_20_шрифт_20_абзаца"><text:span text:style-name="T17">чувствительный</text:span></text:span><text:span text:style-name="Основной_20_шрифт_20_абзаца"><text:span text:style-name="T16"> </text:span></text:span><text:span text:style-name="Основной_20_шрифт_20_абзаца"><text:span text:style-name="T17">к</text:span></text:span><text:span text:style-name="Основной_20_шрифт_20_абзаца"><text:span text:style-name="T16"> </text:span></text:span><text:span text:style-name="Основной_20_шрифт_20_абзаца"><text:span text:style-name="T17">регистру</text:span></text:span></text:p>
      <text:p text:style-name="P29"><text:span text:style-name="Основной_20_шрифт_20_абзаца"><text:span text:style-name="T23">clothes = SalesOrder.objects.get(</text:span></text:span><text:span text:style-name="Основной_20_шрифт_20_абзаца"><text:span text:style-name="T109">description__iexact</text:span></text:span><text:span text:style-name="Основной_20_шрифт_20_абзаца"><text:span text:style-name="T23">=</text:span></text:span><text:span text:style-name="Основной_20_шрифт_20_абзаца"><text:span text:style-name="T90">'Sweater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7">#&lt;SalesOrder: sweater&gt;</text:span></text:span></text:p>
      <text:p text:style-name="P33"/>
      <text:p text:style-name="P29"><text:span text:style-name="Основной_20_шрифт_20_абзаца"><text:span text:style-name="T22">Поиск</text:span></text:span><text:span text:style-name="Основной_20_шрифт_20_абзаца"><text:span text:style-name="T12"> </text:span></text:span><text:span text:style-name="Основной_20_шрифт_20_абзаца"><text:span text:style-name="T22">по</text:span></text:span><text:span text:style-name="Основной_20_шрифт_20_абзаца"><text:span text:style-name="T12"> </text:span></text:span><text:span text:style-name="Основной_20_шрифт_20_абзаца"><text:span text:style-name="T22">совпадению</text:span></text:span><text:span text:style-name="Основной_20_шрифт_20_абзаца"><text:span text:style-name="T12"> </text:span></text:span><text:span text:style-name="Основной_20_шрифт_20_абзаца"><text:span text:style-name="T22">символов</text:span></text:span></text:p>
      <text:p text:style-name="P29"><text:span text:style-name="Основной_20_шрифт_20_абзаца"><text:span text:style-name="T23">clothes = SalesOrder.objects.filter(</text:span></text:span><text:span text:style-name="Основной_20_шрифт_20_абзаца"><text:span text:style-name="T109">description__contains</text:span></text:span><text:span text:style-name="Основной_20_шрифт_20_абзаца"><text:span text:style-name="T23">=</text:span></text:span><text:span text:style-name="Основной_20_шрифт_20_абзаца"><text:span text:style-name="T90">'rt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7">#&lt;QuerySet [&lt;SalesOrder: skirt&gt;, &lt;SalesOrder: t-shirt&gt;, &lt;SalesOrder: shorts&gt;]&gt;</text:span></text:span></text:p>
      <text:p text:style-name="P73"/>
      <text:p text:style-name="P79"/>
      <text:p text:style-name="P79"/>
      <text:p text:style-name="P79"/>
      <text:p text:style-name="P79"/>
      <text:p text:style-name="P97"><text:soft-page-break/><text:span text:style-name="Основной_20_шрифт_20_абзаца"><text:span text:style-name="T19">Формы</text:span></text:span></text:p>
      <text:p text:style-name="P78"/>
      <text:p text:style-name="P14">/forms.html: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django </text:span></text:span><text:span text:style-name="Основной_20_шрифт_20_абзаца"><text:span text:style-name="T76">import </text:span></text:span><text:span text:style-name="Основной_20_шрифт_20_абзаца"><text:span text:style-name="T23">forms<text:line-break/><text:line-break/><text:line-break/></text:span></text:span><text:span text:style-name="Основной_20_шрифт_20_абзаца"><text:span text:style-name="T76">class </text:span></text:span><text:span text:style-name="Основной_20_шрифт_20_абзаца"><text:span text:style-name="T23">TagForm(forms.Form):<text:line-break/> <text:s text:c="3"/>title = forms.CharField(</text:span></text:span><text:span text:style-name="Основной_20_шрифт_20_абзаца"><text:span text:style-name="T109">max_length</text:span></text:span><text:span text:style-name="Основной_20_шрифт_20_абзаца"><text:span text:style-name="T23">=</text:span></text:span><text:span text:style-name="Основной_20_шрифт_20_абзаца"><text:span text:style-name="T128">50</text:span></text:span><text:span text:style-name="Основной_20_шрифт_20_абзаца"><text:span text:style-name="T23">)<text:line-break/> <text:s text:c="3"/>slug = forms.CharField(</text:span></text:span><text:span text:style-name="Основной_20_шрифт_20_абзаца"><text:span text:style-name="T109">max_length</text:span></text:span><text:span text:style-name="Основной_20_шрифт_20_абзаца"><text:span text:style-name="T23">=</text:span></text:span><text:span text:style-name="Основной_20_шрифт_20_абзаца"><text:span text:style-name="T128">50</text:span></text:span><text:span text:style-name="Основной_20_шрифт_20_абзаца"><text:span text:style-name="T23">)</text:span></text:span></text:p>
      <text:p text:style-name="P81"/>
      <text:p text:style-name="P81"/>
      <text:p text:style-name="P81">% python manage.py shell</text:p>
      <text:p text:style-name="P68"><text:span text:style-name="Основной_20_шрифт_20_абзаца"><text:span text:style-name="T79">from </text:span></text:span><text:span text:style-name="Основной_20_шрифт_20_абзаца"><text:span text:style-name="T28">blog.forms </text:span></text:span><text:span text:style-name="Основной_20_шрифт_20_абзаца"><text:span text:style-name="T79">import </text:span></text:span><text:span text:style-name="Основной_20_шрифт_20_абзаца"><text:span text:style-name="T28">TagForm</text:span></text:span></text:p>
      <text:p text:style-name="P81"/>
      <text:p text:style-name="P29"><text:span text:style-name="Основной_20_шрифт_20_абзаца"><text:span text:style-name="T23">tf = TagForm()<text:line-break/></text:span></text:span><text:span text:style-name="Основной_20_шрифт_20_абзаца"><text:span text:style-name="T117">#&lt;TagForm bound=False, valid=Unknown, fields=(title;slug)&gt;</text:span></text:span></text:p>
      <text:p text:style-name="P29"><text:span text:style-name="Основной_20_шрифт_20_абзаца"><text:span text:style-name="T23">d = {</text:span></text:span><text:span text:style-name="Основной_20_шрифт_20_абзаца"><text:span text:style-name="T90">'title'</text:span></text:span><text:span text:style-name="Основной_20_шрифт_20_абзаца"><text:span text:style-name="T23">: </text:span></text:span><text:span text:style-name="Основной_20_шрифт_20_абзаца"><text:span text:style-name="T90">''</text:span></text:span><text:span text:style-name="Основной_20_шрифт_20_абзаца"><text:span text:style-name="T23">, </text:span></text:span><text:span text:style-name="Основной_20_шрифт_20_абзаца"><text:span text:style-name="T90">'slug'</text:span></text:span><text:span text:style-name="Основной_20_шрифт_20_абзаца"><text:span text:style-name="T23">: </text:span></text:span><text:span text:style-name="Основной_20_шрифт_20_абзаца"><text:span text:style-name="T90">''</text:span></text:span><text:span text:style-name="Основной_20_шрифт_20_абзаца"><text:span text:style-name="T23">} <text:line-break/>tf = TagForm(d)<text:line-break/></text:span></text:span><text:span text:style-name="Основной_20_шрифт_20_абзаца"><text:span text:style-name="T117">#&lt;TagForm bound=True, valid=Unknown, fields=(title;slug)&gt;</text:span></text:span></text:p>
      <text:p text:style-name="P29"><text:span text:style-name="Основной_20_шрифт_20_абзаца"><text:span text:style-name="T27">tf.errors<text:line-break/></text:span></text:span><text:span text:style-name="Основной_20_шрифт_20_абзаца"><text:span text:style-name="T118">#{'title': ['Обязательное поле.'], 'slug': ['Обязательное поле.']}</text:span></text:span></text:p>
      <text:p text:style-name="P34"/>
      <text:p text:style-name="P29"><text:span text:style-name="Основной_20_шрифт_20_абзаца"><text:span text:style-name="T23">d = {</text:span></text:span><text:span text:style-name="Основной_20_шрифт_20_абзаца"><text:span text:style-name="T90">'title'</text:span></text:span><text:span text:style-name="Основной_20_шрифт_20_абзаца"><text:span text:style-name="T23">: </text:span></text:span><text:span text:style-name="Основной_20_шрифт_20_абзаца"><text:span text:style-name="T90">'some title'</text:span></text:span><text:span text:style-name="Основной_20_шрифт_20_абзаца"><text:span text:style-name="T23">, </text:span></text:span><text:span text:style-name="Основной_20_шрифт_20_абзаца"><text:span text:style-name="T90">'slug'</text:span></text:span><text:span text:style-name="Основной_20_шрифт_20_абзаца"><text:span text:style-name="T23">: </text:span></text:span><text:span text:style-name="Основной_20_шрифт_20_абзаца"><text:span text:style-name="T90">'some-title'</text:span></text:span><text:span text:style-name="Основной_20_шрифт_20_абзаца"><text:span text:style-name="T23">}<text:line-break/>tf = TagForm(d)<text:line-break/>tf.is_valid()<text:line-break/></text:span></text:span><text:span text:style-name="Основной_20_шрифт_20_абзаца"><text:span text:style-name="T117">#True<text:line-break/></text:span></text:span><text:span text:style-name="Основной_20_шрифт_20_абзаца"><text:span text:style-name="T23">tf.cleaned_data<text:line-break/></text:span></text:span><text:span text:style-name="Основной_20_шрифт_20_абзаца"><text:span text:style-name="T117">#{'title': 'some title', 'slug': 'some-title'}</text:span></text:span></text:p>
      <text:p text:style-name="P40"/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76">import </text:span></text:span><text:span text:style-name="Основной_20_шрифт_20_абзаца"><text:span text:style-name="T23">Tag<text:line-break/>tag = Tag(</text:span></text:span><text:span text:style-name="Основной_20_шрифт_20_абзаца"><text:span text:style-name="T109">title</text:span></text:span><text:span text:style-name="Основной_20_шрифт_20_абзаца"><text:span text:style-name="T23">=tf.cleaned_data[</text:span></text:span><text:span text:style-name="Основной_20_шрифт_20_абзаца"><text:span text:style-name="T90">'title'</text:span></text:span><text:span text:style-name="Основной_20_шрифт_20_абзаца"><text:span text:style-name="T23">], </text:span></text:span><text:span text:style-name="Основной_20_шрифт_20_абзаца"><text:span text:style-name="T109">slug</text:span></text:span><text:span text:style-name="Основной_20_шрифт_20_абзаца"><text:span text:style-name="T23">=tf.cleaned_data[</text:span></text:span><text:span text:style-name="Основной_20_шрифт_20_абзаца"><text:span text:style-name="T90">'slug'</text:span></text:span><text:span text:style-name="Основной_20_шрифт_20_абзаца"><text:span text:style-name="T23">])<text:line-break/></text:span></text:span><text:span text:style-name="Основной_20_шрифт_20_абзаца"><text:span text:style-name="T117">#&lt;Tag: some title&gt;<text:line-break/></text:span></text:span><text:span text:style-name="Основной_20_шрифт_20_абзаца"><text:span text:style-name="T23">tag<text:line-break/></text:span></text:span><text:span text:style-name="Основной_20_шрифт_20_абзаца"><text:span text:style-name="T117">#&lt;Tag: some title&gt;<text:line-break/></text:span></text:span><text:span text:style-name="Основной_20_шрифт_20_абзаца"><text:span text:style-name="T23">tag.save()</text:span></text:span></text:p>
      <text:p text:style-name="P33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3"/>
      <text:p text:style-name="P87"><text:soft-page-break/>Предупреждения</text:p>
      <text:p text:style-name="P88"/>
      <text:list xml:id="list333065618" text:style-name="L1">
        <text:list-item>
          <text:p text:style-name="P239">&lt;console&gt;:1: UnorderedObjectListWarning: Pagination may yield inconsistent results with an unordered object_list: &lt;class 'blog.models.Post'&gt; QuerySet.</text:p>
        </text:list-item>
      </text:list>
      <text:p text:style-name="P117"/>
      <text:p text:style-name="P118">Решение:</text:p>
      <text:p text:style-name="P118">Добавить в модели порядок сортировки</text:p>
      <text:p text:style-name="P118"/>
      <text:p text:style-name="P29"><text:span text:style-name="Основной_20_шрифт_20_абзаца"><text:span text:style-name="T76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109">max_length</text:span></text:span><text:span text:style-name="Основной_20_шрифт_20_абзаца"><text:span text:style-name="T23">=</text:span></text:span><text:span text:style-name="Основной_20_шрифт_20_абзаца"><text:span text:style-name="T128">150</text:span></text:span><text:span text:style-name="Основной_20_шрифт_20_абзаца"><text:span text:style-name="T23">, </text:span></text:span><text:span text:style-name="Основной_20_шрифт_20_абзаца"><text:span text:style-name="T109">db_index</text:span></text:span><text:span text:style-name="Основной_20_шрифт_20_абзаца"><text:span text:style-name="T23">=</text:span></text:span><text:span text:style-name="Основной_20_шрифт_20_абзаца"><text:span text:style-name="T76">True</text:span></text:span><text:span text:style-name="Основной_20_шрифт_20_абзаца"><text:span text:style-name="T23">)<text:line-break/> <text:s text:c="3"/>…<text:line-break/> <text:s text:c="3"/>date_pub = models.DateTimeField(</text:span></text:span><text:span text:style-name="Основной_20_шрифт_20_абзаца"><text:span text:style-name="T109">auto_now_add</text:span></text:span><text:span text:style-name="Основной_20_шрифт_20_абзаца"><text:span text:style-name="T23">=</text:span></text:span><text:span text:style-name="Основной_20_шрифт_20_абзаца"><text:span text:style-name="T76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76">def </text:span></text:span><text:span text:style-name="Основной_20_шрифт_20_абзаца"><text:span text:style-name="T23">get_absolute_url(</text:span></text:span><text:span text:style-name="Основной_20_шрифт_20_абзаца"><text:span text:style-name="T142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76">return </text:span></text:span><text:span text:style-name="Основной_20_шрифт_20_абзаца"><text:span text:style-name="T23">reverse(</text:span></text:span><text:span text:style-name="Основной_20_шрифт_20_абзаца"><text:span text:style-name="T90">'post_detail_url'</text:span></text:span><text:span text:style-name="Основной_20_шрифт_20_абзаца"><text:span text:style-name="T23">, </text:span></text:span><text:span text:style-name="Основной_20_шрифт_20_абзаца"><text:span text:style-name="T109">kwargs</text:span></text:span><text:span text:style-name="Основной_20_шрифт_20_абзаца"><text:span text:style-name="T23">={</text:span></text:span><text:span text:style-name="Основной_20_шрифт_20_абзаца"><text:span text:style-name="T90">'slug'</text:span></text:span><text:span text:style-name="Основной_20_шрифт_20_абзаца"><text:span text:style-name="T23">: </text:span></text:span><text:span text:style-name="Основной_20_шрифт_20_абзаца"><text:span text:style-name="T142">self</text:span></text:span><text:span text:style-name="Основной_20_шрифт_20_абзаца"><text:span text:style-name="T23">.slug})<text:line-break/> <text:s text:c="3"/>…<text:line-break/> <text:s text:c="3"/></text:span></text:span><text:span text:style-name="Основной_20_шрифт_20_абзаца"><text:span text:style-name="T76">def </text:span></text:span><text:span text:style-name="Основной_20_шрифт_20_абзаца"><text:span text:style-name="T140">__str__</text:span></text:span><text:span text:style-name="Основной_20_шрифт_20_абзаца"><text:span text:style-name="T23">(</text:span></text:span><text:span text:style-name="Основной_20_шрифт_20_абзаца"><text:span text:style-name="T142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76">return </text:span></text:span><text:span text:style-name="Основной_20_шрифт_20_абзаца"><text:span text:style-name="T142">self</text:span></text:span><text:span text:style-name="Основной_20_шрифт_20_абзаца"><text:span text:style-name="T23">.title<text:line-break/><text:line-break/> <text:s text:c="4"/></text:span></text:span><text:span text:style-name="Основной_20_шрифт_20_абзаца"><text:span text:style-name="T76">class </text:span></text:span><text:span text:style-name="Основной_20_шрифт_20_абзаца"><text:span text:style-name="T23">Meta:<text:line-break/> <text:s text:c="8"/>ordering = [</text:span></text:span><text:span text:style-name="Основной_20_шрифт_20_абзаца"><text:span text:style-name="T90">'-date_pub'</text:span></text:span><text:span text:style-name="Основной_20_шрифт_20_абзаца"><text:span text:style-name="T23">] # </text:span></text:span><text:span text:style-name="Основной_20_шрифт_20_абзаца"><text:span text:style-name="T27">сортировка</text:span></text:span><text:span text:style-name="Основной_20_шрифт_20_абзаца"><text:span text:style-name="T23"> </text:span></text:span><text:span text:style-name="Основной_20_шрифт_20_абзаца"><text:span text:style-name="T27">по</text:span></text:span><text:span text:style-name="Основной_20_шрифт_20_абзаца"><text:span text:style-name="T23"> </text:span></text:span><text:span text:style-name="Основной_20_шрифт_20_абзаца"><text:span text:style-name="T27">дате</text:span></text:span><text:span text:style-name="Основной_20_шрифт_20_абзаца"><text:span text:style-name="T23"> </text:span></text:span><text:span text:style-name="Основной_20_шрифт_20_абзаца"><text:span text:style-name="T27">публикации</text:span></text:span><text:span text:style-name="Основной_20_шрифт_20_абзаца"><text:span text:style-name="T23">, </text:span></text:span><text:span text:style-name="Основной_20_шрифт_20_абзаца"><text:span text:style-name="T27">последние</text:span></text:span></text:p>
      <text:p text:style-name="P29"><text:span text:style-name="Основной_20_шрифт_20_абзаца"><text:span text:style-name="T23"><text:s text:c="34"/></text:span></text:span><text:span text:style-name="Основной_20_шрифт_20_абзаца"><text:span text:style-name="T27"># публикации в начале списка</text:span></text:span></text:p>
      <text:p text:style-name="P118"/>
      <text:p text:style-name="P118"/>
      <text:p text:style-name="P119">Отображение символов новой строки при выводе текста из базы данных</text:p>
      <text:p text:style-name="P118"/>
      <text:p text:style-name="P120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Обычный"><text:span text:style-name="Основной_20_шрифт_20_абзаца"><text:span text:style-name="T151">вы можете обернуть ваш текст </text:span></text:span><text:span text:style-name="Основной_20_шрифт_20_абзаца"><text:span text:style-name="T152">&lt;pre&gt;</text:span></text:span><text:span text:style-name="Основной_20_шрифт_20_абзаца"><text:span text:style-name="T151"> тег, чтобы HTML понял, что он предварительно отформатирован:</text:span></text:span></text:p>
      <text:p text:style-name="P121">&lt;pre&gt;{{value}}&lt;/pre&gt;</text:p>
      <text:p text:style-name="Обычный"><text:span text:style-name="Основной_20_шрифт_20_абзаца"><text:span text:style-name="T151">вы можете использовать фильтры Django для преобразования простых текстовых строк в HTML. </text:span></text:span><text:span text:style-name="Основной_20_шрифт_20_абзаца"><text:span text:style-name="T152">linebreaks</text:span></text:span><text:span text:style-name="Основной_20_шрифт_20_абзаца"><text:span text:style-name="T151"> превращает одиночные новые строки в </text:span></text:span><text:span text:style-name="Основной_20_шрифт_20_абзаца"><text:span text:style-name="T152">&lt;br&gt;</text:span></text:span><text:span text:style-name="Основной_20_шрифт_20_абзаца"><text:span text:style-name="T151"> теги и двойные переводы строк в </text:span></text:span><text:span text:style-name="Основной_20_шрифт_20_абзаца"><text:span text:style-name="T152">&lt;p&gt;</text:span></text:span><text:span text:style-name="Основной_20_шрифт_20_абзаца"><text:span text:style-name="T151"> теги. </text:span></text:span><text:span text:style-name="Основной_20_шрифт_20_абзаца"><text:span text:style-name="T152">linebreaksbr</text:span></text:span><text:span text:style-name="Основной_20_шрифт_20_абзаца"><text:span text:style-name="T151"> просто превращает новые строки в </text:span></text:span><text:span text:style-name="Основной_20_шрифт_20_абзаца"><text:span text:style-name="T152">&lt;br&gt;</text:span></text:span><text:span text:style-name="Основной_20_шрифт_20_абзаца"><text:span text:style-name="T151"> теги:</text:span></text:span></text:p>
      <text:p text:style-name="P121">{{value|linebreaks}}</text:p>
      <text:p text:style-name="P121">{{value|linebreaksbr}}</text:p>
      <text:p text:style-name="P120">вы можете поэкспериментировать с ними, чтобы увидеть, что вам больше нравится.</text:p>
      <text:p text:style-name="P120">в противном случае вы можете использовать манипуляции со строками в своем представлении, чтобы преобразовать обычный текст в HTML таким образом, который вам больше подходит. И если вы хотите получить действительно продвинутый, вы можете написать свой собственный фильтр, который преобразует так, как вам нравится, и использовать его во всех ваших шаблонах.</text:p>
      <text:p text:style-name="P89"/>
      <text:h text:style-name="P219" text:outline-level="4"><text:soft-page-break/>Для отдельных переменных</text:h>
      <text:p text:style-name="Обычный"/>
      <text:p text:style-name="Обычный">Для отключения авто-экранирования для отдельных переменных, используйте фильтр<text:span text:style-name="apple-converted-space"> </text:span><text:a xlink:type="simple" xlink:href="https://djbook.ru/rel1.4/ref/templates/builtins.html#std:templatefilter-safe" office:target-frame-name="_top" xlink:show="replace" text:style-name="Internet_20_link" text:visited-style-name="Visited_20_Internet_20_Link"><text:span text:style-name="pre"><text:span text:style-name="T153">safe</text:span></text:span></text:a>:</text:p>
      <text:p text:style-name="Обычный"/>
      <text:p text:style-name="P33">This will not be escaped: {{ data|safe }}</text:p>
      <text:p text:style-name="P81"/>
      <text:h text:style-name="P219" text:outline-level="4">Для блоков шаблона</text:h>
      <text:p text:style-name="Обычный">Для контроля авто-экранирования в шаблоне, “оберните” шаблон (или часть шаблона) тегом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53">autoescape</text:span></text:span></text:a>, например:</text:p>
      <text:p text:style-name="Обычный"/>
      <text:p text:style-name="P33">{% autoescape off %}<text:line-break/> <text:s text:c="3"/>Hello {{ name }}<text:line-break/>{% endautoescape %}</text:p>
      <text:p text:style-name="P42"/>
      <text:p text:style-name="Обычный">Тег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53">autoescape</text:span></text:span></text:a><text:span text:style-name="apple-converted-space"> </text:span>в качестве аргумента принимает<text:span text:style-name="apple-converted-space"> </text:span><text:span text:style-name="pre"><text:span text:style-name="T153">on</text:span></text:span><text:span text:style-name="apple-converted-space"> </text:span>или<text:span text:style-name="apple-converted-space"> </text:span><text:span text:style-name="pre"><text:span text:style-name="T153">off</text:span></text:span>. В некоторых случаях, вы захотите включить экранирование в шаблоне, в котором оно было отключено</text:p>
      <text:p text:style-name="P89"/>
      <text:p text:style-name="P89"/>
      <text:p text:style-name="P87">Сохранение нескольких изображений через форму</text:p>
      <text:p text:style-name="P87"/>
      <text:p text:style-name="P68"><text:span text:style-name="Основной_20_шрифт_20_абзаца"><text:span text:style-name="T40">urls</text:span></text:span><text:span text:style-name="Основной_20_шрифт_20_абзаца"><text:span text:style-name="T43">.</text:span></text:span><text:span text:style-name="Основной_20_шрифт_20_абзаца"><text:span text:style-name="T40">py</text:span></text:span><text:span text:style-name="Основной_20_шрифт_20_абзаца"><text:span text:style-name="T43">:</text:span></text:span>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76">import </text:span></text:span><text:span text:style-name="Основной_20_шрифт_20_абзаца"><text:span text:style-name="T23">path<text:line-break/><text:line-break/></text:span></text:span><text:span text:style-name="Основной_20_шрифт_20_абзаца"><text:span text:style-name="T76">from </text:span></text:span><text:span text:style-name="Основной_20_шрифт_20_абзаца"><text:span text:style-name="T23">.views </text:span></text:span><text:span text:style-name="Основной_20_шрифт_20_абзаца"><text:span text:style-name="T76">import </text:span></text:span><text:span text:style-name="Основной_20_шрифт_20_абзаца"><text:span text:style-name="T23">image<text:line-break/></text:span></text:span></text:p>
      <text:p text:style-name="P29"><text:span text:style-name="Основной_20_шрифт_20_абзаца"><text:span text:style-name="T90"><text:line-break/></text:span></text:span><text:span text:style-name="Основной_20_шрифт_20_абзаца"><text:span text:style-name="T23">urlpatterns = [<text:line-break/> <text:s text:c="3"/>path(</text:span></text:span><text:span text:style-name="Основной_20_шрифт_20_абзаца"><text:span text:style-name="T90">'images/'</text:span></text:span><text:span text:style-name="Основной_20_шрифт_20_абзаца"><text:span text:style-name="T23">, image, </text:span></text:span><text:span text:style-name="Основной_20_шрифт_20_абзаца"><text:span text:style-name="T109">name</text:span></text:span><text:span text:style-name="Основной_20_шрифт_20_абзаца"><text:span text:style-name="T23">=</text:span></text:span><text:span text:style-name="Основной_20_шрифт_20_абзаца"><text:span text:style-name="T90">'images'</text:span></text:span><text:span text:style-name="Основной_20_шрифт_20_абзаца"><text:span text:style-name="T23">)<text:line-break/>]</text:span></text:span></text:p>
      <text:p text:style-name="P91"/>
      <text:p text:style-name="P91"/>
      <text:p text:style-name="P91">views.py: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django.forms </text:span></text:span><text:span text:style-name="Основной_20_шрифт_20_абзаца"><text:span text:style-name="T76">import </text:span></text:span><text:span text:style-name="Основной_20_шрифт_20_абзаца"><text:span text:style-name="T23">formset_factory</text:span></text:span>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76">import </text:span></text:span><text:span text:style-name="Основной_20_шрифт_20_абзаца"><text:span text:style-name="T23">render</text:span></text:span></text:p>
      <text:p text:style-name="P33"/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.models </text:span></text:span><text:span text:style-name="Основной_20_шрифт_20_абзаца"><text:span text:style-name="T76">import </text:span></text:span><text:span text:style-name="Основной_20_шрифт_20_абзаца"><text:span text:style-name="T23">Images</text:span></text:span>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.forms </text:span></text:span><text:span text:style-name="Основной_20_шрифт_20_абзаца"><text:span text:style-name="T76">import </text:span></text:span><text:span text:style-name="Основной_20_шрифт_20_абзаца"><text:span text:style-name="T23">ImageForm</text:span></text:span></text:p>
      <text:p text:style-name="P91"/>
      <text:p text:style-name="P91"/>
      <text:p text:style-name="P29"><text:span text:style-name="Основной_20_шрифт_20_абзаца"><text:span text:style-name="T76">def </text:span></text:span><text:span text:style-name="Основной_20_шрифт_20_абзаца"><text:span text:style-name="T23">image(request):<text:line-break/> <text:s text:c="3"/>ImageFormSet = formset_factory(ImageForm, </text:span></text:span><text:span text:style-name="Основной_20_шрифт_20_абзаца"><text:span text:style-name="T109">extra</text:span></text:span><text:span text:style-name="Основной_20_шрифт_20_абзаца"><text:span text:style-name="T23">=</text:span></text:span><text:span text:style-name="Основной_20_шрифт_20_абзаца"><text:span text:style-name="T128">2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76">if </text:span></text:span><text:span text:style-name="Основной_20_шрифт_20_абзаца"><text:span text:style-name="T23">request.method == </text:span></text:span><text:span text:style-name="Основной_20_шрифт_20_абзаца"><text:span text:style-name="T90">'POST'</text:span></text:span><text:span text:style-name="Основной_20_шрифт_20_абзаца"><text:span text:style-name="T23">:<text:line-break/> <text:s text:c="7"/>image_formset = ImageFormSet(request.POST, request.FILES, ImageForm)<text:line-break/> <text:s text:c="7"/></text:span></text:span><text:span text:style-name="Основной_20_шрифт_20_абзаца"><text:span text:style-name="T76">if </text:span></text:span><text:span text:style-name="Основной_20_шрифт_20_абзаца"><text:span text:style-name="T23">image_formset.is_valid():<text:line-break/> <text:s text:c="11"/></text:span></text:span><text:span text:style-name="Основной_20_шрифт_20_абзаца"><text:span text:style-name="T76">for </text:span></text:span><text:span text:style-name="Основной_20_шрифт_20_абзаца"><text:span text:style-name="T23">form </text:span></text:span><text:span text:style-name="Основной_20_шрифт_20_абзаца"><text:span text:style-name="T76">in </text:span></text:span><text:span text:style-name="Основной_20_шрифт_20_абзаца"><text:span text:style-name="T23">image_formset.cleaned_data:<text:line-break/> <text:s text:c="15"/>image = form[</text:span></text:span><text:span text:style-name="Основной_20_шрифт_20_абзаца"><text:span text:style-name="T90">'image'</text:span></text:span><text:span text:style-name="Основной_20_шрифт_20_абзаца"><text:span text:style-name="T23">]<text:line-break/> <text:s text:c="15"/>post = form[</text:span></text:span><text:span text:style-name="Основной_20_шрифт_20_абзаца"><text:span text:style-name="T90">'post'</text:span></text:span><text:span text:style-name="Основной_20_шрифт_20_абзаца"><text:span text:style-name="T23">]<text:line-break/> <text:s text:c="15"/>Images.objects.create(</text:span></text:span><text:span text:style-name="Основной_20_шрифт_20_абзаца"><text:span text:style-name="T109">post</text:span></text:span><text:span text:style-name="Основной_20_шрифт_20_абзаца"><text:span text:style-name="T23">=post, </text:span></text:span><text:span text:style-name="Основной_20_шрифт_20_абзаца"><text:span text:style-name="T109">image</text:span></text:span><text:span text:style-name="Основной_20_шрифт_20_абзаца"><text:span text:style-name="T23">=image)<text:line-break/><text:line-break/> <text:s text:c="3"/></text:span></text:span><text:span text:style-name="Основной_20_шрифт_20_абзаца"><text:span text:style-name="T76">else</text:span></text:span><text:span text:style-name="Основной_20_шрифт_20_абзаца"><text:span text:style-name="T23">:<text:line-break/> <text:s text:c="7"/>ImageFormSet = formset_factory(ImageForm, </text:span></text:span><text:span text:style-name="Основной_20_шрифт_20_абзаца"><text:span text:style-name="T109">extra</text:span></text:span><text:span text:style-name="Основной_20_шрифт_20_абзаца"><text:span text:style-name="T23">=</text:span></text:span><text:span text:style-name="Основной_20_шрифт_20_абзаца"><text:span text:style-name="T128">2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76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90">'polls/images.html'</text:span></text:span><text:span text:style-name="Основной_20_шрифт_20_абзаца"><text:span text:style-name="T23">, {</text:span></text:span><text:span text:style-name="Основной_20_шрифт_20_абзаца"><text:span text:style-name="T90">'formset'</text:span></text:span><text:span text:style-name="Основной_20_шрифт_20_абзаца"><text:span text:style-name="T23">: ImageFormSet})</text:span></text:span></text:p>
      <text:p text:style-name="P92"/>
      <text:p text:style-name="P91"><text:soft-page-break/>models.py: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django.db </text:span></text:span><text:span text:style-name="Основной_20_шрифт_20_абзаца"><text:span text:style-name="T76">import </text:span></text:span><text:span text:style-name="Основной_20_шрифт_20_абзаца"><text:span text:style-name="T23">models<text:line-break/></text:span></text:span><text:span text:style-name="Основной_20_шрифт_20_абзаца"><text:span text:style-name="T76">from </text:span></text:span><text:span text:style-name="Основной_20_шрифт_20_абзаца"><text:span text:style-name="T23">django.template.defaultfilters </text:span></text:span><text:span text:style-name="Основной_20_шрифт_20_абзаца"><text:span text:style-name="T76">import </text:span></text:span><text:span text:style-name="Основной_20_шрифт_20_абзаца"><text:span text:style-name="T23">slugify</text:span></text:span></text:p>
      <text:p text:style-name="P69"/>
      <text:p text:style-name="P69"/>
      <text:p text:style-name="P29"><text:span text:style-name="Основной_20_шрифт_20_абзаца"><text:span text:style-name="T76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109">max_length</text:span></text:span><text:span text:style-name="Основной_20_шрифт_20_абзаца"><text:span text:style-name="T23">=</text:span></text:span><text:span text:style-name="Основной_20_шрифт_20_абзаца"><text:span text:style-name="T128">128</text:span></text:span><text:span text:style-name="Основной_20_шрифт_20_абзаца"><text:span text:style-name="T23">)<text:line-break/> <text:s text:c="3"/>body = models.CharField(</text:span></text:span><text:span text:style-name="Основной_20_шрифт_20_абзаца"><text:span text:style-name="T109">max_length</text:span></text:span><text:span text:style-name="Основной_20_шрифт_20_абзаца"><text:span text:style-name="T23">=</text:span></text:span><text:span text:style-name="Основной_20_шрифт_20_абзаца"><text:span text:style-name="T128">400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76">def </text:span></text:span><text:span text:style-name="Основной_20_шрифт_20_абзаца"><text:span text:style-name="T140">__str__</text:span></text:span><text:span text:style-name="Основной_20_шрифт_20_абзаца"><text:span text:style-name="T23">(</text:span></text:span><text:span text:style-name="Основной_20_шрифт_20_абзаца"><text:span text:style-name="T142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76">return </text:span></text:span><text:span text:style-name="Основной_20_шрифт_20_абзаца"><text:span text:style-name="T142">self</text:span></text:span><text:span text:style-name="Основной_20_шрифт_20_абзаца"><text:span text:style-name="T23">.title</text:span></text:span></text:p>
      <text:p text:style-name="P33"/>
      <text:p text:style-name="P33"/>
      <text:p text:style-name="P29"><text:span text:style-name="Основной_20_шрифт_20_абзаца"><text:span text:style-name="T76">def </text:span></text:span><text:span text:style-name="Основной_20_шрифт_20_абзаца"><text:span text:style-name="T23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76">return </text:span></text:span><text:span text:style-name="Основной_20_шрифт_20_абзаца"><text:span text:style-name="T90">"post_images/%s-%s" </text:span></text:span><text:span text:style-name="Основной_20_шрифт_20_абзаца"><text:span text:style-name="T23">% (slug, filename)</text:span></text:span></text:p>
      <text:p text:style-name="P33"/>
      <text:p text:style-name="P33"/>
      <text:p text:style-name="P29"><text:span text:style-name="Основной_20_шрифт_20_абзаца"><text:span text:style-name="T76">class </text:span></text:span><text:span text:style-name="Основной_20_шрифт_20_абзаца"><text:span text:style-name="T23">Images(models.Model):<text:line-break/> <text:s text:c="3"/>post = models.ForeignKey(Post, </text:span></text:span><text:span text:style-name="Основной_20_шрифт_20_абзаца"><text:span text:style-name="T109">default</text:span></text:span><text:span text:style-name="Основной_20_шрифт_20_абзаца"><text:span text:style-name="T23">=</text:span></text:span><text:span text:style-name="Основной_20_шрифт_20_абзаца"><text:span text:style-name="T76">None</text:span></text:span><text:span text:style-name="Основной_20_шрифт_20_абзаца"><text:span text:style-name="T23">, </text:span></text:span><text:span text:style-name="Основной_20_шрифт_20_абзаца"><text:span text:style-name="T109">on_delete</text:span></text:span><text:span text:style-name="Основной_20_шрифт_20_абзаца"><text:span text:style-name="T23">=models.CASCADE)<text:line-break/> <text:s text:c="3"/>image = models.ImageField(</text:span></text:span><text:span text:style-name="Основной_20_шрифт_20_абзаца"><text:span text:style-name="T109">upload_to</text:span></text:span><text:span text:style-name="Основной_20_шрифт_20_абзаца"><text:span text:style-name="T23">=get_image_filename,<text:line-break/> <text:s text:c="29"/></text:span></text:span><text:span text:style-name="Основной_20_шрифт_20_абзаца"><text:span text:style-name="T109">verbose_name</text:span></text:span><text:span text:style-name="Основной_20_шрифт_20_абзаца"><text:span text:style-name="T23">=</text:span></text:span><text:span text:style-name="Основной_20_шрифт_20_абзаца"><text:span text:style-name="T90">'Image'</text:span></text:span><text:span text:style-name="Основной_20_шрифт_20_абзаца"><text:span text:style-name="T23">)</text:span></text:span></text:p>
      <text:p text:style-name="P33"/>
      <text:p text:style-name="P85"/>
      <text:p text:style-name="P91">forms.py: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django </text:span></text:span><text:span text:style-name="Основной_20_шрифт_20_абзаца"><text:span text:style-name="T76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76">from </text:span></text:span><text:span text:style-name="Основной_20_шрифт_20_абзаца"><text:span text:style-name="T23">.models </text:span></text:span><text:span text:style-name="Основной_20_шрифт_20_абзаца"><text:span text:style-name="T76">import </text:span></text:span><text:span text:style-name="Основной_20_шрифт_20_абзаца"><text:span text:style-name="T23">Images<text:line-break/><text:line-break/><text:line-break/></text:span></text:span><text:span text:style-name="Основной_20_шрифт_20_абзаца"><text:span text:style-name="T76">class </text:span></text:span><text:span text:style-name="Основной_20_шрифт_20_абзаца"><text:span text:style-name="T23">ImageForm(forms.ModelForm):<text:line-break/> <text:s text:c="3"/></text:span></text:span><text:span text:style-name="Основной_20_шрифт_20_абзаца"><text:span text:style-name="T76">class </text:span></text:span><text:span text:style-name="Основной_20_шрифт_20_абзаца"><text:span text:style-name="T23">Meta:<text:line-break/> <text:s text:c="7"/>model = Images<text:line-break/> <text:s text:c="7"/>fields = [</text:span></text:span><text:span text:style-name="Основной_20_шрифт_20_абзаца"><text:span text:style-name="T90">'post'</text:span></text:span><text:span text:style-name="Основной_20_шрифт_20_абзаца"><text:span text:style-name="T23">, </text:span></text:span><text:span text:style-name="Основной_20_шрифт_20_абзаца"><text:span text:style-name="T90">'image'</text:span></text:span><text:span text:style-name="Основной_20_шрифт_20_абзаца"><text:span text:style-name="T23">]</text:span></text:span></text:p>
      <text:p text:style-name="P85"/>
      <text:p text:style-name="P85"/>
      <text:p text:style-name="P91">images.html:</text:p>
      <text:p text:style-name="P29"><text:span text:style-name="Основной_20_шрифт_20_абзаца"><text:span text:style-name="T25">&lt;</text:span></text:span><text:span text:style-name="Основной_20_шрифт_20_абзаца"><text:span text:style-name="T77">form </text:span></text:span><text:span text:style-name="Основной_20_шрифт_20_абзаца"><text:span text:style-name="T129">id</text:span></text:span><text:span text:style-name="Основной_20_шрифт_20_абзаца"><text:span text:style-name="T135">="post_form" </text:span></text:span><text:span text:style-name="Основной_20_шрифт_20_абзаца"><text:span text:style-name="T129">method</text:span></text:span><text:span text:style-name="Основной_20_шрифт_20_абзаца"><text:span text:style-name="T135">="post" </text:span></text:span><text:span text:style-name="Основной_20_шрифт_20_абзаца"><text:span text:style-name="T129">action</text:span></text:span><text:span text:style-name="Основной_20_шрифт_20_абзаца"><text:span text:style-name="T135">="" </text:span></text:span><text:span text:style-name="Основной_20_шрифт_20_абзаца"><text:span text:style-name="T129">enctype</text:span></text:span><text:span text:style-name="Основной_20_шрифт_20_абзаца"><text:span text:style-name="T135">="multipart/form-data"</text:span></text:span><text:span text:style-name="Основной_20_шрифт_20_абзаца"><text:span text:style-name="T25">&gt;</text:span></text:span><text:span text:style-name="Основной_20_шрифт_20_абзаца"><text:span text:style-name="T23"><text:line-break/><text:line-break/> <text:s text:c="3"/>{% csrf_token %}<text:line-break/></text:span></text:span></text:p>
      <text:p text:style-name="P68"><text:span text:style-name="Основной_20_шрифт_20_абзаца"><text:span text:style-name="T28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29">&lt;</text:span></text:span><text:span text:style-name="Основной_20_шрифт_20_абзаца"><text:span text:style-name="T80">p</text:span></text:span><text:span text:style-name="Основной_20_шрифт_20_абзаца"><text:span text:style-name="T29">&gt;</text:span></text:span><text:span text:style-name="Основной_20_шрифт_20_абзаца"><text:span text:style-name="T28">{{ form }}</text:span></text:span><text:span text:style-name="Основной_20_шрифт_20_абзаца"><text:span text:style-name="T29">&lt;/</text:span></text:span><text:span text:style-name="Основной_20_шрифт_20_абзаца"><text:span text:style-name="T80">p</text:span></text:span><text:span text:style-name="Основной_20_шрифт_20_абзаца"><text:span text:style-name="T29">&gt;</text:span></text:span><text:span text:style-name="Основной_20_шрифт_20_абзаца"><text:span text:style-name="T28"><text:line-break/> <text:s text:c="3"/>{% endfor %}<text:line-break/><text:line-break/> <text:s text:c="3"/></text:span></text:span><text:span text:style-name="Основной_20_шрифт_20_абзаца"><text:span text:style-name="T29">&lt;</text:span></text:span><text:span text:style-name="Основной_20_шрифт_20_абзаца"><text:span text:style-name="T80">input </text:span></text:span><text:span text:style-name="Основной_20_шрифт_20_абзаца"><text:span text:style-name="T132">type</text:span></text:span><text:span text:style-name="Основной_20_шрифт_20_абзаца"><text:span text:style-name="T137">="submit" </text:span></text:span><text:span text:style-name="Основной_20_шрифт_20_абзаца"><text:span text:style-name="T132">name</text:span></text:span><text:span text:style-name="Основной_20_шрифт_20_абзаца"><text:span text:style-name="T137">="submit" </text:span></text:span><text:span text:style-name="Основной_20_шрифт_20_абзаца"><text:span text:style-name="T132">value</text:span></text:span><text:span text:style-name="Основной_20_шрифт_20_абзаца"><text:span text:style-name="T137">="Submit" </text:span></text:span><text:span text:style-name="Основной_20_шрифт_20_абзаца"><text:span text:style-name="T29">/&gt;</text:span></text:span><text:span text:style-name="Основной_20_шрифт_20_абзаца"><text:span text:style-name="T28"><text:line-break/></text:span></text:span><text:span text:style-name="Основной_20_шрифт_20_абзаца"><text:span text:style-name="T29">&lt;/</text:span></text:span><text:span text:style-name="Основной_20_шрифт_20_абзаца"><text:span text:style-name="T80">form</text:span></text:span><text:span text:style-name="Основной_20_шрифт_20_абзаца"><text:span text:style-name="T29">&gt;</text:span></text:span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97"><text:span text:style-name="Основной_20_шрифт_20_абзаца"><text:span text:style-name="T45"/></text:span></text:p>
      <text:p text:style-name="P97"><text:soft-page-break/><text:span text:style-name="Основной_20_шрифт_20_абзаца"><text:span text:style-name="T45">Сброс</text:span></text:span><text:span text:style-name="Основной_20_шрифт_20_абзаца"><text:span text:style-name="T46"> </text:span></text:span><text:span text:style-name="Основной_20_шрифт_20_абзаца"><text:span text:style-name="T45">пароля</text:span></text:span><text:span text:style-name="Основной_20_шрифт_20_абзаца"><text:span text:style-name="T46"> </text:span></text:span><text:span text:style-name="Основной_20_шрифт_20_абзаца"><text:span text:style-name="T45">от</text:span></text:span><text:span text:style-name="Основной_20_шрифт_20_абзаца"><text:span text:style-name="T46"> admin</text:span></text:span></text:p>
      <text:p text:style-name="P83"/>
      <text:p text:style-name="P92">python manage.py shell</text:p>
      <text:p text:style-name="P92">from django.contrib.auth.models import User</text:p>
      <text:p text:style-name="P92">User.objects.all()</text:p>
      <text:p text:style-name="P68"><text:span text:style-name="Основной_20_шрифт_20_абзаца"><text:span text:style-name="T41">#</text:span></text:span><text:span text:style-name="Основной_20_шрифт_20_абзаца"><text:span text:style-name="T156"> </text:span></text:span><text:span text:style-name="Основной_20_шрифт_20_абзаца"><text:span text:style-name="T41">&lt;QuerySet [&lt;User: admin&gt;]&gt;</text:span></text:span></text:p>
      <text:p text:style-name="P92">user = User.objects.get(username='admin')</text:p>
      <text:p text:style-name="P68"><text:span text:style-name="T41">user.set_password('</text:span><text:span text:style-name="T42">1234</text:span><text:span text:style-name="T41">')</text:span></text:p>
      <text:p text:style-name="P92">user.save()</text:p>
      <text:p text:style-name="P92"/>
      <text:p text:style-name="P92"/>
      <text:p text:style-name="P83">Django-summernote</text:p>
      <text:p text:style-name="P83"/>
      <text:p text:style-name="P68"><text:span text:style-name="Основной_20_шрифт_20_абзаца"><text:span text:style-name="T41">1. </text:span></text:span><text:span text:style-name="Основной_20_шрифт_20_абзаца"><text:span text:style-name="T52">Устанавливаем</text:span></text:span><text:span text:style-name="Основной_20_шрифт_20_абзаца"><text:span text:style-name="T48"> django-summernote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нашей</text:span></text:span><text:span text:style-name="Основной_20_шрифт_20_абзаца"><text:span text:style-name="T48"> </text:span></text:span><text:span text:style-name="Основной_20_шрифт_20_абзаца"><text:span text:style-name="T52">виртуальное</text:span></text:span><text:span text:style-name="Основной_20_шрифт_20_абзаца"><text:span text:style-name="T48"> </text:span></text:span><text:span text:style-name="Основной_20_шрифт_20_абзаца"><text:span text:style-name="T52">окружение</text:span></text:span></text:p>
      <text:p text:style-name="P69">pip install django-summernote</text:p>
      <text:p text:style-name="P69"/>
      <text:p text:style-name="P68"><text:span text:style-name="Основной_20_шрифт_20_абзаца"><text:span text:style-name="T48">2.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</text:span></text:span><text:span text:style-name="Основной_20_шрифт_20_абзаца"><text:span text:style-name="T52">приложение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файл</text:span></text:span><text:span text:style-name="Основной_20_шрифт_20_абзаца"><text:span text:style-name="T48"> settings.py</text:span></text:span></text:p>
      <text:p text:style-name="P68"><text:span text:style-name="Основной_20_шрифт_20_абзаца"><text:span text:style-name="T28">INSTALLED_APPS += (</text:span></text:span><text:span text:style-name="Основной_20_шрифт_20_абзаца"><text:span text:style-name="T93">'django_summernote'</text:span></text:span><text:span text:style-name="Основной_20_шрифт_20_абзаца"><text:span text:style-name="T28">, )</text:span></text:span></text:p>
      <text:p text:style-name="P69"/>
      <text:p text:style-name="P68"><text:span text:style-name="Основной_20_шрифт_20_абзаца"><text:span text:style-name="T48">3. </text:span></text:span><text:span text:style-name="Основной_20_шрифт_20_абзаца"><text:span text:style-name="T52">Доюавляем</text:span></text:span><text:span text:style-name="Основной_20_шрифт_20_абзаца"><text:span text:style-name="T48"> </text:span></text:span><text:span text:style-name="Основной_20_шрифт_20_абзаца"><text:span text:style-name="T49">'django_summernote.urls </text:span></text:span><text:span text:style-name="Основной_20_шрифт_20_абзаца"><text:span text:style-name="T53">в</text:span></text:span><text:span text:style-name="Основной_20_шрифт_20_абзаца"><text:span text:style-name="T49"> urls.py</text:span></text:span>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76">import </text:span></text:span><text:span text:style-name="Основной_20_шрифт_20_абзаца"><text:span text:style-name="T23">include<text:line-break/></text:span></text:span><text:span text:style-name="Основной_20_шрифт_20_абзаца"><text:span text:style-name="T117"># ...<text:line-break/></text:span></text:span><text:span text:style-name="Основной_20_шрифт_20_абзаца"><text:span text:style-name="T23">urlpatterns = [<text:line-break/> <text:s text:c="3"/>...<text:line-break/> <text:s text:c="3"/>path(</text:span></text:span><text:span text:style-name="Основной_20_шрифт_20_абзаца"><text:span text:style-name="T90">'summernote/'</text:span></text:span><text:span text:style-name="Основной_20_шрифт_20_абзаца"><text:span text:style-name="T23">, include(</text:span></text:span><text:span text:style-name="Основной_20_шрифт_20_абзаца"><text:span text:style-name="T90">'django_summernote.urls'</text:span></text:span><text:span text:style-name="Основной_20_шрифт_20_абзаца"><text:span text:style-name="T23">)),<text:line-break/> <text:s text:c="3"/>...<text:line-break/>]</text:span></text:span></text:p>
      <text:p text:style-name="P81"/>
      <text:p text:style-name="P68"><text:span text:style-name="Основной_20_шрифт_20_абзаца"><text:span text:style-name="T52">4. Добавляем </text:span></text:span><text:span text:style-name="Основной_20_шрифт_20_абзаца"><text:span text:style-name="T48">MEDIA</text:span></text:span><text:span text:style-name="Основной_20_шрифт_20_абзаца"><text:span text:style-name="T52">_</text:span></text:span><text:span text:style-name="Основной_20_шрифт_20_абзаца"><text:span text:style-name="T48">URL</text:span></text:span><text:span text:style-name="Основной_20_шрифт_20_абзаца"><text:span text:style-name="T52"> для вложений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/text:p>
      <text:p text:style-name="P29"><text:span text:style-name="Основной_20_шрифт_20_абзаца"><text:span text:style-name="T23">MEDIA_URL = </text:span></text:span><text:span text:style-name="Основной_20_шрифт_20_абзаца"><text:span text:style-name="T90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90">'media/'</text:span></text:span><text:span text:style-name="Основной_20_шрифт_20_абзаца"><text:span text:style-name="T23">)</text:span></text:span></text:p>
      <text:p text:style-name="P81"/>
      <text:p text:style-name="P68"><text:span text:style-name="Основной_20_шрифт_20_абзаца"><text:span text:style-name="T48">5. </text:span></text:span><text:span text:style-name="Основной_20_шрифт_20_абзаца"><text:span text:style-name="T52">Если</text:span></text:span><text:span text:style-name="Основной_20_шрифт_20_абзаца"><text:span text:style-name="T48"> </text:span></text:span><text:span text:style-name="Основной_20_шрифт_20_абзаца"><text:span text:style-name="T52">включена</text:span></text:span><text:span text:style-name="Основной_20_шрифт_20_абзаца"><text:span text:style-name="T48"> </text:span></text:span><text:span text:style-name="Основной_20_шрифт_20_абзаца"><text:span text:style-name="T52">опция</text:span></text:span><text:span text:style-name="Основной_20_шрифт_20_абзаца"><text:span text:style-name="T48"> </text:span></text:span><text:span text:style-name="Основной_20_шрифт_20_абзаца"><text:span text:style-name="T52">отладки</text:span></text:span><text:span text:style-name="Основной_20_шрифт_20_абзаца"><text:span text:style-name="T48"> (DEBAG=True),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urlpatterns </text:span></text:span><text:span text:style-name="Основной_20_шрифт_20_абзаца"><text:span text:style-name="T52">в</text:span></text:span><text:span text:style-name="Основной_20_шрифт_20_абзаца"><text:span text:style-name="T48"> urls.py</text:span></text:span>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76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76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76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76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109">document_root</text:span></text:span><text:span text:style-name="Основной_20_шрифт_20_абзаца"><text:span text:style-name="T23">=settings.MEDIA_ROOT)</text:span></text:span></text:p>
      <text:p text:style-name="P92"/>
      <text:p text:style-name="P68"><text:span text:style-name="Основной_20_шрифт_20_абзаца"><text:span text:style-name="T52">6. Если используем </text:span></text:span><text:span text:style-name="Основной_20_шрифт_20_абзаца"><text:span text:style-name="T48">Django</text:span></text:span><text:span text:style-name="Основной_20_шрифт_20_абзаца"><text:span text:style-name="T52"> 3.</text:span></text:span><text:span text:style-name="Основной_20_шрифт_20_абзаца"><text:span text:style-name="T48">x</text:span></text:span><text:span text:style-name="Основной_20_шрифт_20_абзаца"><text:span text:style-name="T52"> со стандартным </text:span></text:span><text:span text:style-name="Основной_20_шрифт_20_абзаца"><text:span text:style-name="T48">SummernoteWidget</text:span></text:span><text:span text:style-name="Основной_20_шрифт_20_абзаца"><text:span text:style-name="T52">, тогда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text:span text:style-name="Основной_20_шрифт_20_абзаца"><text:span text:style-name="T52"> устанавливаем</text:span></text:span></text:p>
      <text:p text:style-name="P29"><text:span text:style-name="Основной_20_шрифт_20_абзаца"><text:span text:style-name="T27">X_FRAME_OPTIONS = </text:span></text:span><text:span text:style-name="Основной_20_шрифт_20_абзаца"><text:span text:style-name="T92">'SAMEORIGIN'</text:span></text:span></text:p>
      <text:p text:style-name="P93"/>
      <text:p text:style-name="P68"><text:span text:style-name="Основной_20_шрифт_20_абзаца"><text:span text:style-name="T52">7. </text:span></text:span><text:span text:style-name="Основной_20_шрифт_20_абзаца"><text:span text:style-name="T48">django</text:span></text:span><text:span text:style-name="Основной_20_шрифт_20_абзаца"><text:span text:style-name="T52">-</text:span></text:span><text:span text:style-name="Основной_20_шрифт_20_абзаца"><text:span text:style-name="T48">summernote</text:span></text:span><text:span text:style-name="Основной_20_шрифт_20_абзаца"><text:span text:style-name="T52"> по умолчанию поставляется с </text:span></text:span><text:span text:style-name="Основной_20_шрифт_20_абзаца"><text:span text:style-name="T48">Bootstrap</text:span></text:span><text:span text:style-name="Основной_20_шрифт_20_абзаца"><text:span text:style-name="T52">3, если мы хотим использовать другую тему,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text:span text:style-name="Основной_20_шрифт_20_абзаца"><text:span text:style-name="T52"> указываем это</text:span></text:span></text:p>
      <text:p text:style-name="P29"><text:span text:style-name="Основной_20_шрифт_20_абзаца"><text:span text:style-name="T23">SUMMERNOTE_THEME = </text:span></text:span><text:span text:style-name="Основной_20_шрифт_20_абзаца"><text:span text:style-name="T90">'bs4'</text:span></text:span></text:p>
      <text:p text:style-name="P92"/>
      <text:p text:style-name="P92"/>
      <text:p text:style-name="P92"/>
      <text:p text:style-name="P68"><text:soft-page-break/><text:span text:style-name="Основной_20_шрифт_20_абзаца"><text:span text:style-name="T48">8. </text:span></text:span><text:span text:style-name="Основной_20_шрифт_20_абзаца"><text:span text:style-name="T52">В</text:span></text:span><text:span text:style-name="Основной_20_шрифт_20_абзаца"><text:span text:style-name="T48"> forms.py</text:span></text:span>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Form</text:span></text:span>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django_summernote.widgets </text:span></text:span><text:span text:style-name="Основной_20_шрифт_20_абзаца"><text:span text:style-name="T76">import </text:span></text:span><text:span text:style-name="Основной_20_шрифт_20_абзаца"><text:span text:style-name="T23">SummernoteWidget, SummernoteInplaceWidget<text:line-break/><text:line-break/></text:span></text:span><text:span text:style-name="Основной_20_шрифт_20_абзаца"><text:span text:style-name="T117"><text:line-break/></text:span></text:span><text:span text:style-name="Основной_20_шрифт_20_абзаца"><text:span text:style-name="T76">class </text:span></text:span><text:span text:style-name="Основной_20_шрифт_20_абзаца"><text:span text:style-name="T23">SomeForm(forms.Form):<text:line-break/> <text:s text:c="3"/>foo = forms.CharField(</text:span></text:span><text:span text:style-name="Основной_20_шрифт_20_абзаца"><text:span text:style-name="T109">widget</text:span></text:span><text:span text:style-name="Основной_20_шрифт_20_абзаца"><text:span text:style-name="T23">=SummernoteWidget()) <text:s/></text:span></text:span><text:span text:style-name="Основной_20_шрифт_20_абзаца"><text:span text:style-name="T117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76">class </text:span></text:span><text:span text:style-name="Основной_20_шрифт_20_абзаца"><text:span text:style-name="T23">AnotherForm(forms.Form):<text:line-break/> <text:s text:c="3"/>bar = forms.CharField(</text:span></text:span><text:span text:style-name="Основной_20_шрифт_20_абзаца"><text:span text:style-name="T109">widget</text:span></text:span><text:span text:style-name="Основной_20_шрифт_20_абзаца"><text:span text:style-name="T23">=SummernoteInplaceWidget())</text:span></text:span></text:p>
      <text:p text:style-name="P92"/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ModelForm</text:span></text:span></text:p>
      <text:p text:style-name="P29"><text:span text:style-name="Основной_20_шрифт_20_абзаца"><text:span text:style-name="T76">class </text:span></text:span><text:span text:style-name="Основной_20_шрифт_20_абзаца"><text:span text:style-name="T23">FormFromSomeModel(forms.ModelForm):<text:line-break/> <text:s text:c="3"/></text:span></text:span><text:span text:style-name="Основной_20_шрифт_20_абзаца"><text:span text:style-name="T76">class </text:span></text:span><text:span text:style-name="Основной_20_шрифт_20_абзаца"><text:span text:style-name="T23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90">'foo'</text:span></text:span><text:span text:style-name="Основной_20_шрифт_20_абзаца"><text:span text:style-name="T23">: SummernoteWidget(),<text:line-break/> <text:s text:c="11"/></text:span></text:span><text:span text:style-name="Основной_20_шрифт_20_абзаца"><text:span text:style-name="T90">'bar'</text:span></text:span><text:span text:style-name="Основной_20_шрифт_20_абзаца"><text:span text:style-name="T23">: SummernoteInplaceWidget(),<text:line-break/> <text:s text:c="7"/>}</text:span></text:span></text:p>
      <text:p text:style-name="P92"/>
      <text:p text:style-name="P93">Не забываем использовать безопасный шаблонный тег при отображении в шаблонах</text:p>
      <text:p text:style-name="P34">{{ foobar|safe }}</text:p>
      <text:p text:style-name="P93"/>
      <text:p text:style-name="P93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Form</text:span></text:span>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django_summernote.fields </text:span></text:span><text:span text:style-name="Основной_20_шрифт_20_абзаца"><text:span text:style-name="T76">import </text:span></text:span><text:span text:style-name="Основной_20_шрифт_20_абзаца"><text:span text:style-name="T23">SummernoteTextFormField, SummernoteTextField<text:line-break/><text:line-break/></text:span></text:span><text:span text:style-name="Основной_20_шрифт_20_абзаца"><text:span text:style-name="T76">class </text:span></text:span><text:span text:style-name="Основной_20_шрифт_20_абзаца"><text:span text:style-name="T23">SomeForm(forms.Form):<text:line-break/> <text:s text:c="3"/>foo = SummernoteTextFormField()<text:line-break/></text:span></text:span></text:p>
      <text:p text:style-name="P68"><text:span text:style-name="Основной_20_шрифт_20_абзаца"><text:span text:style-name="T52">Если</text:span></text:span><text:span text:style-name="Основной_20_шрифт_20_абзаца"><text:span text:style-name="T48"> ModelForm</text:span></text:span></text:p>
      <text:p text:style-name="P29"><text:span text:style-name="Основной_20_шрифт_20_абзаца"><text:span text:style-name="T23"><text:line-break/></text:span></text:span><text:span text:style-name="Основной_20_шрифт_20_абзаца"><text:span text:style-name="T76">class </text:span></text:span><text:span text:style-name="Основной_20_шрифт_20_абзаца"><text:span text:style-name="T23">FormForSomeModel(forms.ModelForm):<text:line-break/> <text:s text:c="3"/>foo = SummernoteFormField()</text:span></text:span></text:p>
      <text:p text:style-name="P92"/>
      <text:p text:style-name="P89">9. Запускаем миграцию базы данных для подготовки модели вложения:</text:p>
      <text:p text:style-name="P29"><text:span text:style-name="Основной_20_шрифт_20_абзаца"><text:span text:style-name="T23">python manage.py migrate</text:span></text:span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97"><text:span text:style-name="Основной_20_шрифт_20_абзаца"><text:span text:style-name="T45"/></text:span></text:p>
      <text:p text:style-name="P97"><text:span text:style-name="Основной_20_шрифт_20_абзаца"><text:span text:style-name="T45"/></text:span></text:p>
      <text:p text:style-name="P97"><text:soft-page-break/><text:span text:style-name="Основной_20_шрифт_20_абзаца"><text:span text:style-name="T45">Не</text:span></text:span><text:span text:style-name="Основной_20_шрифт_20_абзаца"><text:span text:style-name="T46"> </text:span></text:span><text:span text:style-name="Основной_20_шрифт_20_абзаца"><text:span text:style-name="T45">отображается</text:span></text:span><text:span text:style-name="Основной_20_шрифт_20_абзаца"><text:span text:style-name="T46"> summernote </text:span></text:span><text:span text:style-name="Основной_20_шрифт_20_абзаца"><text:span text:style-name="T45">в</text:span></text:span><text:span text:style-name="Основной_20_шрифт_20_абзаца"><text:span text:style-name="T46"> pythonanywhere</text:span></text:span></text:p>
      <text:p text:style-name="P83"/>
      <text:p text:style-name="P68"><text:span text:style-name="Основной_20_шрифт_20_абзаца"><text:span text:style-name="T52"><draw:frame draw:style-name="fr1" draw:name="Рисунок 6" text:anchor-type="as-char" svg:y="0cm" svg:width="11.529cm" style:rel-width="scale" svg:height="7.879cm" style:rel-height="scale" draw:z-index="3"><draw:image xlink:href="Pictures/10000201000003E6000002AAE4A63E8D36892A25.png" xlink:type="simple" xlink:show="embed" xlink:actuate="onLoad" loext:mime-type="image/png"/></draw:frame></text:span></text:span></text:p>
      <text:p text:style-name="Обычный"><text:span text:style-name="Основной_20_шрифт_20_абзаца"><text:span text:style-name="T54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60">singlelogic.pythonanywhere.com.error.log</text:span></text:span></text:a></text:p>
      <text:p text:style-name="P68"><text:span text:style-name="Основной_20_шрифт_20_абзаца"><text:span text:style-name="T52"><draw:frame draw:style-name="fr1" draw:name="Рисунок 7" text:anchor-type="as-char" svg:y="0cm" svg:width="11.321cm" style:rel-width="scale" svg:height="7.121cm" style:rel-height="scale" draw:z-index="4"><draw:image xlink:href="Pictures/10000201000003D60000026A1B3F181B01824701.png" xlink:type="simple" xlink:show="embed" xlink:actuate="onLoad" loext:mime-type="image/png"/></draw:frame></text:span></text:span></text:p>
      <text:p text:style-name="P93"/>
      <text:p text:style-name="P68"><text:span text:style-name="Основной_20_шрифт_20_абзаца"><text:span text:style-name="T44">Видим, что не найдены статические файлы:</text:span></text:span><text:span text:style-name="Основной_20_шрифт_20_абзаца"><text:span text:style-name="T52"><draw:frame draw:style-name="fr1" draw:name="Рисунок 5" text:anchor-type="as-char" svg:y="0cm" svg:width="11.465cm" style:rel-width="scale" svg:height="6.609cm" style:rel-height="scale" draw:z-index="5"><draw:image xlink:href="Pictures/10000201000005840000032E2CFE0C1D627DD7D5.png" xlink:type="simple" xlink:show="embed" xlink:actuate="onLoad" loext:mime-type="image/png"/></draw:frame></text:span></text:span></text:p>
      <text:p text:style-name="P89"/>
      <text:p text:style-name="P93"/>
      <text:p text:style-name="P68"><text:soft-page-break/><text:span text:style-name="Основной_20_шрифт_20_абзаца"><text:span text:style-name="T44">Копируем каталог со статическими файлами </text:span></text:span><text:span text:style-name="Основной_20_шрифт_20_абзаца"><text:span text:style-name="T41">summernote</text:span></text:span><text:span text:style-name="Основной_20_шрифт_20_абзаца"><text:span text:style-name="T44"> в каталог /</text:span></text:span><text:span text:style-name="Основной_20_шрифт_20_абзаца"><text:span text:style-name="T41">static</text:span></text:span><text:span text:style-name="Основной_20_шрифт_20_абзаца"><text:span text:style-name="T44">:</text:span></text:span></text:p>
      <text:p text:style-name="P36">cp -r /home/singlelogic/sysadmin/venv/lib64/python3.8/site-packages/django_summernote/static/summernote/ /home/singlelogic/sysadmin/static/</text:p>
      <text:p text:style-name="P36"/>
      <text:p text:style-name="P32">Перезапускаем сервер и проверяем:</text:p>
      <text:p text:style-name="Обычный"><text:span text:style-name="Основной_20_шрифт_20_абзаца"><text:span text:style-name="T8"><draw:frame draw:style-name="fr1" draw:name="Рисунок 8" text:anchor-type="as-char" svg:y="0cm" svg:width="10.86cm" style:rel-width="scale" svg:height="7.442cm" style:rel-height="scale" draw:z-index="6"><draw:image xlink:href="Pictures/10000201000003AD00000285187957E0B443A103.png" xlink:type="simple" xlink:show="embed" xlink:actuate="onLoad" loext:mime-type="image/png"/></draw:frame></text:span></text:span></text:p>
      <text:p text:style-name="P81"/>
      <text:p text:style-name="P81"/>
      <text:p text:style-name="P81"/>
      <text:p text:style-name="P98"><text:span text:style-name="T46">Django-</text:span><text:span text:style-name="T47">ckeditor</text:span></text:p>
      <text:p text:style-name="P84"/>
      <text:p text:style-name="P116"><text:span text:style-name="Основной_20_шрифт_20_абзаца"><text:span text:style-name="T41">1. </text:span></text:span><text:span text:style-name="Основной_20_шрифт_20_абзаца"><text:span text:style-name="T52">Устанавливаем</text:span></text:span><text:span text:style-name="Основной_20_шрифт_20_абзаца"><text:span text:style-name="T48"> django-</text:span></text:span><text:span text:style-name="Основной_20_шрифт_20_абзаца"><text:span text:style-name="T51">ckeditor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нашей</text:span></text:span><text:span text:style-name="Основной_20_шрифт_20_абзаца"><text:span text:style-name="T48"> </text:span></text:span><text:span text:style-name="Основной_20_шрифт_20_абзаца"><text:span text:style-name="T52">виртуальное</text:span></text:span><text:span text:style-name="Основной_20_шрифт_20_абзаца"><text:span text:style-name="T48"> </text:span></text:span><text:span text:style-name="Основной_20_шрифт_20_абзаца"><text:span text:style-name="T52">окружение</text:span></text:span></text:p>
      <text:p text:style-name="P70">pip install django-<text:span text:style-name="T287">ckeditor</text:span></text:p>
      <text:p text:style-name="P95"/>
      <text:p text:style-name="P116"><text:span text:style-name="Основной_20_шрифт_20_абзаца"><text:span text:style-name="T48">2.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</text:span></text:span><text:span text:style-name="Основной_20_шрифт_20_абзаца"><text:span text:style-name="T52">приложение</text:span></text:span><text:span text:style-name="Основной_20_шрифт_20_абзаца"><text:span text:style-name="T48">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2">файл</text:span></text:span><text:span text:style-name="Основной_20_шрифт_20_абзаца"><text:span text:style-name="T48"> settings.py</text:span></text:span></text:p>
      <text:p text:style-name="P18"><text:span text:style-name="Основной_20_шрифт_20_абзаца"><text:span text:style-name="T233">INSTALLED_APPS = [</text:span></text:span><text:line-break/><text:span text:style-name="T232"> <text:s text:c="3"/>….</text:span><text:line-break/><text:span text:style-name="T232"> <text:s text:c="3"/></text:span><text:span text:style-name="T108">'ckeditor'</text:span><text:span text:style-name="T232">,</text:span><text:line-break/><text:span text:style-name="T232"> <text:s text:c="3"/></text:span><text:span text:style-name="T108">'ckeditor_uploader'</text:span><text:span text:style-name="T232">,</text:span><text:line-break/><text:span text:style-name="T232">]</text:span></text:p>
      <text:p text:style-name="P24"/>
      <text:p text:style-name="P116"><text:span text:style-name="Основной_20_шрифт_20_абзаца"><text:span text:style-name="T48">3. </text:span></text:span><text:span text:style-name="Основной_20_шрифт_20_абзаца"><text:span text:style-name="T52">Доюавляем</text:span></text:span><text:span text:style-name="Основной_20_шрифт_20_абзаца"><text:span text:style-name="T48"> </text:span></text:span><text:span text:style-name="Основной_20_шрифт_20_абзаца"><text:span text:style-name="T49">'ckeditor_uploader.urls’ </text:span></text:span><text:span text:style-name="Основной_20_шрифт_20_абзаца"><text:span text:style-name="T53">в</text:span></text:span><text:span text:style-name="Основной_20_шрифт_20_абзаца"><text:span text:style-name="T49"> urls.py</text:span></text:span></text:p>
      <text:p text:style-name="P26"><text:span text:style-name="Основной_20_шрифт_20_абзаца"><text:span text:style-name="T214">from </text:span></text:span><text:span text:style-name="T232">django.urls </text:span><text:span text:style-name="T212">import </text:span><text:span text:style-name="T232">path, include</text:span><text:span text:style-name="Основной_20_шрифт_20_абзаца"><text:span text:style-name="T23"><text:line-break/></text:span></text:span><text:span text:style-name="Основной_20_шрифт_20_абзаца"><text:span text:style-name="T117">...<text:line-break/></text:span></text:span><text:span text:style-name="Основной_20_шрифт_20_абзаца"><text:span text:style-name="T23">urlpatterns = [<text:line-break/> <text:s text:c="3"/>...<text:line-break/> <text:s text:c="3"/></text:span></text:span><text:span text:style-name="Основной_20_шрифт_20_абзаца"><text:span text:style-name="T234">path(</text:span></text:span><text:span text:style-name="T108">'ckeditor/'</text:span><text:span text:style-name="T232">, include(</text:span><text:span text:style-name="T108">'ckeditor_uploader.urls'</text:span><text:span text:style-name="T232">)),</text:span><text:span text:style-name="Основной_20_шрифт_20_абзаца"><text:span text:style-name="T23"><text:line-break/> <text:s text:c="3"/>...<text:line-break/>]</text:span></text:span></text:p>
      <text:p text:style-name="P82"/>
      <text:p text:style-name="P116"><text:span text:style-name="Основной_20_шрифт_20_абзаца"><text:span text:style-name="T52">4. Добавляем </text:span></text:span><text:span text:style-name="Основной_20_шрифт_20_абзаца"><text:span text:style-name="T48">MEDIA</text:span></text:span><text:span text:style-name="Основной_20_шрифт_20_абзаца"><text:span text:style-name="T52">_</text:span></text:span><text:span text:style-name="Основной_20_шрифт_20_абзаца"><text:span text:style-name="T48">URL</text:span></text:span><text:span text:style-name="Основной_20_шрифт_20_абзаца"><text:span text:style-name="T52"> для вложений в </text:span></text:span><text:span text:style-name="Основной_20_шрифт_20_абзаца"><text:span text:style-name="T48">settings</text:span></text:span><text:span text:style-name="Основной_20_шрифт_20_абзаца"><text:span text:style-name="T52">.</text:span></text:span><text:span text:style-name="Основной_20_шрифт_20_абзаца"><text:span text:style-name="T48">py</text:span></text:span></text:p>
      <text:p text:style-name="P30"><text:span text:style-name="Основной_20_шрифт_20_абзаца"><text:span text:style-name="T23">MEDIA_URL = </text:span></text:span><text:span text:style-name="Основной_20_шрифт_20_абзаца"><text:span text:style-name="T90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90">'media/'</text:span></text:span><text:span text:style-name="Основной_20_шрифт_20_абзаца"><text:span text:style-name="T23">)</text:span></text:span></text:p>
      <text:p text:style-name="P30"><text:span text:style-name="Основной_20_шрифт_20_абзаца"><text:span text:style-name="T75"/></text:span></text:p>
      <text:p text:style-name="P31"><text:span text:style-name="Основной_20_шрифт_20_абзаца"><text:span text:style-name="T50">5.</text:span></text:span><text:span text:style-name="Основной_20_шрифт_20_абзаца"><text:span text:style-name="T24"> </text:span></text:span><text:span text:style-name="Основной_20_шрифт_20_абзаца"><text:span text:style-name="T74">Добавляем </text:span></text:span><text:span text:style-name="Основной_20_шрифт_20_абзаца"><text:span text:style-name="T50">в settings.py</text:span></text:span></text:p>
      <text:p text:style-name="P25"><text:span text:style-name="Основной_20_шрифт_20_абзаца"><text:span text:style-name="T260">###### <text:s/>CKEDITOR CONFIGURATION ######</text:span></text:span><text:line-break/><text:span text:style-name="T232">CKEDITOR_JQUERY_URL = </text:span><text:soft-page-break/><text:span text:style-name="T108">'https://ajax.googleapis.com/ajax/libs/jquery/2.2.4/jquery.min.js'</text:span><text:line-break/><text:line-break/><text:span text:style-name="T232">CKEDITOR_UPLOAD_PATH = </text:span><text:span text:style-name="T108">'uploads/'</text:span><text:line-break/><text:span text:style-name="T232">CKEDITOR_IMAGE_BACKEND = </text:span><text:span text:style-name="T108">"pillow"</text:span><text:line-break/><text:line-break/><text:span text:style-name="T232">CKEDITOR_CONFIGS = {</text:span><text:line-break/><text:span text:style-name="T232"> <text:s text:c="3"/></text:span><text:span text:style-name="T108">'default'</text:span><text:span text:style-name="T232">: {</text:span><text:line-break/><text:span text:style-name="T232"> <text:s text:c="7"/></text:span><text:span text:style-name="T108">'toolbar'</text:span><text:span text:style-name="T232">: </text:span><text:span text:style-name="T212">None</text:span><text:span text:style-name="T232">,</text:span><text:line-break/><text:span text:style-name="T232"> <text:s text:c="3"/>},</text:span><text:line-break/><text:span text:style-name="T232">}</text:span><text:line-break/><text:span text:style-name="T259">#### END CKEDITOR CONFIGURATION ####</text:span></text:p>
      <text:p text:style-name="P21"/>
      <text:p text:style-name="P116"><text:span text:style-name="Основной_20_шрифт_20_абзаца"><text:span text:style-name="T50">6</text:span></text:span><text:span text:style-name="Основной_20_шрифт_20_абзаца"><text:span text:style-name="T48">. </text:span></text:span><text:span text:style-name="Основной_20_шрифт_20_абзаца"><text:span text:style-name="T52">Если</text:span></text:span><text:span text:style-name="Основной_20_шрифт_20_абзаца"><text:span text:style-name="T48"> </text:span></text:span><text:span text:style-name="Основной_20_шрифт_20_абзаца"><text:span text:style-name="T52">включена</text:span></text:span><text:span text:style-name="Основной_20_шрифт_20_абзаца"><text:span text:style-name="T48"> </text:span></text:span><text:span text:style-name="Основной_20_шрифт_20_абзаца"><text:span text:style-name="T52">опция</text:span></text:span><text:span text:style-name="Основной_20_шрифт_20_абзаца"><text:span text:style-name="T48"> </text:span></text:span><text:span text:style-name="Основной_20_шрифт_20_абзаца"><text:span text:style-name="T52">отладки</text:span></text:span><text:span text:style-name="Основной_20_шрифт_20_абзаца"><text:span text:style-name="T48"> (DEBAG=True), </text:span></text:span><text:span text:style-name="Основной_20_шрифт_20_абзаца"><text:span text:style-name="T52">добавляем</text:span></text:span><text:span text:style-name="Основной_20_шрифт_20_абзаца"><text:span text:style-name="T48"> urlpatterns </text:span></text:span><text:span text:style-name="Основной_20_шрифт_20_абзаца"><text:span text:style-name="T52">в</text:span></text:span><text:span text:style-name="Основной_20_шрифт_20_абзаца"><text:span text:style-name="T48"> urls.py</text:span></text:span></text:p>
      <text:p text:style-name="P30"><text:span text:style-name="Основной_20_шрифт_20_абзаца"><text:span text:style-name="T76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76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76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76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76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109">document_root</text:span></text:span><text:span text:style-name="Основной_20_шрифт_20_абзаца"><text:span text:style-name="T23">=settings.MEDIA_ROOT)</text:span></text:span></text:p>
      <text:p text:style-name="P86"/>
      <text:p text:style-name="P116"><text:span text:style-name="Основной_20_шрифт_20_абзаца"><text:span text:style-name="T48">8. </text:span></text:span><text:span text:style-name="Основной_20_шрифт_20_абзаца"><text:span text:style-name="T52">В</text:span></text:span><text:span text:style-name="Основной_20_шрифт_20_абзаца"><text:span text:style-name="T48"> </text:span></text:span><text:span text:style-name="Основной_20_шрифт_20_абзаца"><text:span text:style-name="T50">models</text:span></text:span><text:span text:style-name="Основной_20_шрифт_20_абзаца"><text:span text:style-name="T48">.py</text:span></text:span></text:p>
      <text:p text:style-name="P18"><text:span text:style-name="Основной_20_шрифт_20_абзаца"><text:span text:style-name="T213">from </text:span></text:span><text:span text:style-name="T232">ckeditor_uploader.fields </text:span><text:span text:style-name="T212">import </text:span><text:span text:style-name="T232">RichTextUploadingField</text:span></text:p>
      <text:p text:style-name="P18"><text:span text:style-name="Основной_20_шрифт_20_абзаца"><text:span text:style-name="T48"/></text:span></text:p>
      <text:p text:style-name="P18"><text:span text:style-name="T212">class </text:span><text:span text:style-name="T73">Post</text:span><text:span text:style-name="T232">(models.Model):</text:span><text:line-break/><text:span text:style-name="T232"> <text:s text:c="3"/>...</text:span><text:line-break/><text:span text:style-name="T232"> <text:s text:c="3"/>body = RichTextUploadingField(</text:span><text:span text:style-name="T116">verbose_name</text:span><text:span text:style-name="T232">=</text:span><text:span text:style-name="T108">'Пост'</text:span><text:span text:style-name="T232">)</text:span><text:line-break/><text:span text:style-name="T232"> <text:s text:c="3"/>...</text:span></text:p>
      <text:p text:style-name="P22"/>
      <text:p text:style-name="P20">9. В forms.py</text:p>
      <text:p text:style-name="P19"><text:span text:style-name="T232">{% block content %}</text:span><text:line-break/><text:span text:style-name="T232"> <text:s text:c="3"/>...</text:span><text:line-break/><text:span text:style-name="T232"> <text:s text:c="3"/>{{ form.media }}</text:span><text:line-break/><text:span text:style-name="T232"> <text:s text:c="3"/>….</text:span><text:line-break/><text:span text:style-name="T232">{% endblock %}</text:span></text:p>
      <text:p text:style-name="P23"/>
      <text:p text:style-name="P90"><text:span text:style-name="T288">10</text:span>. Запускаем миграцию базы данных для подготовки модели вложения:</text:p>
      <text:p text:style-name="P31"><text:span text:style-name="Основной_20_шрифт_20_абзаца"><text:span text:style-name="T23">python manage.py </text:span></text:span><text:span text:style-name="Основной_20_шрифт_20_абзаца"><text:span text:style-name="T26">makemigrations</text:span></text:span></text:p>
      <text:p text:style-name="P38"><text:span text:style-name="Основной_20_шрифт_20_абзаца"><text:span text:style-name="T286">python manage.py migrate</text:span></text:span></text:p>
      <text:p text:style-name="P81"/>
      <text:p text:style-name="P81"/>
      <text:p text:style-name="P96">Ссылки:</text:p>
      <text:list xml:id="list2429149047" text:style-name="L2">
        <text:list-item>
          <text:p text:style-name="P241"><text:a xlink:type="simple" xlink:href="https://pypi.org/project/django-ckeditor/" text:style-name="Internet_20_link" text:visited-style-name="Visited_20_Internet_20_Link"><text:span text:style-name="T71">https://pypi.org/project/django-ckeditor/</text:span></text:a></text:p>
        </text:list-item>
        <text:list-item>
          <text:p text:style-name="P241"><text:a xlink:type="simple" xlink:href="https://overiq.com/django-1-10/integrating-ckeditor-in-django/" text:style-name="Internet_20_link" text:visited-style-name="Visited_20_Internet_20_Link"><text:span text:style-name="T71">https://overiq.com/django-1-10/integrating-ckeditor-in-django/</text:span></text:a></text:p>
          <text:p text:style-name="P240"/>
        </text:list-item>
      </text:list>
      <text:p text:style-name="P81"/>
      <text:p text:style-name="P81"/>
      <text:p text:style-name="P81"/>
      <text:p text:style-name="P87">Передача конфиденциальной информации</text:p>
      <text:p text:style-name="P87"/>
      <text:p text:style-name="P34">pip install python-dotenv</text:p>
      <text:p text:style-name="P93"/>
      <text:p text:style-name="P68"><text:soft-page-break/><text:span text:style-name="Основной_20_шрифт_20_абзаца"><text:span text:style-name="T44">Создаем в корне проекта файл .</text:span></text:span><text:span text:style-name="Основной_20_шрифт_20_абзаца"><text:span text:style-name="T41">env</text:span></text:span><text:span text:style-name="Основной_20_шрифт_20_абзаца"><text:span text:style-name="T44"> и записываем в него необходимую информацию</text:span></text:span></text:p>
      <text:p text:style-name="P68"><text:span text:style-name="Основной_20_шрифт_20_абзаца"><text:span text:style-name="T31">SECRET</text:span></text:span><text:span text:style-name="Основной_20_шрифт_20_абзаца"><text:span text:style-name="T32">_</text:span></text:span><text:span text:style-name="Основной_20_шрифт_20_абзаца"><text:span text:style-name="T31">KEY</text:span></text:span><text:span text:style-name="Основной_20_шрифт_20_абзаца"><text:span text:style-name="T32">='</text:span></text:span><text:span text:style-name="Основной_20_шрифт_20_абзаца"><text:span text:style-name="T31">password</text:span></text:span><text:span text:style-name="Основной_20_шрифт_20_абзаца"><text:span text:style-name="T32">'</text:span></text:span></text:p>
      <text:p text:style-name="P93"/>
      <text:p text:style-name="P68"><text:span text:style-name="Основной_20_шрифт_20_абзаца"><text:span text:style-name="T44">В верхней части файла </text:span></text:span><text:span text:style-name="Основной_20_шрифт_20_абзаца"><text:span text:style-name="T41">settings</text:span></text:span><text:span text:style-name="Основной_20_шрифт_20_абзаца"><text:span text:style-name="T44">.</text:span></text:span><text:span text:style-name="Основной_20_шрифт_20_абзаца"><text:span text:style-name="T41">py</text:span></text:span><text:span text:style-name="Основной_20_шрифт_20_абзаца"><text:span text:style-name="T44"> пишем:</text:span></text:span>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dotenv </text:span></text:span><text:span text:style-name="Основной_20_шрифт_20_абзаца"><text:span text:style-name="T76">import </text:span></text:span><text:span text:style-name="Основной_20_шрифт_20_абзаца"><text:span text:style-name="T23">load_dotenv<text:line-break/><text:line-break/>load_dotenv()</text:span></text:span></text:p>
      <text:p text:style-name="P92"/>
      <text:p text:style-name="P93">И добавляем наш скрытый пароль с середине файла</text:p>
      <text:p text:style-name="P29"><text:span text:style-name="Основной_20_шрифт_20_абзаца"><text:span text:style-name="T27">DATABASES = {<text:line-break/> <text:s text:c="3"/></text:span></text:span><text:span text:style-name="Основной_20_шрифт_20_абзаца"><text:span text:style-name="T92">'default'</text:span></text:span><text:span text:style-name="Основной_20_шрифт_20_абзаца"><text:span text:style-name="T27">: {<text:line-break/> <text:s text:c="7"/></text:span></text:span><text:span text:style-name="Основной_20_шрифт_20_абзаца"><text:span text:style-name="T92">'ENGINE'</text:span></text:span><text:span text:style-name="Основной_20_шрифт_20_абзаца"><text:span text:style-name="T27">: </text:span></text:span><text:span text:style-name="Основной_20_шрифт_20_абзаца"><text:span text:style-name="T92">'django.db.backends.postgresql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2">'NAME'</text:span></text:span><text:span text:style-name="Основной_20_шрифт_20_абзаца"><text:span text:style-name="T27">: </text:span></text:span><text:span text:style-name="Основной_20_шрифт_20_абзаца"><text:span text:style-name="T92">'sysadmin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2">'USER'</text:span></text:span><text:span text:style-name="Основной_20_шрифт_20_абзаца"><text:span text:style-name="T27">: </text:span></text:span><text:span text:style-name="Основной_20_шрифт_20_абзаца"><text:span text:style-name="T92">'sysadminuser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2">'PASSWORD'</text:span></text:span><text:span text:style-name="Основной_20_шрифт_20_абзаца"><text:span text:style-name="T27">: os.getenv(</text:span></text:span><text:span text:style-name="Основной_20_шрифт_20_абзаца"><text:span text:style-name="T92">'SECRET_KEY'</text:span></text:span><text:span text:style-name="Основной_20_шрифт_20_абзаца"><text:span text:style-name="T27">),<text:line-break/> <text:s text:c="7"/></text:span></text:span><text:span text:style-name="Основной_20_шрифт_20_абзаца"><text:span text:style-name="T92">'HOST'</text:span></text:span><text:span text:style-name="Основной_20_шрифт_20_абзаца"><text:span text:style-name="T27">: </text:span></text:span><text:span text:style-name="Основной_20_шрифт_20_абзаца"><text:span text:style-name="T92">'localhost'</text:span></text:span><text:span text:style-name="Основной_20_шрифт_20_абзаца"><text:span text:style-name="T27">,<text:line-break/> <text:s text:c="7"/></text:span></text:span><text:span text:style-name="Основной_20_шрифт_20_абзаца"><text:span text:style-name="T92">'PORT'</text:span></text:span><text:span text:style-name="Основной_20_шрифт_20_абзаца"><text:span text:style-name="T27">: </text:span></text:span><text:span text:style-name="Основной_20_шрифт_20_абзаца"><text:span text:style-name="T92">''</text:span></text:span><text:span text:style-name="Основной_20_шрифт_20_абзаца"><text:span text:style-name="T27">,<text:line-break/> <text:s text:c="3"/>}<text:line-break/>}</text:span></text:span></text:p>
      <text:p text:style-name="P93"/>
      <text:p text:style-name="P93"/>
      <text:p text:style-name="P87"/>
      <text:p text:style-name="P87"/>
      <text:p text:style-name="P87"/>
      <text:p text:style-name="P87">Создание пользователей и групп</text:p>
      <text:p text:style-name="P94"/>
      <text:p text:style-name="P93">python manage.py shell</text:p>
      <text:p text:style-name="P92">from django.contrib.auth.models import User</text:p>
      <text:p text:style-name="P92">user = User.objects.create_user('artem', 'artem@gmail.com', '1234')</text:p>
      <text:p text:style-name="P92">user.first_name = 'Artem'</text:p>
      <text:p text:style-name="P92">user.last_name = 'Tushev'</text:p>
      <text:p text:style-name="P68"><text:span text:style-name="Основной_20_шрифт_20_абзаца"><text:span text:style-name="T41">user</text:span></text:span><text:span text:style-name="Основной_20_шрифт_20_абзаца"><text:span text:style-name="T44">.</text:span></text:span><text:span text:style-name="Основной_20_шрифт_20_абзаца"><text:span text:style-name="T41">save</text:span></text:span><text:span text:style-name="Основной_20_шрифт_20_абзаца"><text:span text:style-name="T44">()</text:span></text:span></text:p>
      <text:p text:style-name="P68"/>
      <text:p text:style-name="P68"/>
      <text:p text:style-name="P68"/>
      <text:p text:style-name="P99">Не создаются таблицы с таким же именем как ранее были удалены</text:p>
      <text:p text:style-name="P99"/>
      <text:p text:style-name="Обычный"><text:span text:style-name="Основной_20_шрифт_20_абзаца"><text:span text:style-name="T56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57">django_migrations)</text:span></text:span><text:span text:style-name="Основной_20_шрифт_20_абзаца"><text:span text:style-name="T56">, и там уже записано, что миграция </text:span></text:span><text:span text:style-name="Основной_20_шрифт_20_абзаца"><text:span text:style-name="T58">0001_initial</text:span></text:span><text:span text:style-name="Основной_20_шрифт_20_абзаца"><text:span text:style-name="T56"> у приложения </text:span></text:span><text:span text:style-name="Основной_20_шрифт_20_абзаца"><text:span text:style-name="T59">account</text:span></text:span><text:span text:style-name="Основной_20_шрифт_20_абзаца"><text:span text:style-name="T56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58">migrate</text:span></text:span><text:span text:style-name="Основной_20_шрифт_20_абзаца"><text:span text:style-name="T56">), нужно подчистить информацию о миграциях вручную.</text:span></text:span></text:p>
      <text:p text:style-name="Обычный"><text:span text:style-name="Основной_20_шрифт_20_абзаца"><text:span text:style-name="T56">Чтобы удалить информацию обо всех миграциях приложения (в вашем случае </text:span></text:span><text:span text:style-name="Основной_20_шрифт_20_абзаца"><text:span text:style-name="T58">имя приложения</text:span></text:span><text:span text:style-name="Основной_20_шрифт_20_абзаца"><text:span text:style-name="T56"> это </text:span></text:span><text:span text:style-name="Основной_20_шрифт_20_абзаца"><text:span text:style-name="T59">account</text:span></text:span><text:span text:style-name="Основной_20_шрифт_20_абзаца"><text:span text:style-name="T56">):</text:span></text:span></text:p>
      <text:p text:style-name="Обычный"/>
      <text:p text:style-name="P35">DELETE FROM django_migrations</text:p>
      <text:p text:style-name="Обычный"><text:span text:style-name="Основной_20_шрифт_20_абзаца"><text:span text:style-name="T31">WHERE app='account';</text:span></text:span></text:p>
      <text:p text:style-name="P42"/>
      <text:p text:style-name="Обычный">И далее выполняем:</text:p>
      <text:p text:style-name="P48">python manage.py migrate</text:p>
      <text:p text:style-name="P102"><text:soft-page-break/></text:p>
      <text:p text:style-name="P123">Вы можете вернуться, перейдя к предыдущей миграции.</text:p>
      <text:p text:style-name="P123">Например, если ваши последние две миграции:</text:p>
      <text:list xml:id="list316904557" text:style-name="L3">
        <text:list-item>
          <text:p text:style-name="P236"><text:span text:style-name="Основной_20_шрифт_20_абзаца"><text:span text:style-name="T161">0010_previous_migration</text:span></text:span></text:p>
        </text:list-item>
        <text:list-item>
          <text:p text:style-name="P236"><text:span text:style-name="Основной_20_шрифт_20_абзаца"><text:span text:style-name="T161">0011_migration_to_revert</text:span></text:span></text:p>
        </text:list-item>
      </text:list>
      <text:p text:style-name="P123">Тогда вы бы сделали:</text:p>
      <text:p text:style-name="P49">./manage.py migrate my_app 0010_previous_migration</text:p>
      <text:p text:style-name="P122"><text:span text:style-name="Основной_20_шрифт_20_абзаца"><text:span text:style-name="T163">Затем вы можете удалить миграцию </text:span></text:span><text:span text:style-name="Основной_20_шрифт_20_абзаца"><text:span text:style-name="T162">0011_migration_to_revert</text:span></text:span><text:span text:style-name="Основной_20_шрифт_20_абзаца"><text:span text:style-name="T163">.</text:span></text:span></text:p>
      <text:p text:style-name="P123">Если вы используете Django 1.8+, вы можете показать имена всех миграций с помощью</text:p>
      <text:p text:style-name="P51">./manage.py showmigrations my_app</text:p>
      <text:p text:style-name="P123">Чтобы отменить все миграции для приложения, вы можете запустить:</text:p>
      <text:p text:style-name="P50">./manage.py migrate my_app zero</text:p>
      <text:p text:style-name="P104"/>
      <text:p text:style-name="P52"/>
      <text:p text:style-name="P52"/>
      <text:p text:style-name="P53"/>
      <text:p text:style-name="P53"/>
      <text:p text:style-name="P53"/>
      <text:p text:style-name="P53"/>
      <text:p text:style-name="P53">Port is already in use</text:p>
      <text:p text:style-name="P52"/>
      <text:p text:style-name="P54">ps aux | grep -i manage</text:p>
      <text:p text:style-name="P55"># sudo lsof -i :8000</text:p>
      <text:p text:style-name="P28"><text:span text:style-name="Основной_20_шрифт_20_абзаца"><text:span text:style-name="T32">kill -9 4003</text:span></text:span></text:p>
      <text:p text:style-name="P102"/>
      <text:p text:style-name="P102"/>
      <text:p text:style-name="P99">Формы</text:p>
      <text:p text:style-name="P99"/>
      <text:h text:style-name="P212" text:outline-level="3">help_text</text:h>
      <text:p text:style-name="P124"><text:span text:style-name="Основной_20_шрифт_20_абзаца"><text:span text:style-name="T54">Параметр</text:span></text:span><text:span text:style-name="apple-converted-space"><text:span text:style-name="T54"> </text:span></text:span><text:span text:style-name="b"><text:span text:style-name="T55">help_text</text:span></text:span><text:span text:style-name="apple-converted-space"><text:span text:style-name="T54"> </text:span></text:span><text:span text:style-name="Основной_20_шрифт_20_абзаца"><text:span text:style-name="T54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7"/>
            <text:p text:style-name="P57"/>
            <text:p text:style-name="P57"/>
            <text:p text:style-name="P57"/>
            <text:p text:style-name="P57"/>
          </table:table-cell>
          <table:table-cell table:style-name="Таблица1.A1" office:value-type="string">
            <text:p text:style-name="P61"><text:span text:style-name="Код_20_HTML"><text:span text:style-name="T164">from</text:span></text:span><text:span text:style-name="Основной_20_шрифт_20_абзаца"><text:span text:style-name="T167"> </text:span></text:span><text:span text:style-name="Код_20_HTML"><text:span text:style-name="T164">django import</text:span></text:span><text:span text:style-name="Основной_20_шрифт_20_абзаца"><text:span text:style-name="T167"> </text:span></text:span><text:span text:style-name="Код_20_HTML"><text:span text:style-name="T164">forms</text:span></text:span></text:p>
            <text:p text:style-name="P58"> </text:p>
            <text:p text:style-name="P61"><text:span text:style-name="Код_20_HTML"><text:span text:style-name="T164">class</text:span></text:span><text:span text:style-name="Основной_20_шрифт_20_абзаца"><text:span text:style-name="T167"> </text:span></text:span><text:span text:style-name="Код_20_HTML"><text:span text:style-name="T164">UserForm(forms.Form):</text:span></text:span></text:p>
            <text:p text:style-name="P61"><text:span text:style-name="Код_20_HTML"><text:span text:style-name="T164">    name =</text:span></text:span><text:span text:style-name="Основной_20_шрифт_20_абзаца"><text:span text:style-name="T167"> </text:span></text:span><text:span text:style-name="Код_20_HTML"><text:span text:style-name="T164">forms.CharField(help_text="</text:span></text:span><text:span text:style-name="Код_20_HTML"><text:span text:style-name="T166">Введите</text:span></text:span><text:span text:style-name="Код_20_HTML"><text:span text:style-name="T164"> </text:span></text:span><text:span text:style-name="Код_20_HTML"><text:span text:style-name="T166">свое</text:span></text:span><text:span text:style-name="Код_20_HTML"><text:span text:style-name="T164"> </text:span></text:span><text:span text:style-name="Код_20_HTML"><text:span text:style-name="T166">имя</text:span></text:span><text:span text:style-name="Код_20_HTML"><text:span text:style-name="T164">")</text:span></text:span></text:p>
            <text:p text:style-name="P61"><text:span text:style-name="Код_20_HTML"><text:span text:style-name="T164">    age =</text:span></text:span><text:span text:style-name="Основной_20_шрифт_20_абзаца"><text:span text:style-name="T167"> </text:span></text:span><text:span text:style-name="Код_20_HTML"><text:span text:style-name="T164">forms.IntegerField(help_text="</text:span></text:span><text:span text:style-name="Код_20_HTML"><text:span text:style-name="T166">Введите</text:span></text:span><text:span text:style-name="Код_20_HTML"><text:span text:style-name="T164"> </text:span></text:span><text:span text:style-name="Код_20_HTML"><text:span text:style-name="T166">свой</text:span></text:span><text:span text:style-name="Код_20_HTML"><text:span text:style-name="T164"> </text:span></text:span><text:span text:style-name="Код_20_HTML"><text:span text:style-name="T166">возраст</text:span></text:span><text:span text:style-name="Код_20_HTML"><text:span text:style-name="T164">")</text:span></text:span></text:p>
          </table:table-cell>
        </table:table-row>
      </table:table>
      <text:p text:style-name="P100"/>
      <text:p text:style-name="P100"/>
      <text:p text:style-name="P100"/>
      <text:p text:style-name="P97"><text:span text:style-name="Основной_20_шрифт_20_абзаца"><text:span text:style-name="T168">Статические</text:span></text:span><text:span text:style-name="Основной_20_шрифт_20_абзаца"><text:span text:style-name="T169"> </text:span></text:span><text:span text:style-name="Основной_20_шрифт_20_абзаца"><text:span text:style-name="T168">файлы</text:span></text:span></text:p>
      <text:p text:style-name="P100"/>
      <text:p text:style-name="P29"><text:span text:style-name="Основной_20_шрифт_20_абзаца"><text:span text:style-name="T23"># Static files (CSS, JavaScript, Images) <text:line-break/># https://docs.djangoproject.com/en/</text:span></text:span><text:span text:style-name="Основной_20_шрифт_20_абзаца"><text:span text:style-name="T128">2.1</text:span></text:span><text:span text:style-name="Основной_20_шрифт_20_абзаца"><text:span text:style-name="T23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136">'staticfiles'</text:span></text:span><text:span text:style-name="Основной_20_шрифт_20_абзаца"><text:span text:style-name="T23">) <text:line-break/><text:line-break/></text:span></text:span><text:soft-page-break/><text:span text:style-name="Основной_20_шрифт_20_абзаца"><text:span text:style-name="T23"># The URL to use when referring to static files (where they will be served from) <text:line-break/>STATIC_URL = </text:span></text:span><text:span text:style-name="Основной_20_шрифт_20_абзаца"><text:span text:style-name="T136">'/static/' <text:s text:c="2"/><text:line-break/><text:line-break/></text:span></text:span><text:span text:style-name="Основной_20_шрифт_20_абзаца"><text:span text:style-name="T23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136">'whitenoise.storage.CompressedManifestStaticFilesStorage'</text:span></text:span></text:p>
      <text:p text:style-name="P100"/>
      <text:p text:style-name="P100"/>
      <text:h text:style-name="P216" text:outline-level="3">Развертывание статические файлы в двух словах</text:h>
      <text:p text:style-name="Обычный">Когда проект готов к установке на боевой сервер:</text:p>
      <text:list xml:id="list491081064" text:style-name="L4">
        <text:list-item>
          <text:p text:style-name="P234"><text:span text:style-name="Основной_20_шрифт_20_абзаца"><text:span text:style-name="T11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54">STATIC_URL</text:span></text:span></text:a><text:span text:style-name="Основной_20_шрифт_20_абзаца"><text:span text:style-name="T11"> общедоступный URL к вашим статическим файлам (в большинстве случаев подходи значение по умолчанию </text:span></text:span><text:span text:style-name="pre"><text:span text:style-name="T154">/static/</text:span></text:span><text:span text:style-name="Основной_20_шрифт_20_абзаца"><text:span text:style-name="T11">).</text:span></text:span></text:p>
        </text:list-item>
        <text:list-item>
          <text:p text:style-name="P234"><text:span text:style-name="Основной_20_шрифт_20_абзаца"><text:span text:style-name="T11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54">STATIC_ROOT</text:span></text:span></text:a><text:span text:style-name="Основной_20_шрифт_20_абзаца"><text:span text:style-name="T11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54">collectstatic</text:span></text:span></text:a><text:span text:style-name="Основной_20_шрифт_20_абзаца"><text:span text:style-name="T11"> соберет все статические файлы. Например:</text:span></text:span></text:p>
        </text:list-item>
      </text:list>
      <text:p text:style-name="P125"><text:span text:style-name="n"><text:span text:style-name="T61"># STATIC_ROOT</text:span></text:span><text:span text:style-name="Основной_20_шрифт_20_абзаца"><text:span text:style-name="T61"> </text:span></text:span><text:span text:style-name="o"><text:span text:style-name="T62">=</text:span></text:span><text:span text:style-name="Основной_20_шрифт_20_абзаца"><text:span text:style-name="T61"> </text:span></text:span><text:span text:style-name="s"><text:span text:style-name="T172">"/home/jacob/projects/mysite.com/sitestatic"</text:span></text:span></text:p>
      <text:p text:style-name="P125"><text:span text:style-name="Основной_20_шрифт_20_абзаца"><text:span text:style-name="T28">STATIC_ROOT = os.path.join(BASE_DIR, </text:span></text:span><text:span text:style-name="Основной_20_шрифт_20_абзаца"><text:span text:style-name="T138">'staticfiles')</text:span></text:span></text:p>
      <text:list xml:id="list204931139477368" text:continue-numbering="true" text:style-name="L4">
        <text:list-item>
          <text:p text:style-name="P234"><text:span text:style-name="Основной_20_шрифт_20_абзаца"><text:span text:style-name="T11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54">collectstatic</text:span></text:span></text:a><text:span text:style-name="Основной_20_шрифт_20_абзаца"><text:span text:style-name="T11">:</text:span></text:span></text:p>
        </text:list-item>
      </text:list>
      <text:p text:style-name="P126"><text:span text:style-name="Основной_20_шрифт_20_абзаца"><text:span text:style-name="T63">./manage.py collectstatic</text:span></text:span></text:p>
      <text:p text:style-name="P127"><text:span text:style-name="Основной_20_шрифт_20_абзаца"><text:span text:style-name="T11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54">STATIC_ROOT</text:span></text:span></text:a><text:span text:style-name="Основной_20_шрифт_20_абзаца"><text:span text:style-name="T11">.</text:span></text:span></text:p>
      <text:list xml:id="list204931217333057" text:continue-numbering="true" text:style-name="L4">
        <text:list-item>
          <text:p text:style-name="P234"><text:span text:style-name="Основной_20_шрифт_20_абзаца"><text:span text:style-name="T11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54">STATIC_ROOT</text:span></text:span></text:a><text:span text:style-name="Основной_20_шрифт_20_абзаца"><text:span text:style-name="T11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54">STATIC_URL</text:span></text:span></text:a><text:span text:style-name="Основной_20_шрифт_20_абзаца"><text:span text:style-name="T11">.</text:span></text:span></text:p>
        </text:list-item>
      </text:list>
      <text:p text:style-name="P127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73">Раздача статических файлов на боевом сервере</text:span></text:span></text:a><text:span text:style-name="Основной_20_шрифт_20_абзаца"><text:span text:style-name="T11"> описывает различные практики работы со статическими файлами на боевом сервере.</text:span></text:span></text:p>
      <text:p text:style-name="P128"/>
      <text:p text:style-name="P41"/>
      <text:p text:style-name="P29"><text:span text:style-name="Основной_20_шрифт_20_абзаца"><text:span text:style-name="T117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23">STATIC_ROOT = os.path.join(BASE_DIR, </text:span></text:span><text:span text:style-name="Основной_20_шрифт_20_абзаца"><text:span text:style-name="T90">'staticfile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117"># The URL to use when referring to static files (where they will be served from)<text:line-break/></text:span></text:span><text:span text:style-name="Основной_20_шрифт_20_абзаца"><text:span text:style-name="T23">STATIC_URL = </text:span></text:span><text:span text:style-name="Основной_20_шрифт_20_абзаца"><text:span text:style-name="T90">'/static/'</text:span></text:span></text:p>
      <text:p text:style-name="P129"/>
      <text:p text:style-name="P129"/>
      <text:p text:style-name="P130"><text:soft-page-break/>MySQL</text:p>
      <text:p text:style-name="P29"><text:span text:style-name="Основной_20_шрифт_20_абзаца"><text:span text:style-name="T23">DATABASES = {<text:line-break/> <text:s text:c="3"/></text:span></text:span><text:span text:style-name="Основной_20_шрифт_20_абзаца"><text:span text:style-name="T90">'default'</text:span></text:span><text:span text:style-name="Основной_20_шрифт_20_абзаца"><text:span text:style-name="T23">: {<text:line-break/> <text:s text:c="7"/></text:span></text:span><text:span text:style-name="Основной_20_шрифт_20_абзаца"><text:span text:style-name="T90">'ENGINE'</text:span></text:span><text:span text:style-name="Основной_20_шрифт_20_абзаца"><text:span text:style-name="T23">: </text:span></text:span><text:span text:style-name="Основной_20_шрифт_20_абзаца"><text:span text:style-name="T90">'django.db.backends.mysql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0">'NAME'</text:span></text:span><text:span text:style-name="Основной_20_шрифт_20_абзаца"><text:span text:style-name="T23">: </text:span></text:span><text:span text:style-name="Основной_20_шрифт_20_абзаца"><text:span text:style-name="T90">'singlelogic$sysadmindb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0">'USER'</text:span></text:span><text:span text:style-name="Основной_20_шрифт_20_абзаца"><text:span text:style-name="T23">: </text:span></text:span><text:span text:style-name="Основной_20_шрифт_20_абзаца"><text:span text:style-name="T90">'singlelogic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0">'PASSWORD'</text:span></text:span><text:span text:style-name="Основной_20_шрифт_20_абзаца"><text:span text:style-name="T23">: </text:span></text:span><text:span text:style-name="Основной_20_шрифт_20_абзаца"><text:span text:style-name="T90">'</text:span></text:span><text:span text:style-name="Основной_20_шрифт_20_абзаца"><text:span text:style-name="T91">1234</text:span></text:span><text:span text:style-name="Основной_20_шрифт_20_абзаца"><text:span text:style-name="T90">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90">'HOST'</text:span></text:span><text:span text:style-name="Основной_20_шрифт_20_абзаца"><text:span text:style-name="T23">: </text:span></text:span><text:span text:style-name="Основной_20_шрифт_20_абзаца"><text:span text:style-name="T90">'singlelogic.mysql.pythonanywhere-services.com'</text:span></text:span><text:span text:style-name="Основной_20_шрифт_20_абзаца"><text:span text:style-name="T23">, <text:line-break/> <text:s text:c="7"/></text:span></text:span><text:span text:style-name="Основной_20_шрифт_20_абзаца"><text:span text:style-name="T90">'PORT'</text:span></text:span><text:span text:style-name="Основной_20_шрифт_20_абзаца"><text:span text:style-name="T23">: </text:span></text:span><text:span text:style-name="Основной_20_шрифт_20_абзаца"><text:span text:style-name="T90">''</text:span></text:span><text:span text:style-name="Основной_20_шрифт_20_абзаца"><text:span text:style-name="T23">,<text:line-break/> <text:s text:c="3"/>}<text:line-break/>}</text:span></text:span></text:p>
      <text:p text:style-name="P33"/>
      <text:p text:style-name="P131">При возникновении ошибки подключения базы данных:</text:p>
      <text:p text:style-name="P106"><text:span text:style-name="Основной_20_шрифт_20_абзаца"><text:span text:style-name="T174">File</text:span></text:span><text:span text:style-name="Основной_20_шрифт_20_абзаца"><text:span text:style-name="T176"> "C:\Users\user\env\lib\site-packages\django\db\backends\mysql\base.py", line 30, in &lt;module&gt;</text:span></text:span></text:p>
      <text:p text:style-name="P62"><text:s text:c="4"/>'Did you install mysqlclient or MySQL-python?' % e</text:p>
      <text:p text:style-name="P28"><text:span text:style-name="Основной_20_шрифт_20_абзаца"><text:span text:style-name="T177">django.core.exceptions.</text:span></text:span><text:span text:style-name="Основной_20_шрифт_20_абзаца"><text:span text:style-name="T175">ImproperlyConfigured</text:span></text:span><text:span text:style-name="Основной_20_шрифт_20_абзаца"><text:span text:style-name="T177">: </text:span></text:span><text:span text:style-name="Основной_20_шрифт_20_абзаца"><text:span text:style-name="T175">Error</text:span></text:span><text:span text:style-name="Основной_20_шрифт_20_абзаца"><text:span text:style-name="T177"> loading </text:span></text:span><text:span text:style-name="Основной_20_шрифт_20_абзаца"><text:span text:style-name="T175">MySQLdb</text:span></text:span><text:span text:style-name="Основной_20_шрифт_20_абзаца"><text:span text:style-name="T177"> module: </text:span></text:span><text:span text:style-name="Основной_20_шрифт_20_абзаца"><text:span text:style-name="T175">No</text:span></text:span><text:span text:style-name="Основной_20_шрифт_20_абзаца"><text:span text:style-name="T177"> module named 'MySQLdb'.</text:span></text:span></text:p>
      <text:p text:style-name="P28"><text:span text:style-name="Основной_20_шрифт_20_абзаца"><text:span text:style-name="T175">Did</text:span></text:span><text:span text:style-name="Основной_20_шрифт_20_абзаца"><text:span text:style-name="T177"> you install mysqlclient or </text:span></text:span><text:span text:style-name="Основной_20_шрифт_20_абзаца"><text:span text:style-name="T175">MySQL</text:span></text:span><text:span text:style-name="Основной_20_шрифт_20_абзаца"><text:span text:style-name="T177">-python?</text:span></text:span></text:p>
      <text:p text:style-name="P132">pip install pymysql</text:p>
      <text:p text:style-name="P132">Then, edit the __init__.py file in your project origin dir(the same as settings.py) <text:s/>add:</text:p>
      <text:p text:style-name="P29"><text:span text:style-name="Основной_20_шрифт_20_абзаца"><text:span text:style-name="T76">import </text:span></text:span><text:span text:style-name="Основной_20_шрифт_20_абзаца"><text:span text:style-name="T23">pymysql <text:s/><text:line-break/>pymysql.install_as_MySQLdb()</text:span></text:span></text:p>
      <text:p text:style-name="P100"/>
      <text:p text:style-name="P37">Обрезание строки до указанной длины</text:p>
      <text:p text:style-name="P60"/>
      <text:h text:style-name="P215" text:outline-level="3">truncatechars</text:h>
      <text:p text:style-name="Обычный">Обрезает строку до указанной длины. Обрезанная строка будет оканчиваться троеточием(”...”).</text:p>
      <text:p text:style-name="P59"/>
      <text:h text:style-name="P215" text:outline-level="3">truncatechars_html</text:h>
      <text:p text:style-name="Обычный"><text:span text:style-name="Заголовок1"><text:span text:style-name="T178">Добавлено в Django 1.7.</text:span></text:span></text:p>
      <text:p text:style-name="Обычный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53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P59"/>
      <text:h text:style-name="P215" text:outline-level="3">truncatewords</text:h>
      <text:p text:style-name="Обычный">Обрезает строку после указанного количества слов.</text:p>
      <text:p text:style-name="P59"/>
      <text:h text:style-name="P215" text:outline-level="3">truncatewords_html</text:h>
      <text:p text:style-name="Обычный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53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Обычный"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53">truncatewords</text:span></text:span></text:a>, используйте его только с HTML-текстом.</text:p>
      <text:p text:style-name="P59"><text:soft-page-break/></text:p>
      <text:p text:style-name="P59"/>
      <text:p text:style-name="P105">Валидация</text:p>
      <text:p text:style-name="P103"/>
      <text:p text:style-name="P39">Допустим, одно поле может иметь, а может не иметь значение. В этом случае мы можем отключить атрибут required:</text:p>
      <text:p text:style-name="P29"><text:span text:style-name="Основной_20_шрифт_20_абзаца"><text:span text:style-name="T76">from </text:span></text:span><text:span text:style-name="Основной_20_шрифт_20_абзаца"><text:span text:style-name="T23">django </text:span></text:span><text:span text:style-name="Основной_20_шрифт_20_абзаца"><text:span text:style-name="T76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76">class </text:span></text:span><text:span text:style-name="Основной_20_шрифт_20_абзаца"><text:span text:style-name="T23">UserForm(forms.Form):<text:line-break/> <text:s text:c="3"/>name = forms.CharField()<text:line-break/> <text:s text:c="3"/>age = forms.IntegerField(</text:span></text:span><text:span text:style-name="Основной_20_шрифт_20_абзаца"><text:span text:style-name="T109">required</text:span></text:span><text:span text:style-name="Основной_20_шрифт_20_абзаца"><text:span text:style-name="T23">=</text:span></text:span><text:span text:style-name="Основной_20_шрифт_20_абзаца"><text:span text:style-name="T76">False</text:span></text:span><text:span text:style-name="Основной_20_шрифт_20_абзаца"><text:span text:style-name="T23">)<text:line-break/> <text:s text:c="3"/>email = forms.EmailField(</text:span></text:span><text:span text:style-name="Основной_20_шрифт_20_абзаца"><text:span text:style-name="T109">required</text:span></text:span><text:span text:style-name="Основной_20_шрифт_20_абзаца"><text:span text:style-name="T23">=</text:span></text:span><text:span text:style-name="Основной_20_шрифт_20_абзаца"><text:span text:style-name="T76">False</text:span></text:span><text:span text:style-name="Основной_20_шрифт_20_абзаца"><text:span text:style-name="T23">)</text:span></text:span></text:p>
      <text:p text:style-name="P100"/>
      <text:p text:style-name="P100"/>
      <text:p text:style-name="P16"><text:span text:style-name="Основной_20_шрифт_20_абзаца"><text:span text:style-name="T157">Requirements</text:span></text:span></text:p>
      <text:p text:style-name="P17"/>
      <text:p text:style-name="P17">pip freeze &gt; requirements.txt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210" text:outline-level="1"><text:span text:style-name="Основной_20_шрифт_20_абзаца"><text:span text:style-name="T64">QuerySet API</text:span></text:span></text:h>
      <text:p text:style-name="P46"/>
      <text:h text:style-name="P213" text:outline-level="3">Операторы фильтрации</text:h>
      <text:h text:style-name="P213" text:outline-level="3"><text:span text:style-name="Основной_20_шрифт_20_абзаца"><text:span text:style-name="T179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79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79">: </text:span></text:span><text:span text:style-name="Teletype">filter()</text:span><text:span text:style-name="Основной_20_шрифт_20_абзаца"><text:span text:style-name="T179">, </text:span></text:span><text:span text:style-name="Teletype">exclude()</text:span><text:span text:style-name="Основной_20_шрифт_20_абзаца"><text:span text:style-name="T179"> и </text:span></text:span><text:span text:style-name="Teletype">get()</text:span><text:span text:style-name="Основной_20_шрифт_20_абзаца"><text:span text:style-name="T179">.</text:span></text:span></text:h>
      <text:h text:style-name="P218" text:outline-level="4">in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56">:</text:span></text:span></text:p>
      <text:p text:style-name="P135">Entry.objects.filter(id__in=[1, 3, 4])</text:p>
      <text:p text:style-name="Text_20_body">Аналог<text:span text:style-name="Основной_20_шрифт_20_абзаца"><text:span text:style-name="T156"> SQL:</text:span></text:span></text:p>
      <text:p text:style-name="P135">SELECT ... WHERE id IN (1, 3, 4);</text:p>
      <text:h text:style-name="P218" text:outline-level="4">gt</text:h>
      <text:p text:style-name="Text_20_body">Больше чем.</text:p>
      <text:p text:style-name="Text_20_body">Например:</text:p>
      <text:p text:style-name="P134">Entry.objects.filter(id__gt=4)</text:p>
      <text:p text:style-name="Text_20_body"><text:soft-page-break/>Аналог<text:span text:style-name="Основной_20_шрифт_20_абзаца"><text:span text:style-name="T156"> SQL:</text:span></text:span></text:p>
      <text:p text:style-name="P135">SELECT ... WHERE id &gt; 4;</text:p>
      <text:h text:style-name="P220" text:outline-level="4">gte</text:h>
      <text:p text:style-name="Text_20_body">Больше чем или равно.</text:p>
      <text:h text:style-name="P220" text:outline-level="4">lt</text:h>
      <text:p text:style-name="Text_20_body">Меньше чем.</text:p>
      <text:h text:style-name="P220" text:outline-level="4">lte</text:h>
      <text:p text:style-name="Text_20_body">Меньше чем или равно.</text:p>
      <text:p text:style-name="P134"/>
      <text:h text:style-name="P213" text:outline-level="3"><text:span text:style-name="Основной_20_шрифт_20_абзаца"><text:span text:style-name="T179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79">https://www.djbook.ru/rel1.8/ref/models/querysets.html</text:span></text:span></text:a></text:h>
      <text:h text:style-name="P214" text:outline-level="3"/>
      <text:p text:style-name="P15"/>
      <text:p text:style-name="P15"/>
      <text:p text:style-name="P15"/>
      <text:p text:style-name="P7">Тестирование приложений</text:p>
      <text:p text:style-name="P6"/>
      <text:p text:style-name="P6"/>
      <text:p text:style-name="Обычный"><text:span text:style-name="Основной_20_шрифт_20_абзаца"><text:span text:style-name="T180">Django использует юнит-тестовый модуль -</text:span></text:span><text:span text:style-name="apple-converted-space"><text:span text:style-name="T180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188">встроенный "обнаружитель" тестов</text:span></text:span></text:a><text:span text:style-name="Основной_20_шрифт_20_абзаца"><text:span text:style-name="T180">, который находит тесты в текущей рабочей директории, в любом файле с шаблонным именем</text:span></text:span><text:span text:style-name="Строгий"><text:span text:style-name="T181">test*.py</text:span></text:span><text:span text:style-name="Основной_20_шрифт_20_абзаца"><text:span text:style-name="T180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5"/>
      <text:p text:style-name="P136">catalog/</text:p>
      <text:p text:style-name="P136"><text:s text:c="2"/>/tests/</text:p>
      <text:p text:style-name="P136"><text:s text:c="4"/>__init__.py</text:p>
      <text:p text:style-name="P136"><text:s text:c="4"/>test_models.py</text:p>
      <text:p text:style-name="P136"><text:s text:c="4"/>test_forms.py</text:p>
      <text:p text:style-name="P137"><text:span text:style-name="Основной_20_шрифт_20_абзаца"><text:span text:style-name="T183"><text:s text:c="4"/>test_views.py</text:span></text:span></text:p>
      <text:p text:style-name="P3"/>
      <text:p text:style-name="P3"/>
      <text:p text:style-name="P29"><text:span text:style-name="Основной_20_шрифт_20_абзаца"><text:span text:style-name="T76">class </text:span></text:span><text:span text:style-name="Основной_20_шрифт_20_абзаца"><text:span text:style-name="T23">TestQuestionnaire(TestCase):<text:line-break/> <text:s text:c="3"/></text:span></text:span><text:span text:style-name="Основной_20_шрифт_20_абзаца"><text:span text:style-name="T117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189">@classmethod<text:line-break/> <text:s text:c="3"/></text:span></text:span><text:span text:style-name="Основной_20_шрифт_20_абзаца"><text:span text:style-name="T76">def </text:span></text:span><text:span text:style-name="Основной_20_шрифт_20_абзаца"><text:span text:style-name="T23">setUpTestData(</text:span></text:span><text:span text:style-name="Основной_20_шрифт_20_абзаца"><text:span text:style-name="T142">cls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78">print</text:span></text:span><text:span text:style-name="Основной_20_шрифт_20_абзаца"><text:span text:style-name="T23">(</text:span></text:span><text:span text:style-name="Основной_20_шрифт_20_абзаца"><text:span text:style-name="T90">"setUpTestData: Run once to set up non-modified data for all class methods."</text:span></text:span><text:span text:style-name="Основной_20_шрифт_20_абзаца"><text:span text:style-name="T23">)<text:line-break/></text:span></text:span><text:soft-page-break/><text:span text:style-name="Основной_20_шрифт_20_абзаца"><text:span text:style-name="T23"> <text:s text:c="7"/></text:span></text:span><text:span text:style-name="Основной_20_шрифт_20_абзаца"><text:span text:style-name="T76">pass<text:line-break/><text:line-break/> <text:s text:c="3"/>def </text:span></text:span><text:span text:style-name="Основной_20_шрифт_20_абзаца"><text:span text:style-name="T23">setUp(</text:span></text:span><text:span text:style-name="Основной_20_шрифт_20_абзаца"><text:span text:style-name="T142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78">print</text:span></text:span><text:span text:style-name="Основной_20_шрифт_20_абзаца"><text:span text:style-name="T23">(</text:span></text:span><text:span text:style-name="Основной_20_шрифт_20_абзаца"><text:span text:style-name="T90">"setUp: Run once for every test method to setup clean data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76">pass<text:line-break/><text:line-break/> <text:s text:c="3"/>def </text:span></text:span><text:span text:style-name="Основной_20_шрифт_20_абзаца"><text:span text:style-name="T23">test_false_is_false(</text:span></text:span><text:span text:style-name="Основной_20_шрифт_20_абзаца"><text:span text:style-name="T142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78">print</text:span></text:span><text:span text:style-name="Основной_20_шрифт_20_абзаца"><text:span text:style-name="T23">(</text:span></text:span><text:span text:style-name="Основной_20_шрифт_20_абзаца"><text:span text:style-name="T90">"Method: test_false_is_fals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42">self</text:span></text:span><text:span text:style-name="Основной_20_шрифт_20_абзаца"><text:span text:style-name="T23">.assertFalse(</text:span></text:span><text:span text:style-name="Основной_20_шрифт_20_абзаца"><text:span text:style-name="T76">Fals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76">def </text:span></text:span><text:span text:style-name="Основной_20_шрифт_20_абзаца"><text:span text:style-name="T23">test_false_is_true(</text:span></text:span><text:span text:style-name="Основной_20_шрифт_20_абзаца"><text:span text:style-name="T142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78">print</text:span></text:span><text:span text:style-name="Основной_20_шрифт_20_абзаца"><text:span text:style-name="T23">(</text:span></text:span><text:span text:style-name="Основной_20_шрифт_20_абзаца"><text:span text:style-name="T90">"Method: test_false_is_tru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42">self</text:span></text:span><text:span text:style-name="Основной_20_шрифт_20_абзаца"><text:span text:style-name="T23">.assertTrue(</text:span></text:span><text:span text:style-name="Основной_20_шрифт_20_абзаца"><text:span text:style-name="T76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76">def </text:span></text:span><text:span text:style-name="Основной_20_шрифт_20_абзаца"><text:span text:style-name="T23">test_one_plus_one_equals_two(</text:span></text:span><text:span text:style-name="Основной_20_шрифт_20_абзаца"><text:span text:style-name="T142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78">print</text:span></text:span><text:span text:style-name="Основной_20_шрифт_20_абзаца"><text:span text:style-name="T23">(</text:span></text:span><text:span text:style-name="Основной_20_шрифт_20_абзаца"><text:span text:style-name="T90">"Method: test_one_plus_one_equals_two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43">self</text:span></text:span><text:span text:style-name="Основной_20_шрифт_20_абзаца"><text:span text:style-name="T27">.assertEqual(</text:span></text:span><text:span text:style-name="Основной_20_шрифт_20_абзаца"><text:span text:style-name="T131">1 </text:span></text:span><text:span text:style-name="Основной_20_шрифт_20_абзаца"><text:span text:style-name="T27">+ </text:span></text:span><text:span text:style-name="Основной_20_шрифт_20_абзаца"><text:span text:style-name="T131">1</text:span></text:span><text:span text:style-name="Основной_20_шрифт_20_абзаца"><text:span text:style-name="T27">, </text:span></text:span><text:span text:style-name="Основной_20_шрифт_20_абзаца"><text:span text:style-name="T131">2</text:span></text:span><text:span text:style-name="Основной_20_шрифт_20_абзаца"><text:span text:style-name="T27">)</text:span></text:span></text:p>
      <text:p text:style-name="P3"/>
      <text:p text:style-name="P3"/>
      <text:p text:style-name="P3"/>
      <text:list xml:id="list1675839840" text:style-name="L5">
        <text:list-item>
          <text:p text:style-name="P237"><text:span text:style-name="Основной_20_шрифт_20_абзаца"><text:span text:style-name="T185">setUpTestData() </text:span></text:span><text:span text:style-name="Основной_20_шрифт_20_абзаца"><text:span text:style-name="T181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237"><text:span text:style-name="Основной_20_шрифт_20_абзаца"><text:span text:style-name="T185">SetUp() </text:span></text:span><text:span text:style-name="Основной_20_шрифт_20_абзаца"><text:span text:style-name="T181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5"/>
      <text:p text:style-name="Обычный"><text:span text:style-name="Основной_20_шрифт_20_абзаца"><text:span text:style-name="T186">Примечание</text:span></text:span><text:span text:style-name="Основной_20_шрифт_20_абзаца"><text:span text:style-name="T187">. Классы тестирования также содержат метод </text:span></text:span><text:span text:style-name="Основной_20_шрифт_20_абзаца"><text:span text:style-name="T185">tearDown()</text:span></text:span><text:span text:style-name="Основной_20_шрифт_20_абзаца"><text:span text:style-name="T187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185">TestCase</text:span></text:span><text:span text:style-name="Основной_20_шрифт_20_абзаца"><text:span text:style-name="T187"> автоматически разрывает соединения с ними.</text:span></text:span></text:p>
      <text:p text:style-name="P5"/>
      <text:p text:style-name="P5"/>
      <text:p text:style-name="P138">Простейшим способом запуска всех тестов является применение следующей команды:</text:p>
      <text:p text:style-name="P137"><text:span text:style-name="Основной_20_шрифт_20_абзаца"><text:span text:style-name="T184">python3 manage.py </text:span></text:span><text:span text:style-name="Основной_20_шрифт_20_абзаца"><text:span text:style-name="T191">test</text:span></text:span></text:p>
      <text:p text:style-name="P5"/>
      <text:p text:style-name="P101"/>
      <text:p text:style-name="Обычный"><text:span text:style-name="Основной_20_шрифт_20_абзаца"><text:span text:style-name="T181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82">verbosity</text:span></text:span><text:span text:style-name="Основной_20_шрифт_20_абзаца"><text:span text:style-name="T181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P137"><text:span text:style-name="Основной_20_шрифт_20_абзаца"><text:span text:style-name="T183">python3 manage.py </text:span></text:span><text:span text:style-name="Основной_20_шрифт_20_абзаца"><text:span text:style-name="T192">test</text:span></text:span><text:span text:style-name="Основной_20_шрифт_20_абзаца"><text:span text:style-name="T183"> --verbosity </text:span></text:span><text:span text:style-name="Основной_20_шрифт_20_абзаца"><text:span text:style-name="T193">2</text:span></text:span></text:p>
      <text:p text:style-name="P100"/>
      <text:p text:style-name="P100"/>
      <text:p text:style-name="Обычный"><text:span text:style-name="Основной_20_шрифт_20_абзаца"><text:span text:style-name="T181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85">TestCase</text:span></text:span><text:span text:style-name="Основной_20_шрифт_20_абзаца"><text:span text:style-name="T181">, или методу:</text:span></text:span></text:p>
      <text:p text:style-name="P137"><text:soft-page-break/><text:span text:style-name="Основной_20_шрифт_20_абзаца"><text:span text:style-name="T183">python3 manage.py </text:span></text:span><text:span text:style-name="Основной_20_шрифт_20_абзаца"><text:span text:style-name="T192">test</text:span></text:span><text:span text:style-name="Основной_20_шрифт_20_абзаца"><text:span text:style-name="T183"> catalog.tests <text:s text:c="2"/></text:span></text:span><text:span text:style-name="Основной_20_шрифт_20_абзаца"><text:span text:style-name="T194"># Run the specified module</text:span></text:span></text:p>
      <text:p text:style-name="P137"><text:span text:style-name="Основной_20_шрифт_20_абзаца"><text:span text:style-name="T183">python3 manage.py </text:span></text:span><text:span text:style-name="Основной_20_шрифт_20_абзаца"><text:span text:style-name="T192">test</text:span></text:span><text:span text:style-name="Основной_20_шрифт_20_абзаца"><text:span text:style-name="T183"> catalog.tests.test_models <text:s/></text:span></text:span><text:span text:style-name="Основной_20_шрифт_20_абзаца"><text:span text:style-name="T194"># Run the specified module</text:span></text:span></text:p>
      <text:p text:style-name="P137"><text:span text:style-name="Основной_20_шрифт_20_абзаца"><text:span text:style-name="T183">python3 manage.py </text:span></text:span><text:span text:style-name="Основной_20_шрифт_20_абзаца"><text:span text:style-name="T192">test</text:span></text:span><text:span text:style-name="Основной_20_шрифт_20_абзаца"><text:span text:style-name="T183"> catalog.tests.test_models.YourTestClass </text:span></text:span><text:span text:style-name="Основной_20_шрифт_20_абзаца"><text:span text:style-name="T194"># Run the specified class</text:span></text:span></text:p>
      <text:p text:style-name="P137"><text:span text:style-name="Основной_20_шрифт_20_абзаца"><text:span text:style-name="T183">python3 manage.py </text:span></text:span><text:span text:style-name="Основной_20_шрифт_20_абзаца"><text:span text:style-name="T192">test</text:span></text:span><text:span text:style-name="Основной_20_шрифт_20_абзаца"><text:span text:style-name="T183"> catalog.tests.test_models.YourTestClass.test_one_plus_one_equals_two <text:s/></text:span></text:span><text:span text:style-name="Основной_20_шрифт_20_абзаца"><text:span text:style-name="T194"># Run the specified method</text:span></text:span></text:p>
      <text:p text:style-name="P100"/>
      <text:p text:style-name="P100"/>
      <text:p text:style-name="P100"/>
      <text:p text:style-name="P100"/>
      <text:p text:style-name="P100"/>
      <text:p text:style-name="P68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70">https://developer.mozilla.org/ru/docs/Learn/Server-side/Django/Testing</text:span></text:span></text:a></text:p>
      <text:p text:style-name="P100"/>
      <text:p text:style-name="P100">https://www.djbook.ru/rel1.8/topics/testing/tools.html</text:p>
      <text:p text:style-name="P107"/>
      <text:p text:style-name="P107">https://docs.djangoproject.com/en/3.1/topics/testing/overview/</text:p>
      <text:h text:style-name="P217" text:outline-level="3">Загрузка фикстур</text:h>
      <text:h text:style-name="P217" text:outline-level="3"/>
      <text:p text:style-name="Обычный"><text:span text:style-name="Основной_20_шрифт_20_абзаца"><text:span text:style-name="T54">Тестирование сайта, который использует базу данных, не очень эффективно, если в базе нет данных. Для добавления данных в базу данных</text:span></text:span><text:span text:style-name="apple-converted-space"><text:span text:style-name="T54"> </text:span></text:span><text:span text:style-name="pre"><text:span text:style-name="T58">TransactionTestCase</text:span></text:span><text:span text:style-name="apple-converted-space"><text:span text:style-name="T58"> </text:span></text:span><text:span text:style-name="Основной_20_шрифт_20_абзаца"><text:span text:style-name="T54">предоставляет возможность загружать</text:span></text:span><text:span text:style-name="apple-converted-space"><text:span text:style-name="T54"> </text:span></text:span><text:span text:style-name="Строгий"><text:span text:style-name="T54">фикстуры</text:span></text:span><text:span text:style-name="Основной_20_шрифт_20_абзаца"><text:span text:style-name="T54">.</text:span></text:span></text:p>
      <text:p text:style-name="P39"/>
      <text:p text:style-name="P39">Фикстуры - набор данных, которые Django умеет импортировать в базу данных.</text:p>
      <text:p text:style-name="P39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Обычный"><text:span text:style-name="Основной_20_шрифт_20_абзаца"><text:span text:style-name="T54">Самый простой способ создать фикстуры, использовать команду</text:span></text:span><text:span text:style-name="apple-converted-space"><text:span text:style-name="T54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manage.py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<text:span text:style-name="T58"> 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dumpdata</text:span></text:span></text:a><text:span text:style-name="Основной_20_шрифт_20_абзаца"><text:span text:style-name="T54">. Необходимые данные должны быть в вашей базе данных. Подробности смотрите в описании команды</text:span></text:span><text:span text:style-name="apple-converted-space"><text:span text:style-name="T54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8">dumpdata</text:span></text:span></text:a><text:span text:style-name="Основной_20_шрифт_20_абзаца"><text:span text:style-name="T54">.</text:span></text:span></text:p>
      <text:p text:style-name="P39"/>
      <text:p text:style-name="Обычный"><text:span text:style-name="Основной_20_шрифт_20_абзаца"><text:span text:style-name="T60">После создания фикстур, добавьте их в каталог </text:span></text:span><text:span text:style-name="Основной_20_шрифт_20_абзаца"><text:span text:style-name="T155">fixtures</text:span></text:span><text:span text:style-name="Основной_20_шрифт_20_абзаца"><text:span text:style-name="T60"> одного из ваших приложений из </text:span>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<text:span text:style-name="T155">INSTALLED_APPS</text:span></text:span></text:a><text:span text:style-name="Основной_20_шрифт_20_абзаца"><text:span text:style-name="T60">. Теперь вы можете использовать их в тестах, указав в атрибуте </text:span></text:span><text:span text:style-name="Основной_20_шрифт_20_абзаца"><text:span text:style-name="T155">fixtures</text:span></text:span><text:span text:style-name="Основной_20_шрифт_20_абзаца"><text:span text:style-name="T60"> класса-наследника </text:span>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<text:span text:style-name="T155">django.test.TestCase</text:span></text:span></text:a><text:span text:style-name="Основной_20_шрифт_20_абзаца"><text:span text:style-name="T60">:</text:span></text:span></text:p>
      <text:p text:style-name="P39"/>
      <text:p text:style-name="P29"><text:span text:style-name="Основной_20_шрифт_20_абзаца"><text:span text:style-name="T82">from </text:span></text:span><text:span text:style-name="Основной_20_шрифт_20_абзаца"><text:span text:style-name="T33">django.test </text:span></text:span><text:span text:style-name="Основной_20_шрифт_20_абзаца"><text:span text:style-name="T82">import </text:span></text:span><text:span text:style-name="Основной_20_шрифт_20_абзаца"><text:span text:style-name="T33">TestCase<text:line-break/></text:span></text:span><text:span text:style-name="Основной_20_шрифт_20_абзаца"><text:span text:style-name="T82">from </text:span></text:span><text:span text:style-name="Основной_20_шрифт_20_абзаца"><text:span text:style-name="T33">myapp.models </text:span></text:span><text:span text:style-name="Основной_20_шрифт_20_абзаца"><text:span text:style-name="T82">import </text:span></text:span><text:span text:style-name="Основной_20_шрифт_20_абзаца"><text:span text:style-name="T33">Animal<text:line-break/><text:line-break/></text:span></text:span><text:span text:style-name="Основной_20_шрифт_20_абзаца"><text:span text:style-name="T82">class </text:span></text:span><text:span text:style-name="Основной_20_шрифт_20_абзаца"><text:span text:style-name="T33">AnimalTestCase(TestCase):<text:line-break/> <text:s text:c="3"/>fixtures = [</text:span></text:span><text:span text:style-name="Основной_20_шрифт_20_абзаца"><text:span text:style-name="T95">'mammals.json'</text:span></text:span><text:span text:style-name="Основной_20_шрифт_20_абзаца"><text:span text:style-name="T33">, </text:span></text:span><text:span text:style-name="Основной_20_шрифт_20_абзаца"><text:span text:style-name="T95">'birds'</text:span></text:span><text:span text:style-name="Основной_20_шрифт_20_абзаца"><text:span text:style-name="T33">]<text:line-break/><text:line-break/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33">setUp(</text:span></text:span><text:span text:style-name="Основной_20_шрифт_20_абзаца"><text:span text:style-name="T144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121"># Test definitions as before.<text:line-break/> <text:s text:c="7"/></text:span></text:span><text:span text:style-name="Основной_20_шрифт_20_абзаца"><text:span text:style-name="T33">call_setup_methods()<text:line-break/><text:line-break/></text:span></text:span><text:soft-page-break/><text:span text:style-name="Основной_20_шрифт_20_абзаца"><text:span text:style-name="T33"> <text:s text:c="3"/></text:span></text:span><text:span text:style-name="Основной_20_шрифт_20_абзаца"><text:span text:style-name="T82">def </text:span></text:span><text:span text:style-name="Основной_20_шрифт_20_абзаца"><text:span text:style-name="T33">testFluffyAnimals(</text:span></text:span><text:span text:style-name="Основной_20_шрифт_20_абзаца"><text:span text:style-name="T144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121"># A test that uses the fixtures.<text:line-break/> <text:s text:c="7"/></text:span></text:span><text:span text:style-name="Основной_20_шрифт_20_абзаца"><text:span text:style-name="T34">call_some_test_code()</text:span></text:span></text:p>
      <text:p text:style-name="P39"/>
      <text:p text:style-name="P63"/>
      <text:p text:style-name="P133">Что произойдет:</text:p>
      <text:list xml:id="list79861476" text:style-name="L6">
        <text:list-item>
          <text:p text:style-name="P238"><text:span text:style-name="Основной_20_шрифт_20_абзаца"><text:span text:style-name="T54">Перед выполнение теста и перед методом </text:span></text:span><text:span text:style-name="Основной_20_шрифт_20_абзаца"><text:span text:style-name="T155">setUp()</text:span></text:span><text:span text:style-name="Основной_20_шрифт_20_абзаца"><text:span text:style-name="T54">, Django очитсти базу данных и вернет её до состояния после выполнения команды </text:span>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<text:span text:style-name="T155">migrate</text:span></text:span></text:a><text:span text:style-name="Основной_20_шрифт_20_абзаца"><text:span text:style-name="T54">.</text:span></text:span></text:p>
        </text:list-item>
        <text:list-item>
          <text:p text:style-name="P238"><text:span text:style-name="Основной_20_шрифт_20_абзаца"><text:span text:style-name="T54">Затем загружаются фикстуры. В примере выше Django загрузит JSON фикстуру с названием </text:span></text:span><text:span text:style-name="Основной_20_шрифт_20_абзаца"><text:span text:style-name="T155">mammals</text:span></text:span><text:span text:style-name="Основной_20_шрифт_20_абзаца"><text:span text:style-name="T54">, затем фикстуру </text:span></text:span><text:span text:style-name="Основной_20_шрифт_20_абзаца"><text:span text:style-name="T155">birds</text:span></text:span><text:span text:style-name="Основной_20_шрифт_20_абзаца"><text:span text:style-name="T54">. Подробности смотрите в описании </text:span>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<text:span text:style-name="T155">loaddata</text:span></text:span></text:a><text:span text:style-name="Основной_20_шрифт_20_абзаца"><text:span text:style-name="T54">.</text:span></text:span></text:p>
        </text:list-item>
      </text:list>
      <text:p text:style-name="P56">Перезагрузка фикстур выполняет перед каждым тестом, вы можете не беспокоится, что один тест повлияет на выполнение другого.</text:p>
      <text:p text:style-name="Обычный"><text:span text:style-name="Основной_20_шрифт_20_абзаца"><text:span text:style-name="T171">По умолчанию фикстуры загружаются в базу данных </text:span></text:span><text:span text:style-name="Основной_20_шрифт_20_абзаца"><text:span text:style-name="T155">default</text:span></text:span><text:span text:style-name="Основной_20_шрифт_20_абзаца"><text:span text:style-name="T171">. Если вы используете несколько баз данных и указали атрибут </text:span>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<text:span text:style-name="T155">multi_db=True</text:span></text:span></text:a><text:span text:style-name="Основной_20_шрифт_20_абзаца"><text:span text:style-name="T171">, фикстуры будут загружены в несколько баз данных.</text:span></text:span></text:p>
      <text:p text:style-name="P63"/>
      <text:p text:style-name="P63"/>
      <text:p text:style-name="P65">python manage.py diffsettings | grep fixtures</text:p>
      <text:p text:style-name="P64">Выгрузка данных из базы данных и загрузка в базу данных</text:p>
      <text:p text:style-name="P66"/>
      <text:p text:style-name="P66"/>
      <text:p text:style-name="Обычный"><text:span text:style-name="Основной_20_шрифт_20_абзаца"><text:span text:style-name="T195">В django есть возможность сделать так, чтобы данные автоматически вставлялись в базу данных при</text:span></text:span><text:span text:style-name="apple-converted-space"><text:span text:style-name="T195"> </text:span></text:span><text:span text:style-name="Основной_20_шрифт_20_абзаца"><text:span text:style-name="T196">syncdb</text:span></text:span><text:span text:style-name="apple-converted-space"><text:span text:style-name="T195"> </text:span></text:span><text:span text:style-name="Основной_20_шрифт_20_абзаца"><text:span text:style-name="T195">проекта.</text:span></text:span><text:span text:style-name="Основной_20_шрифт_20_абзаца"><text:span text:style-name="T197"><text:line-break/></text:span></text:span><text:span text:style-name="Основной_20_шрифт_20_абзаца"><text:span text:style-name="T195">Для этого существуют</text:span></text:span><text:span text:style-name="apple-converted-space"><text:span text:style-name="T195"> </text:span></text:span><text:span text:style-name="Основной_20_шрифт_20_абзаца"><text:span text:style-name="T198">fixtures</text:span></text:span><text:span text:style-name="apple-converted-space"><text:span text:style-name="T195"> </text:span></text:span><text:span text:style-name="Основной_20_шрифт_20_абзаца"><text:span text:style-name="T195">- представления данных ваших приложений в форматах .json/.xml/.yaml</text:span></text:span><text:span text:style-name="Основной_20_шрифт_20_абзаца"><text:span text:style-name="T197"><text:line-break/><text:line-break/></text:span></text:span></text:p>
      <text:h text:style-name="P221" text:outline-level="4">Дамп базы данных в файл фикстур</text:h>
      <text:p text:style-name="P6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6">1</text:p>
          </table:table-cell>
          <table:table-cell table:style-name="Таблица2.A1" office:value-type="string">
            <text:p text:style-name="Обычный"><text:span text:style-name="Код_20_HTML"><text:span text:style-name="T165">python manage.py dumpdata --format=json myapp &gt; myapp/fixtures/initial_data.json</text:span></text:span></text:p>
          </table:table-cell>
        </table:table-row>
      </table:table>
      <text:p text:style-name="Обычный"><text:span text:style-name="Основной_20_шрифт_20_абзаца"><text:span text:style-name="T197"><text:line-break/></text:span></text:span><text:span text:style-name="Основной_20_шрифт_20_абзаца"><text:span text:style-name="T195">По умолчанию фикстуры нужно хранить в папке</text:span></text:span><text:span text:style-name="apple-converted-space"><text:span text:style-name="T195"> </text:span></text:span><text:span text:style-name="Основной_20_шрифт_20_абзаца"><text:span text:style-name="T196">fixtures</text:span></text:span><text:span text:style-name="Основной_20_шрифт_20_абзаца"><text:span text:style-name="T195">, которую нужно создать внутри каждого приложения.</text:span></text:span><text:span text:style-name="Основной_20_шрифт_20_абзаца"><text:span text:style-name="T197"><text:line-break/></text:span></text:span><text:span text:style-name="Основной_20_шрифт_20_абзаца"><text:span text:style-name="T195">Если фикстуры сохраняются в файл с названием</text:span></text:span><text:span text:style-name="apple-converted-space"><text:span text:style-name="T195"> </text:span></text:span><text:span text:style-name="Основной_20_шрифт_20_абзаца"><text:span text:style-name="T196">initial_data</text:span></text:span><text:span text:style-name="Основной_20_шрифт_20_абзаца"><text:span text:style-name="T195">, то при каждом</text:span></text:span><text:span text:style-name="apple-converted-space"><text:span text:style-name="T195"> </text:span></text:span><text:span text:style-name="Основной_20_шрифт_20_абзаца"><text:span text:style-name="T196">syncdb</text:span></text:span><text:span text:style-name="apple-converted-space"><text:span text:style-name="T195"> </text:span></text:span><text:span text:style-name="Основной_20_шрифт_20_абзаца"><text:span text:style-name="T195">фикстуры будут загружаться в базу данных вашего проекта.</text:span></text:span><text:span text:style-name="Основной_20_шрифт_20_абзаца"><text:span text:style-name="T197"><text:line-break/><text:line-break/></text:span></text:span></text:p>
      <text:h text:style-name="P221" text:outline-level="4">Загрузка фикстуры из файла</text:h>
      <text:p text:style-name="P67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6">1</text:p>
          </table:table-cell>
          <table:table-cell table:style-name="Таблица3.A1" office:value-type="string">
            <text:p text:style-name="Обычный"><text:span text:style-name="Код_20_HTML"><text:span text:style-name="T165">python manage.py loaddata myapp/fixtures/myfix.json</text:span></text:span></text:p>
          </table:table-cell>
        </table:table-row>
      </table:table>
      <text:p text:style-name="Обычный"><text:span text:style-name="Основной_20_шрифт_20_абзаца"><text:span text:style-name="T197"><text:line-break/></text:span></text:span><text:span text:style-name="Основной_20_шрифт_20_абзаца"><text:span text:style-name="T195">Здесь мы вручную загружаем в базу данных приложения</text:span></text:span><text:span text:style-name="apple-converted-space"><text:span text:style-name="T195"> </text:span></text:span><text:span text:style-name="Основной_20_шрифт_20_абзаца"><text:span text:style-name="T196">myapp</text:span></text:span><text:span text:style-name="apple-converted-space"><text:span text:style-name="T195"> </text:span></text:span><text:span text:style-name="Основной_20_шрифт_20_абзаца"><text:span text:style-name="T195">данные, сохраненные в файле</text:span></text:span><text:span text:style-name="apple-converted-space"><text:span text:style-name="T195"> </text:span></text:span><text:span text:style-name="Основной_20_шрифт_20_абзаца"><text:span text:style-name="T196">myfix.json</text:span></text:span></text:p>
      <text:p text:style-name="P102"/>
      <text:p text:style-name="P102"/>
      <text:p text:style-name="P102"><text:soft-page-break/></text:p>
      <text:p text:style-name="P102"/>
      <text:p text:style-name="P29"><text:span text:style-name="Основной_20_шрифт_20_абзаца"><text:span text:style-name="T76">import </text:span></text:span><text:span text:style-name="Основной_20_шрифт_20_абзаца"><text:span text:style-name="T23">json<text:line-break/><text:line-break/><text:line-break/></text:span></text:span><text:span text:style-name="Основной_20_шрифт_20_абзаца"><text:span text:style-name="T76">with </text:span></text:span><text:span text:style-name="Основной_20_шрифт_20_абзаца"><text:span text:style-name="T78">open</text:span></text:span><text:span text:style-name="Основной_20_шрифт_20_абзаца"><text:span text:style-name="T23">(</text:span></text:span><text:span text:style-name="Основной_20_шрифт_20_абзаца"><text:span text:style-name="T90">'initial_data.json'</text:span></text:span><text:span text:style-name="Основной_20_шрифт_20_абзаца"><text:span text:style-name="T23">, </text:span></text:span><text:span text:style-name="Основной_20_шрифт_20_абзаца"><text:span text:style-name="T90">'r'</text:span></text:span><text:span text:style-name="Основной_20_шрифт_20_абзаца"><text:span text:style-name="T23">, </text:span></text:span><text:span text:style-name="Основной_20_шрифт_20_абзаца"><text:span text:style-name="T109">encoding</text:span></text:span><text:span text:style-name="Основной_20_шрифт_20_абзаца"><text:span text:style-name="T23">=</text:span></text:span><text:span text:style-name="Основной_20_шрифт_20_абзаца"><text:span text:style-name="T90">'utf-8'</text:span></text:span><text:span text:style-name="Основной_20_шрифт_20_абзаца"><text:span text:style-name="T23">) </text:span></text:span><text:span text:style-name="Основной_20_шрифт_20_абзаца"><text:span text:style-name="T76">as </text:span></text:span><text:span text:style-name="Основной_20_шрифт_20_абзаца"><text:span text:style-name="T23">f:<text:line-break/> <text:s text:c="3"/>test = json.load(f)<text:line-break/> <text:s text:c="3"/></text:span></text:span><text:span text:style-name="Основной_20_шрифт_20_абзаца"><text:span text:style-name="T78">print</text:span></text:span><text:span text:style-name="Основной_20_шрифт_20_абзаца"><text:span text:style-name="T23">(json.dumps(test, </text:span></text:span><text:span text:style-name="Основной_20_шрифт_20_абзаца"><text:span text:style-name="T109">indent</text:span></text:span><text:span text:style-name="Основной_20_шрифт_20_абзаца"><text:span text:style-name="T23">=</text:span></text:span><text:span text:style-name="Основной_20_шрифт_20_абзаца"><text:span text:style-name="T128">4</text:span></text:span><text:span text:style-name="Основной_20_шрифт_20_абзаца"><text:span text:style-name="T23">))</text:span></text:span></text:p>
      <text:p text:style-name="P104"/>
      <text:p text:style-name="P104"/>
      <text:p text:style-name="P104"/>
      <text:p text:style-name="P104"/>
      <text:p text:style-name="P104"/>
      <text:p text:style-name="P104"/>
      <text:p text:style-name="P108">Отправка писем</text:p>
      <text:p text:style-name="P97"><text:span text:style-name="Основной_20_шрифт_20_абзаца"><text:span text:style-name="T165"/></text:span></text:p>
      <text:p text:style-name="P109"/>
      <text:p text:style-name="P104">/send_email/send_email/settings.py:</text:p>
      <text:p text:style-name="P29"><text:span text:style-name="Основной_20_шрифт_20_абзаца"><text:span text:style-name="T122"># smtp<text:line-break/></text:span></text:span><text:span text:style-name="Основной_20_шрифт_20_абзаца"><text:span text:style-name="T35">EMAIL_USE_TLS = </text:span></text:span><text:span text:style-name="Основной_20_шрифт_20_абзаца"><text:span text:style-name="T83">True<text:line-break/></text:span></text:span><text:span text:style-name="Основной_20_шрифт_20_абзаца"><text:span text:style-name="T35">EMAIL_HOST = </text:span></text:span><text:span text:style-name="Основной_20_шрифт_20_абзаца"><text:span text:style-name="T96">'smtp.gmail.com'<text:line-break/></text:span></text:span><text:span text:style-name="Основной_20_шрифт_20_абзаца"><text:span text:style-name="T35">EMAIL_HOST_USER = </text:span></text:span><text:span text:style-name="Основной_20_шрифт_20_абзаца"><text:span text:style-name="T96">'django.mail@gmail.com'<text:line-break/></text:span></text:span><text:span text:style-name="Основной_20_шрифт_20_абзаца"><text:span text:style-name="T35">EMAIL_HOST_PASSWORD = </text:span></text:span><text:span text:style-name="Основной_20_шрифт_20_абзаца"><text:span text:style-name="T96">'1234'<text:line-break/></text:span></text:span><text:span text:style-name="Основной_20_шрифт_20_абзаца"><text:span text:style-name="T35">EMAIL_PORT = </text:span></text:span><text:span text:style-name="Основной_20_шрифт_20_абзаца"><text:span text:style-name="T133">587</text:span></text:span></text:p>
      <text:p text:style-name="P100"/>
      <text:p text:style-name="P104"/>
      <text:p text:style-name="P104">/send_email/main/admin.py:</text:p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35">django.contrib </text:span></text:span><text:span text:style-name="Основной_20_шрифт_20_абзаца"><text:span text:style-name="T83">import </text:span></text:span><text:span text:style-name="Основной_20_шрифт_20_абзаца"><text:span text:style-name="T35">admin<text:line-break/></text:span></text:span><text:span text:style-name="Основной_20_шрифт_20_абзаца"><text:span text:style-name="T83">from </text:span></text:span><text:span text:style-name="Основной_20_шрифт_20_абзаца"><text:span text:style-name="T35">.models </text:span></text:span><text:span text:style-name="Основной_20_шрифт_20_абзаца"><text:span text:style-name="T83">import </text:span></text:span><text:span text:style-name="Основной_20_шрифт_20_абзаца"><text:span text:style-name="T35">Contact<text:line-break/><text:line-break/></text:span></text:span><text:span text:style-name="Основной_20_шрифт_20_абзаца"><text:span text:style-name="T190">@admin.register</text:span></text:span><text:span text:style-name="Основной_20_шрифт_20_абзаца"><text:span text:style-name="T35">(Contact)<text:line-break/></text:span></text:span><text:span text:style-name="Основной_20_шрифт_20_абзаца"><text:span text:style-name="T83">class </text:span></text:span><text:span text:style-name="Основной_20_шрифт_20_абзаца"><text:span text:style-name="T35">ContactAdmin(admin.ModelAdmin):<text:line-break/> <text:s text:c="3"/>list_display = (</text:span></text:span><text:span text:style-name="Основной_20_шрифт_20_абзаца"><text:span text:style-name="T96">"name"</text:span></text:span><text:span text:style-name="Основной_20_шрифт_20_абзаца"><text:span text:style-name="T35">, </text:span></text:span><text:span text:style-name="Основной_20_шрифт_20_абзаца"><text:span text:style-name="T96">"email"</text:span></text:span><text:span text:style-name="Основной_20_шрифт_20_абзаца"><text:span text:style-name="T35">)</text:span></text:span></text:p>
      <text:p text:style-name="P104"/>
      <text:p text:style-name="P104">/send_email/main/forms.py:</text:p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35">django </text:span></text:span><text:span text:style-name="Основной_20_шрифт_20_абзаца"><text:span text:style-name="T83">import </text:span></text:span><text:span text:style-name="Основной_20_шрифт_20_абзаца"><text:span text:style-name="T35">forms<text:line-break/></text:span></text:span><text:span text:style-name="Основной_20_шрифт_20_абзаца"><text:span text:style-name="T83">from </text:span></text:span><text:span text:style-name="Основной_20_шрифт_20_абзаца"><text:span text:style-name="T35">.models </text:span></text:span><text:span text:style-name="Основной_20_шрифт_20_абзаца"><text:span text:style-name="T83">import </text:span></text:span><text:span text:style-name="Основной_20_шрифт_20_абзаца"><text:span text:style-name="T35">Contact<text:line-break/><text:line-break/></text:span></text:span><text:span text:style-name="Основной_20_шрифт_20_абзаца"><text:span text:style-name="T83">class </text:span></text:span><text:span text:style-name="Основной_20_шрифт_20_абзаца"><text:span text:style-name="T35">ContactForm(forms.ModelForm):<text:line-break/> <text:s text:c="3"/></text:span></text:span><text:span text:style-name="Основной_20_шрифт_20_абзаца"><text:span text:style-name="T122">"""Email subscription form."""<text:line-break/> <text:s text:c="3"/></text:span></text:span><text:span text:style-name="Основной_20_шрифт_20_абзаца"><text:span text:style-name="T83">class </text:span></text:span><text:span text:style-name="Основной_20_шрифт_20_абзаца"><text:span text:style-name="T35">Meta:<text:line-break/> <text:s text:c="7"/>model = Contact<text:line-break/> <text:s text:c="7"/>fields = </text:span></text:span><text:span text:style-name="Основной_20_шрифт_20_абзаца"><text:span text:style-name="T96">'__all__'</text:span></text:span></text:p>
      <text:p text:style-name="P104"/>
      <text:p text:style-name="P104">/send_email/main/models.py:</text:p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35">django.db </text:span></text:span><text:span text:style-name="Основной_20_шрифт_20_абзаца"><text:span text:style-name="T83">import </text:span></text:span><text:span text:style-name="Основной_20_шрифт_20_абзаца"><text:span text:style-name="T35">models<text:line-break/><text:line-break/></text:span></text:span><text:span text:style-name="Основной_20_шрифт_20_абзаца"><text:span text:style-name="T83">class </text:span></text:span><text:span text:style-name="Основной_20_шрифт_20_абзаца"><text:span text:style-name="T35">Contact(models.Model):<text:line-break/> <text:s text:c="3"/></text:span></text:span><text:span text:style-name="Основной_20_шрифт_20_абзаца"><text:span text:style-name="T122">"""Subscribe via email."""<text:line-break/> <text:s text:c="3"/></text:span></text:span><text:span text:style-name="Основной_20_шрифт_20_абзаца"><text:span text:style-name="T35">name = models.CharField(</text:span></text:span><text:span text:style-name="Основной_20_шрифт_20_абзаца"><text:span text:style-name="T111">max_length</text:span></text:span><text:span text:style-name="Основной_20_шрифт_20_абзаца"><text:span text:style-name="T35">=</text:span></text:span><text:span text:style-name="Основной_20_шрифт_20_абзаца"><text:span text:style-name="T133">30</text:span></text:span><text:span text:style-name="Основной_20_шрифт_20_абзаца"><text:span text:style-name="T35">)<text:line-break/> <text:s text:c="3"/>email = models.EmailField(</text:span></text:span><text:span text:style-name="Основной_20_шрифт_20_абзаца"><text:span text:style-name="T111">max_length</text:span></text:span><text:span text:style-name="Основной_20_шрифт_20_абзаца"><text:span text:style-name="T35">=</text:span></text:span><text:span text:style-name="Основной_20_шрифт_20_абзаца"><text:span text:style-name="T133">50</text:span></text:span><text:span text:style-name="Основной_20_шрифт_20_абзаца"><text:span text:style-name="T35">)<text:line-break/><text:line-break/> <text:s text:c="3"/></text:span></text:span><text:span text:style-name="Основной_20_шрифт_20_абзаца"><text:span text:style-name="T83">def </text:span></text:span><text:span text:style-name="Основной_20_шрифт_20_абзаца"><text:span text:style-name="T141">__str__</text:span></text:span><text:span text:style-name="Основной_20_шрифт_20_абзаца"><text:span text:style-name="T35">(</text:span></text:span><text:span text:style-name="Основной_20_шрифт_20_абзаца"><text:span text:style-name="T145">self</text:span></text:span><text:span text:style-name="Основной_20_шрифт_20_абзаца"><text:span text:style-name="T35">):<text:line-break/> <text:s text:c="7"/></text:span></text:span><text:span text:style-name="Основной_20_шрифт_20_абзаца"><text:span text:style-name="T83">return </text:span></text:span><text:span text:style-name="Основной_20_шрифт_20_абзаца"><text:span text:style-name="T145">self</text:span></text:span><text:span text:style-name="Основной_20_шрифт_20_абзаца"><text:span text:style-name="T35">.name</text:span></text:span></text:p>
      <text:p text:style-name="P104"/>
      <text:p text:style-name="P104">/send_email/main/service.py</text:p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35">django.core.mail </text:span></text:span><text:span text:style-name="Основной_20_шрифт_20_абзаца"><text:span text:style-name="T83">import </text:span></text:span><text:span text:style-name="Основной_20_шрифт_20_абзаца"><text:span text:style-name="T35">send_mail<text:line-break/></text:span></text:span><text:span text:style-name="Основной_20_шрифт_20_абзаца"><text:span text:style-name="T83">from </text:span></text:span><text:span text:style-name="Основной_20_шрифт_20_абзаца"><text:span text:style-name="T35">django.conf </text:span></text:span><text:span text:style-name="Основной_20_шрифт_20_абзаца"><text:span text:style-name="T83">import </text:span></text:span><text:span text:style-name="Основной_20_шрифт_20_абзаца"><text:span text:style-name="T35">settings<text:line-break/><text:line-break/></text:span></text:span><text:span text:style-name="Основной_20_шрифт_20_абзаца"><text:span text:style-name="T83">def </text:span></text:span><text:span text:style-name="Основной_20_шрифт_20_абзаца"><text:span text:style-name="T35">send(user_email):<text:line-break/> <text:s text:c="3"/>send_mail(<text:line-break/> <text:s text:c="7"/></text:span></text:span><text:span text:style-name="Основной_20_шрифт_20_абзаца"><text:span text:style-name="T96">'</text:span></text:span><text:span text:style-name="Основной_20_шрифт_20_абзаца"><text:span text:style-name="T97">Вы</text:span></text:span><text:span text:style-name="Основной_20_шрифт_20_абзаца"><text:span text:style-name="T96"> </text:span></text:span><text:span text:style-name="Основной_20_шрифт_20_абзаца"><text:span text:style-name="T97">подписались</text:span></text:span><text:span text:style-name="Основной_20_шрифт_20_абзаца"><text:span text:style-name="T96"> </text:span></text:span><text:span text:style-name="Основной_20_шрифт_20_абзаца"><text:span text:style-name="T97">на</text:span></text:span><text:span text:style-name="Основной_20_шрифт_20_абзаца"><text:span text:style-name="T96"> </text:span></text:span><text:span text:style-name="Основной_20_шрифт_20_абзаца"><text:span text:style-name="T97">рассылку</text:span></text:span><text:span text:style-name="Основной_20_шрифт_20_абзаца"><text:span text:style-name="T96">'</text:span></text:span><text:span text:style-name="Основной_20_шрифт_20_абзаца"><text:span text:style-name="T35">,<text:line-break/> <text:s text:c="7"/></text:span></text:span><text:span text:style-name="Основной_20_шрифт_20_абзаца"><text:span text:style-name="T96">'</text:span></text:span><text:span text:style-name="Основной_20_шрифт_20_абзаца"><text:span text:style-name="T97">Мы</text:span></text:span><text:span text:style-name="Основной_20_шрифт_20_абзаца"><text:span text:style-name="T96"> </text:span></text:span><text:span text:style-name="Основной_20_шрифт_20_абзаца"><text:span text:style-name="T97">будем</text:span></text:span><text:span text:style-name="Основной_20_шрифт_20_абзаца"><text:span text:style-name="T96"> </text:span></text:span><text:span text:style-name="Основной_20_шрифт_20_абзаца"><text:span text:style-name="T97">присылать</text:span></text:span><text:span text:style-name="Основной_20_шрифт_20_абзаца"><text:span text:style-name="T96"> </text:span></text:span><text:span text:style-name="Основной_20_шрифт_20_абзаца"><text:span text:style-name="T97">Вам</text:span></text:span><text:span text:style-name="Основной_20_шрифт_20_абзаца"><text:span text:style-name="T96"> </text:span></text:span><text:span text:style-name="Основной_20_шрифт_20_абзаца"><text:span text:style-name="T97">много</text:span></text:span><text:span text:style-name="Основной_20_шрифт_20_абзаца"><text:span text:style-name="T96"> </text:span></text:span><text:span text:style-name="Основной_20_шрифт_20_абзаца"><text:span text:style-name="T97">спама</text:span></text:span><text:span text:style-name="Основной_20_шрифт_20_абзаца"><text:span text:style-name="T96">.'</text:span></text:span><text:span text:style-name="Основной_20_шрифт_20_абзаца"><text:span text:style-name="T35">,<text:line-break/> <text:s text:c="7"/>settings.EMAIL_HOST_USER,<text:line-break/> <text:s text:c="7"/>[user_email],<text:line-break/></text:span></text:span><text:soft-page-break/><text:span text:style-name="Основной_20_шрифт_20_абзаца"><text:span text:style-name="T35"> <text:s text:c="7"/></text:span></text:span><text:span text:style-name="Основной_20_шрифт_20_абзаца"><text:span text:style-name="T111">fail_silently</text:span></text:span><text:span text:style-name="Основной_20_шрифт_20_абзаца"><text:span text:style-name="T35">=</text:span></text:span><text:span text:style-name="Основной_20_шрифт_20_абзаца"><text:span text:style-name="T83">False</text:span></text:span><text:span text:style-name="Основной_20_шрифт_20_абзаца"><text:span text:style-name="T35">,<text:line-break/> <text:s text:c="3"/>)</text:span></text:span></text:p>
      <text:p text:style-name="P100"/>
      <text:p text:style-name="P104">/send_email/main/urls.py:</text:p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35">django.urls </text:span></text:span><text:span text:style-name="Основной_20_шрифт_20_абзаца"><text:span text:style-name="T83">import </text:span></text:span><text:span text:style-name="Основной_20_шрифт_20_абзаца"><text:span text:style-name="T35">path<text:line-break/></text:span></text:span><text:span text:style-name="Основной_20_шрифт_20_абзаца"><text:span text:style-name="T83">from </text:span></text:span><text:span text:style-name="Основной_20_шрифт_20_абзаца"><text:span text:style-name="T35">.views </text:span></text:span><text:span text:style-name="Основной_20_шрифт_20_абзаца"><text:span text:style-name="T83">import </text:span></text:span><text:span text:style-name="Основной_20_шрифт_20_абзаца"><text:span text:style-name="T35">ContactView<text:line-break/><text:line-break/>urlpatterns = [<text:line-break/> <text:s text:c="3"/>path(</text:span></text:span><text:span text:style-name="Основной_20_шрифт_20_абзаца"><text:span text:style-name="T96">''</text:span></text:span><text:span text:style-name="Основной_20_шрифт_20_абзаца"><text:span text:style-name="T35">, ContactView.as_view(), </text:span></text:span><text:span text:style-name="Основной_20_шрифт_20_абзаца"><text:span text:style-name="T111">name</text:span></text:span><text:span text:style-name="Основной_20_шрифт_20_абзаца"><text:span text:style-name="T35">=</text:span></text:span><text:span text:style-name="Основной_20_шрифт_20_абзаца"><text:span text:style-name="T96">"contact"</text:span></text:span><text:span text:style-name="Основной_20_шрифт_20_абзаца"><text:span text:style-name="T35">)<text:line-break/>]</text:span></text:span></text:p>
      <text:p text:style-name="P100"/>
      <text:p text:style-name="P68"><text:span text:style-name="Основной_20_шрифт_20_абзаца"><text:span text:style-name="T165">views.py:</text:span></text:span><text:span text:style-name="Основной_20_шрифт_20_абзаца"><text:span text:style-name="T120"><text:line-break/></text:span></text:span><text:span text:style-name="Основной_20_шрифт_20_абзаца"><text:span text:style-name="T83">from </text:span></text:span><text:span text:style-name="Основной_20_шрифт_20_абзаца"><text:span text:style-name="T35">django.views.generic </text:span></text:span><text:span text:style-name="Основной_20_шрифт_20_абзаца"><text:span text:style-name="T83">import </text:span></text:span><text:span text:style-name="Основной_20_шрифт_20_абзаца"><text:span text:style-name="T35">CreateView<text:line-break/></text:span></text:span><text:span text:style-name="Основной_20_шрифт_20_абзаца"><text:span text:style-name="T83">from </text:span></text:span><text:span text:style-name="Основной_20_шрифт_20_абзаца"><text:span text:style-name="T35">.forms </text:span></text:span><text:span text:style-name="Основной_20_шрифт_20_абзаца"><text:span text:style-name="T83">import </text:span></text:span><text:span text:style-name="Основной_20_шрифт_20_абзаца"><text:span text:style-name="T35">ContactForm<text:line-break/></text:span></text:span><text:span text:style-name="Основной_20_шрифт_20_абзаца"><text:span text:style-name="T83">from </text:span></text:span><text:span text:style-name="Основной_20_шрифт_20_абзаца"><text:span text:style-name="T35">.models </text:span></text:span><text:span text:style-name="Основной_20_шрифт_20_абзаца"><text:span text:style-name="T83">import </text:span></text:span><text:span text:style-name="Основной_20_шрифт_20_абзаца"><text:span text:style-name="T35">Contact<text:line-break/></text:span></text:span><text:span text:style-name="Основной_20_шрифт_20_абзаца"><text:span text:style-name="T83">from </text:span></text:span><text:span text:style-name="Основной_20_шрифт_20_абзаца"><text:span text:style-name="T35">.service </text:span></text:span><text:span text:style-name="Основной_20_шрифт_20_абзаца"><text:span text:style-name="T83">import </text:span></text:span><text:span text:style-name="Основной_20_шрифт_20_абзаца"><text:span text:style-name="T35">send<text:line-break/></text:span></text:span><text:span text:style-name="Основной_20_шрифт_20_абзаца"><text:span text:style-name="T122"><text:line-break/></text:span></text:span><text:span text:style-name="Основной_20_шрифт_20_абзаца"><text:span text:style-name="T83">class </text:span></text:span><text:span text:style-name="Основной_20_шрифт_20_абзаца"><text:span text:style-name="T35">ContactView(CreateView):<text:line-break/> <text:s text:c="3"/></text:span></text:span><text:span text:style-name="Основной_20_шрифт_20_абзаца"><text:span text:style-name="T122">"""Displaying the subscription form by email."""<text:line-break/> <text:s text:c="3"/></text:span></text:span><text:span text:style-name="Основной_20_шрифт_20_абзаца"><text:span text:style-name="T35">model = Contact<text:line-break/> <text:s text:c="3"/>form_class = ContactForm<text:line-break/> <text:s text:c="3"/>success_url = </text:span></text:span><text:span text:style-name="Основной_20_шрифт_20_абзаца"><text:span text:style-name="T96">'/main'<text:line-break/> <text:s text:c="3"/></text:span></text:span><text:span text:style-name="Основной_20_шрифт_20_абзаца"><text:span text:style-name="T35">template_name = </text:span></text:span><text:span text:style-name="Основной_20_шрифт_20_абзаца"><text:span text:style-name="T96">'main/contact.html'<text:line-break/><text:line-break/> <text:s text:c="3"/></text:span></text:span><text:span text:style-name="Основной_20_шрифт_20_абзаца"><text:span text:style-name="T83">def </text:span></text:span><text:span text:style-name="Основной_20_шрифт_20_абзаца"><text:span text:style-name="T35">form_valid(</text:span></text:span><text:span text:style-name="Основной_20_шрифт_20_абзаца"><text:span text:style-name="T145">self</text:span></text:span><text:span text:style-name="Основной_20_шрифт_20_абзаца"><text:span text:style-name="T35">, form):<text:line-break/> <text:s text:c="7"/>form.save()<text:line-break/> <text:s text:c="7"/>send(form.instance.email)</text:span></text:span><text:span text:style-name="Основной_20_шрифт_20_абзаца"><text:span text:style-name="T122"><text:line-break/> <text:s text:c="7"/></text:span></text:span><text:span text:style-name="Основной_20_шрифт_20_абзаца"><text:span text:style-name="T83">return </text:span></text:span><text:span text:style-name="Основной_20_шрифт_20_абзаца"><text:span text:style-name="T85">super</text:span></text:span><text:span text:style-name="Основной_20_шрифт_20_абзаца"><text:span text:style-name="T35">().form_valid(form)</text:span></text:span></text:p>
      <text:p text:style-name="P100"/>
      <text:p text:style-name="P100"/>
      <text:p text:style-name="P104"/>
      <text:p text:style-name="P104">/tempaltes/main/contact.html:</text:p>
      <text:p text:style-name="P29"><text:span text:style-name="Основной_20_шрифт_20_абзаца"><text:span text:style-name="T36">&lt;!DOCTYPE </text:span></text:span><text:span text:style-name="Основной_20_шрифт_20_абзаца"><text:span text:style-name="T134">html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84">html </text:span></text:span><text:span text:style-name="Основной_20_шрифт_20_абзаца"><text:span text:style-name="T134">lang</text:span></text:span><text:span text:style-name="Основной_20_шрифт_20_абзаца"><text:span text:style-name="T139">="en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84">head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84">meta </text:span></text:span><text:span text:style-name="Основной_20_шрифт_20_абзаца"><text:span text:style-name="T134">charset</text:span></text:span><text:span text:style-name="Основной_20_шрифт_20_абзаца"><text:span text:style-name="T139">="UTF-8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84">title</text:span></text:span><text:span text:style-name="Основной_20_шрифт_20_абзаца"><text:span text:style-name="T36">&gt;</text:span></text:span><text:span text:style-name="Основной_20_шрифт_20_абзаца"><text:span text:style-name="T35">Title</text:span></text:span><text:span text:style-name="Основной_20_шрифт_20_абзаца"><text:span text:style-name="T36">&lt;/</text:span></text:span><text:span text:style-name="Основной_20_шрифт_20_абзаца"><text:span text:style-name="T84">title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84">head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</text:span></text:span><text:span text:style-name="Основной_20_шрифт_20_абзаца"><text:span text:style-name="T84">body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</text:span></text:span><text:span text:style-name="Основной_20_шрифт_20_абзаца"><text:span text:style-name="T84">form </text:span></text:span><text:span text:style-name="Основной_20_шрифт_20_абзаца"><text:span text:style-name="T134">action</text:span></text:span><text:span text:style-name="Основной_20_шрифт_20_абзаца"><text:span text:style-name="T139">="{% url 'contact' %}" </text:span></text:span><text:span text:style-name="Основной_20_шрифт_20_абзаца"><text:span text:style-name="T134">method</text:span></text:span><text:span text:style-name="Основной_20_шрифт_20_абзаца"><text:span text:style-name="T139">="post"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7"/>{% csrf_token %}<text:line-break/> <text:s text:c="7"/>{{form.as_p}}<text:line-break/> <text:s text:c="7"/></text:span></text:span><text:span text:style-name="Основной_20_шрифт_20_абзаца"><text:span text:style-name="T36">&lt;</text:span></text:span><text:span text:style-name="Основной_20_шрифт_20_абзаца"><text:span text:style-name="T84">button </text:span></text:span><text:span text:style-name="Основной_20_шрифт_20_абзаца"><text:span text:style-name="T134">type</text:span></text:span><text:span text:style-name="Основной_20_шрифт_20_абзаца"><text:span text:style-name="T139">="submit"</text:span></text:span><text:span text:style-name="Основной_20_шрифт_20_абзаца"><text:span text:style-name="T36">&gt;</text:span></text:span><text:span text:style-name="Основной_20_шрифт_20_абзаца"><text:span text:style-name="T37">Отправить</text:span></text:span><text:span text:style-name="Основной_20_шрифт_20_абзаца"><text:span text:style-name="T36">&lt;/</text:span></text:span><text:span text:style-name="Основной_20_шрифт_20_абзаца"><text:span text:style-name="T84">button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 <text:s text:c="3"/></text:span></text:span><text:span text:style-name="Основной_20_шрифт_20_абзаца"><text:span text:style-name="T36">&lt;/</text:span></text:span><text:span text:style-name="Основной_20_шрифт_20_абзаца"><text:span text:style-name="T84">form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84">body</text:span></text:span><text:span text:style-name="Основной_20_шрифт_20_абзаца"><text:span text:style-name="T36">&gt;</text:span></text:span><text:span text:style-name="Основной_20_шрифт_20_абзаца"><text:span text:style-name="T35"><text:line-break/></text:span></text:span><text:span text:style-name="Основной_20_шрифт_20_абзаца"><text:span text:style-name="T36">&lt;/</text:span></text:span><text:span text:style-name="Основной_20_шрифт_20_абзаца"><text:span text:style-name="T84">html</text:span></text:span><text:span text:style-name="Основной_20_шрифт_20_абзаца"><text:span text:style-name="T36">&gt;</text:span></text:span></text:p>
      <text:p text:style-name="P100"/>
      <text:p text:style-name="P68"><text:span text:style-name="Основной_20_шрифт_20_абзаца"><text:span text:style-name="T165">/send_email/send_email/urls.py:</text:span></text:span></text:p>
      <text:p text:style-name="P29"><text:span text:style-name="Основной_20_шрифт_20_абзаца"><text:span text:style-name="T83">from </text:span></text:span><text:span text:style-name="Основной_20_шрифт_20_абзаца"><text:span text:style-name="T35">django.contrib </text:span></text:span><text:span text:style-name="Основной_20_шрифт_20_абзаца"><text:span text:style-name="T83">import </text:span></text:span><text:span text:style-name="Основной_20_шрифт_20_абзаца"><text:span text:style-name="T35">admin<text:line-break/></text:span></text:span><text:span text:style-name="Основной_20_шрифт_20_абзаца"><text:span text:style-name="T83">from </text:span></text:span><text:span text:style-name="Основной_20_шрифт_20_абзаца"><text:span text:style-name="T35">django.urls </text:span></text:span><text:span text:style-name="Основной_20_шрифт_20_абзаца"><text:span text:style-name="T83">import </text:span></text:span><text:span text:style-name="Основной_20_шрифт_20_абзаца"><text:span text:style-name="T35">path, include<text:line-break/><text:line-break/>urlpatterns = [<text:line-break/> <text:s text:c="3"/>path(</text:span></text:span><text:span text:style-name="Основной_20_шрифт_20_абзаца"><text:span text:style-name="T96">'admin/'</text:span></text:span><text:span text:style-name="Основной_20_шрифт_20_абзаца"><text:span text:style-name="T35">, admin.site.urls),<text:line-break/> <text:s text:c="3"/>path(</text:span></text:span><text:span text:style-name="Основной_20_шрифт_20_абзаца"><text:span text:style-name="T96">'main/'</text:span></text:span><text:span text:style-name="Основной_20_шрифт_20_абзаца"><text:span text:style-name="T35">, include(</text:span></text:span><text:span text:style-name="Основной_20_шрифт_20_абзаца"><text:span text:style-name="T96">'main.urls'</text:span></text:span><text:span text:style-name="Основной_20_шрифт_20_абзаца"><text:span text:style-name="T35">)),<text:line-break/>]</text:span></text:span></text:p>
      <text:p text:style-name="P100"/>
      <text:p text:style-name="P100"/>
      <text:p text:style-name="P100"/>
      <text:p text:style-name="P110">Контроллеры-классы</text:p>
      <text:p text:style-name="P112"/>
      <text:p text:style-name="P112"/>
      <text:p text:style-name="P148">CreateView</text:p>
      <text:p text:style-name="P151">Выводит форму, проверяет введенные данные в нее и создает на их основе новую запись.</text:p>
      <text:p text:style-name="P151"/>
      <text:p text:style-name="P141"><text:span text:style-name="T201">from </text:span><text:span text:style-name="T217">django.views.generic.edit </text:span><text:span text:style-name="T201">import </text:span><text:span text:style-name="T217">CreateView</text:span></text:p>
      <text:p text:style-name="P154"/>
      <text:p text:style-name="P146"><text:soft-page-break/></text:p>
      <text:p text:style-name="P146"><text:span text:style-name="T199">class </text:span><text:span text:style-name="T8">BbCreateView</text:span>(CreateView):<text:line-break/> <text:s text:c="3"/><text:span text:style-name="T254"># Атрибут, задает ссылку на класс модели, на основе которой будет создана форма</text:span><text:line-break/><text:span text:style-name="T235"> <text:s text:c="3"/></text:span>model = Bb<text:line-break/><text:line-break/> <text:s text:c="3"/><text:span text:style-name="T254"># Атрибут, указывает последовательность имен полей модели, который должны</text:span><text:span text:style-name="T271"><text:line-break/></text:span><text:span text:style-name="T254"> <text:s text:c="3"/># присутствовать в форме. Можно указать либо модель и список ее полей</text:span><text:span text:style-name="T271"><text:line-break/></text:span><text:span text:style-name="T254"> <text:s text:c="3"/># в атрибутах model и fields, либо непостедственно класс формы</text:span><text:span text:style-name="T271"><text:line-break/></text:span><text:span text:style-name="T254"> <text:s text:c="3"/># в атрибуте form_class, но никак не одновременно и то, и другое.</text:span><text:span text:style-name="T271"><text:line-break/></text:span><text:span text:style-name="T254"> <text:s text:c="3"/># Если указан атрибут model, то обязательно слудует задать также и</text:span><text:span text:style-name="T271"><text:line-break/></text:span><text:span text:style-name="T254"> <text:s text:c="3"/># атрибут fields.</text:span><text:line-break/><text:span text:style-name="T235"> <text:s text:c="3"/></text:span>fields = [<text:span text:style-name="T103">'title'</text:span>, <text:span text:style-name="T103">'content'</text:span>, <text:span text:style-name="T103">'price'</text:span>, <text:span text:style-name="T103">'kind'</text:span>, <text:span text:style-name="T103">'rubric'</text:span>]<text:line-break/><text:line-break/> <text:s text:c="3"/><text:span text:style-name="T254"># путь к файлу шаблона, создающего страницу с формой;</text:span><text:span text:style-name="T271"><text:line-break/></text:span><text:span text:style-name="T254"> <text:s text:c="3"/># По умолчанию к названии модели добавляется суффикс '_form',</text:span><text:span text:style-name="T271"><text:line-break/></text:span><text:span text:style-name="T254"> <text:s text:c="3"/># В данном случает будет 'bb_form'.</text:span><text:line-break/><text:span text:style-name="T235"> <text:s text:c="3"/></text:span>template_name = <text:span text:style-name="T103">'bboard/bb_create.html'</text:span><text:line-break/><text:line-break/><text:span text:style-name="T103"> <text:s text:c="2"/></text:span><text:span text:style-name="T104"><text:s/></text:span><text:span text:style-name="T254"># Атрибут, хранящий словарь с изначальными данными для занесения в только</text:span><text:span text:style-name="T271"><text:line-break/></text:span><text:span text:style-name="T254"> <text:s text:c="3"/># что созданную форму. Ключи элементов этого словаря должны</text:span><text:span text:style-name="T271"><text:line-break/></text:span><text:span text:style-name="T254"> <text:s text:c="3"/># соответствовать полям формы, а значения элементов зададут значения полей</text:span><text:line-break/><text:span text:style-name="T235"> <text:s text:c="3"/></text:span>initial = {<text:span text:style-name="T103">'price'</text:span>: <text:span text:style-name="T267">0.0</text:span>}<text:line-break/><text:line-break/> <text:s text:c="3"/><text:span text:style-name="T254"># ссылка на класс формы, связанной с моделью;</text:span><text:span text:style-name="T271"><text:line-break/></text:span><text:span text:style-name="T254"> <text:s text:c="3"/># form_class = BbForm</text:span><text:line-break/><text:line-break/><text:span text:style-name="T235"> <text:s text:c="3"/></text:span><text:span text:style-name="T254"># интернет-адрес для перенаправления после успешного сохранения данных;</text:span><text:line-break/><text:span text:style-name="T235"> <text:s text:c="3"/></text:span>success_url = reverse_lazy(<text:span text:style-name="T103">'index'</text:span>)</text:p>
      <text:p text:style-name="P113"/>
      <text:p text:style-name="P113"/>
      <text:p text:style-name="P113"/>
      <text:p text:style-name="P150">ListView</text:p>
      <text:p text:style-name="P143"><text:span text:style-name="T223">К</text:span><text:span text:style-name="T222">онтроллер-класс ListView наслудует классы View, MultipleObjectMixin и MultipleObjectTemplateResponseMixin. Он извлекает из модели набор записей, записывает его в атрибут object_list (чтобы успешно работали наследуемые им примеси) и выводит на экран страницу со списком записей.</text:span></text:p>
      <text:p text:style-name="P173"/>
      <text:p text:style-name="P165"># views.py</text:p>
      <text:p text:style-name="P173"><text:span text:style-name="T199">from </text:span>django.views.generic.list <text:span text:style-name="T199">import </text:span>ListView</text:p>
      <text:p text:style-name="P144"/>
      <text:p text:style-name="P140"><text:span text:style-name="T205">class </text:span><text:span text:style-name="T66">BbByRubricListView</text:span><text:span text:style-name="T217">(ListView):</text:span><text:line-break/><text:span text:style-name="T217"> <text:s text:c="3"/></text:span><text:span text:style-name="T251"># Задает модель</text:span><text:line-break/><text:span text:style-name="T236"> <text:s text:c="3"/></text:span><text:span text:style-name="T217">model = Bb</text:span><text:line-break/><text:line-break/><text:span text:style-name="T217"> <text:s text:c="3"/></text:span><text:span text:style-name="T251"># Указывает либо диспечер записей (Manager), либо исходный набор</text:span><text:span text:style-name="T266"><text:line-break/></text:span><text:span text:style-name="T251"> <text:s text:c="3"/># записей (QuerySet), из которого будут извлекаться записи.</text:span><text:line-break/><text:span text:style-name="T236"> <text:s text:c="3"/></text:span><text:span text:style-name="T217">queryset = Bb.objects.all()</text:span><text:line-break/><text:line-break/><text:span text:style-name="T217"> <text:s text:c="3"/></text:span><text:span text:style-name="T251"># Если не указан путь к шаблону - значит, класс будет искать шаблон</text:span><text:span text:style-name="T266"><text:line-break/></text:span><text:span text:style-name="T251"> <text:s text:c="3"/># со сформированныйм по умолчанию путем.</text:span><text:span text:style-name="T266"><text:line-break/></text:span><text:span text:style-name="T251"> <text:s text:c="3"/># В данном примере будет путь 'bb_list.html'</text:span><text:line-break/><text:span text:style-name="T236"> <text:s text:c="3"/></text:span><text:span text:style-name="T217">template_name = </text:span><text:span text:style-name="T201">None</text:span><text:line-break/><text:line-break/><text:span text:style-name="T201"> <text:s text:c="3"/></text:span><text:span text:style-name="T251"># Атрибут, хранящий строку с суфиксом, который будет добавлен к</text:span><text:span text:style-name="T266"><text:line-break/></text:span><text:span text:style-name="T251"> <text:s text:c="3"/># автоматически сгенерированному пути к шаблону (по умолчанию: '_list').</text:span><text:line-break/><text:span text:style-name="T236"> <text:s text:c="3"/></text:span><text:span text:style-name="T217">template_name_suffix = </text:span><text:span text:style-name="T98">'_list'</text:span><text:line-break/><text:line-break/><text:span text:style-name="T98"> <text:s text:c="3"/></text:span><text:span text:style-name="T251"># template_engine = None</text:span><text:span text:style-name="T266"><text:line-break/></text:span><text:span text:style-name="T251"> <text:s text:c="3"/># response_class = TemplateResponse</text:span><text:span text:style-name="T266"><text:line-break/></text:span><text:span text:style-name="T251"> <text:s text:c="3"/># content_type = None</text:span><text:span text:style-name="T266"><text:line-break/><text:line-break/></text:span><text:span text:style-name="T251"> <text:s text:c="3"/># Атрибут. Значение True разрешает извлечение 'пустой', т.е. не содержащей</text:span><text:span text:style-name="T266"><text:line-break/></text:span><text:span text:style-name="T251"> <text:s text:c="3"/># ни одной записи, части пагинатора (поведение по умолчанию).</text:span><text:span text:style-name="T266"><text:line-break/></text:span><text:span text:style-name="T251"> <text:s text:c="3"/># Значение False, напротив, предписывает при попытке извленчения 'пустой'</text:span><text:span text:style-name="T266"><text:line-break/></text:span><text:span text:style-name="T251"> <text:s text:c="3"/># части возбуждать исключение Http404.</text:span><text:line-break/><text:soft-page-break/><text:span text:style-name="T236"> <text:s text:c="3"/></text:span><text:span text:style-name="T217">allow_empty = </text:span><text:span text:style-name="T201">True</text:span><text:line-break/><text:line-break/><text:span text:style-name="T201"> <text:s text:c="2"/></text:span><text:span text:style-name="T202"><text:s/></text:span><text:span text:style-name="T251"># Атрибут, задающий целочисленное количество записей в одной части паринатора.</text:span><text:span text:style-name="T266"><text:line-break/></text:span><text:span text:style-name="T251"> <text:s text:c="3"/># Если не указан или его значение равно None, набор записей</text:span><text:span text:style-name="T266"><text:line-break/></text:span><text:span text:style-name="T251"> <text:s text:c="3"/># не будет разбиваться на части.</text:span><text:line-break/><text:span text:style-name="T236"> <text:s text:c="3"/></text:span><text:span text:style-name="T217">paginate_by = </text:span><text:span text:style-name="T201">None</text:span><text:line-break/><text:line-break/><text:span text:style-name="T201"> <text:s text:c="3"/></text:span><text:span text:style-name="T251"># Атрибут, задающий целочисленное минимальное число записей, которые могут</text:span><text:span text:style-name="T266"><text:line-break/></text:span><text:span text:style-name="T251"> <text:s text:c="3"/># присутствовать в последней части пагинатора.</text:span><text:span text:style-name="T266"><text:line-break/></text:span><text:span text:style-name="T251"> <text:s text:c="3"/># Если последняя часть пагинатора содержит меньше записей,</text:span><text:span text:style-name="T266"><text:line-break/></text:span><text:span text:style-name="T251"> <text:s text:c="3"/># то оставшиеся запису будут выведены в предыдущей части.</text:span><text:span text:style-name="T266"><text:line-break/></text:span><text:span text:style-name="T251"> <text:s text:c="3"/># Если задать значение 0, то в последней части может присутствовать сколько</text:span><text:span text:style-name="T266"><text:line-break/></text:span><text:span text:style-name="T251"> <text:s text:c="3"/># угодно записей (поведение по умолчани).</text:span><text:line-break/><text:span text:style-name="T236"> <text:s text:c="3"/></text:span><text:span text:style-name="T217">paginate_orphans = </text:span><text:span text:style-name="T268">0</text:span><text:line-break/><text:line-break/><text:span text:style-name="T268"> <text:s text:c="3"/></text:span><text:span text:style-name="T251"># Задает имя переменной контекста шаблона, в которой будет сохранена</text:span><text:span text:style-name="T266"><text:line-break/></text:span><text:span text:style-name="T251"> <text:s text:c="3"/># найденная запись.</text:span></text:p>
      <text:p text:style-name="P140"><text:span text:style-name="T251"><text:s text:c="4"/></text:span><text:span text:style-name="T252"># </text:span><text:span text:style-name="T251">По умолчанию в контексте шаблона будет создана переменная с названием<text:line-break/> <text:s text:c="3"/># класса модели, </text:span><text:span text:style-name="T253">с суфиксом „_list“</text:span><text:span text:style-name="T251">в данном случае будет созданна переменная bb_</text:span><text:span text:style-name="T253">list</text:span><text:span text:style-name="T251">,<text:line-break/> <text:s text:c="3"/># хранящая найденную запись, а также переменную object_</text:span><text:span text:style-name="T253">list</text:span><text:span text:style-name="T251">, чтобы успешно <text:line-break/> <text:s text:c="3"/># работали наследуемые им примеси.</text:span><text:line-break/><text:span text:style-name="T236"> <text:s text:c="3"/></text:span><text:span text:style-name="T217">context_object_name = </text:span><text:span text:style-name="T201">None</text:span><text:line-break/><text:line-break/><text:span text:style-name="T201"> <text:s text:c="3"/></text:span><text:span text:style-name="T251"># Атрибут, указывающий класс используемого пагинатора</text:span><text:span text:style-name="T266"><text:line-break/></text:span><text:span text:style-name="T251"> <text:s text:c="3"/># (по умолчанию: Paginator из модуля django.core.paginator).</text:span><text:span text:style-name="T266"><text:line-break/></text:span><text:span text:style-name="T251"> <text:s text:c="3"/># paginator_class = Paginator</text:span><text:span text:style-name="T266"><text:line-break/><text:line-break/></text:span><text:span text:style-name="T251"> <text:s text:c="3"/># Указыввает имя URL- или GET-параметра, через который будет передаваться</text:span><text:line-break/><text:span text:style-name="T236"> <text:s/></text:span><text:span text:style-name="T251"><text:s text:c="2"/># номер выводимой части пагинатора, в виде строки (по умолчанию: "page").</text:span><text:line-break/><text:span text:style-name="T236"> <text:s text:c="3"/></text:span><text:span text:style-name="T217">page_kwarg = </text:span><text:span text:style-name="T98">'page'</text:span><text:line-break/><text:line-break/><text:span text:style-name="T98"> <text:s text:c="3"/></text:span><text:span text:style-name="T251"># Задает параметры сортировки записей. Значение может быть указано в виде:</text:span><text:span text:style-name="T266"><text:line-break/></text:span><text:span text:style-name="T251"> <text:s text:c="3"/># <text:s text:c="3"/>- строки с именем поля, для сортироваки толдько по этому полю.</text:span><text:span text:style-name="T266"><text:line-break/></text:span><text:span text:style-name="T251"> <text:s text:c="3"/># По умолчанию будет выполняться сортировака по возврастанию значения поля.</text:span><text:span text:style-name="T266"><text:line-break/></text:span><text:span text:style-name="T251"> <text:s text:c="3"/># Чтобы указать сортировку по убыванию, нужно предварить имя поля</text:span><text:span text:style-name="T266"><text:line-break/></text:span><text:span text:style-name="T251"> <text:s text:c="3"/># символом "минус".</text:span><text:span text:style-name="T266"><text:line-break/></text:span><text:span text:style-name="T251"> <text:s text:c="3"/># <text:s text:c="3"/>- последовательности строк с именами полей - для сортировки сразу</text:span><text:span text:style-name="T266"><text:line-break/></text:span><text:span text:style-name="T251"> <text:s text:c="3"/># по нескольким полям.</text:span><text:line-break/><text:span text:style-name="T236"> <text:s text:c="3"/></text:span><text:span text:style-name="T217">ordering = </text:span><text:span text:style-name="T201">None</text:span></text:p>
      <text:p text:style-name="P153"/>
      <text:p text:style-name="P139"><text:span text:style-name="T202"><text:s text:c="4"/></text:span><text:span text:style-name="T251"># Метод, возвращает исходый набор записей (QuerySet), </text:span><text:span text:style-name="T266"><text:line-break/> <text:s text:c="3"/></text:span><text:span text:style-name="T251"># из которого будут извлекаться записи.</text:span><text:line-break/> <text:s text:c="3"/><text:span text:style-name="T201">def </text:span><text:span text:style-name="T66">get_queryset</text:span><text:span text:style-name="T217">(</text:span><text:span text:style-name="T146">self</text:span><text:span text:style-name="T217">):</text:span><text:line-break/><text:span text:style-name="T217"> <text:s text:c="7"/></text:span><text:span text:style-name="T201">return </text:span><text:span text:style-name="T217">Bb.objects.filter(</text:span><text:span text:style-name="T112">rubric</text:span><text:span text:style-name="T217">=</text:span><text:span text:style-name="T146">self</text:span><text:span text:style-name="T217">.kwargs[</text:span><text:span text:style-name="T98">'pk'</text:span><text:span text:style-name="T217">])</text:span></text:p>
      <text:p text:style-name="P174"/>
      <text:p text:style-name="P145"/>
      <text:p text:style-name="P114">DetailView</text:p>
      <text:p text:style-name="P115">Контроллер-класс <text:s/>DetailView наследует классы View, SingleObjectMixin и SingleObjectTemplateResponseMixin. Он ищет запись по полученным значениям ключа или слага, заносит ее в атрибут object (чтобы успешно работали наследуемые им примеси) и выводит на экран страницу с содержимым этой записи.</text:p>
      <text:p text:style-name="P111"/>
      <text:p text:style-name="P166"># views.py</text:p>
      <text:p text:style-name="P182"><text:span text:style-name="T200">from </text:span><text:span text:style-name="T216">django.views.generic.detail </text:span><text:span text:style-name="T200">import </text:span><text:span text:style-name="T216">DetailView</text:span></text:p>
      <text:p text:style-name="P142"><text:line-break/><text:span text:style-name="T200">class </text:span><text:span text:style-name="T65">BbDetailView_</text:span><text:span text:style-name="T216">(DetailView):</text:span><text:line-break/><text:span text:style-name="T216"> <text:s text:c="3"/></text:span><text:span text:style-name="T248"># Задает модель (обязателен к заполнению)</text:span><text:line-break/><text:span text:style-name="T235"> <text:s text:c="3"/></text:span><text:span text:style-name="T216">model = Bb</text:span><text:line-break/><text:span text:style-name="T216"> <text:s text:c="3"/></text:span><text:span text:style-name="T248"># Если не указан путь к шаблону - значит, класс будет искать шаблон</text:span><text:span text:style-name="T266"><text:line-break/></text:span><text:span text:style-name="T248"> <text:s text:c="3"/># со сформированныйм по умолчанию путем.</text:span><text:span text:style-name="T266"><text:line-break/></text:span><text:span text:style-name="T248"> <text:s text:c="3"/># В данном примере будет путь 'bb_detail.html'</text:span><text:line-break/><text:span text:style-name="T235"> <text:s text:c="3"/></text:span><text:span text:style-name="T216">template_name = </text:span><text:span text:style-name="T200">None</text:span><text:line-break/><text:span text:style-name="T200"> <text:s text:c="3"/></text:span><text:span text:style-name="T248"># Задает имя поля модели, в котором хранится слаг (по умолчанию: 'slug')</text:span><text:line-break/><text:span text:style-name="T235"> <text:s text:c="3"/></text:span><text:span text:style-name="T216">slug_field = </text:span><text:span text:style-name="T98">'slug'</text:span><text:line-break/><text:span text:style-name="T98"> <text:s text:c="3"/></text:span><text:span text:style-name="T248"># Задает имя URL-параметра, через который контроллер-класс получит</text:span><text:span text:style-name="T266"><text:line-break/></text:span><text:soft-page-break/><text:span text:style-name="T248"> <text:s text:c="3"/># слаг (по умолчанию: 'slug')</text:span><text:line-break/><text:span text:style-name="T235"> <text:s text:c="3"/></text:span><text:span text:style-name="T216">slug_url_kwarg = </text:span><text:span text:style-name="T98">'slug'</text:span><text:line-break/><text:span text:style-name="T98"> <text:s text:c="3"/></text:span><text:span text:style-name="T248"># Задает июя URL-параметра, через который контроллер-класс получит</text:span><text:span text:style-name="T266"><text:line-break/></text:span><text:span text:style-name="T248"> <text:s text:c="3"/># ключ записи (по умолчанию: 'p</text:span><text:span text:style-name="T250">k</text:span><text:span text:style-name="T248">')</text:span><text:line-break/><text:span text:style-name="T235"> <text:s text:c="3"/></text:span><text:span text:style-name="T216">pk_url_kwarg = </text:span><text:span text:style-name="T98">'pk'</text:span><text:line-break/><text:span text:style-name="T98"> <text:s text:c="3"/></text:span><text:span text:style-name="T248"># Задает имя переменной контекста шаблона, в которой будет сохранена</text:span><text:span text:style-name="T266"><text:line-break/></text:span><text:span text:style-name="T248"> <text:s text:c="3"/># найденная запись</text:span><text:span text:style-name="T249">.</text:span></text:p>
      <text:p text:style-name="P155"><text:span text:style-name="T237"><text:s text:c="4"/></text:span><text:bookmark text:name="__DdeLink__14501_3613248511"/><text:span text:style-name="T241"># </text:span><text:span text:style-name="T240">По умолчанию в контексте шаблона будет создана переменная с названием</text:span><text:span text:style-name="T261"><text:line-break/> <text:s text:c="3"/></text:span><text:span text:style-name="T240"># класса модели, в данном случае будет созданна переменная bb,</text:span><text:span text:style-name="T261"><text:line-break/> <text:s text:c="3"/></text:span><text:span text:style-name="T240"># хранящая найденную запись, а также переменную object, чтобы успешно </text:span><text:span text:style-name="T261"><text:line-break/> <text:s text:c="3"/></text:span><text:span text:style-name="T240"># работали наследуемые им примеси.</text:span><text:span text:style-name="T262"><text:line-break/></text:span><text:span text:style-name="T239"> <text:s text:c="3"/></text:span><text:span text:style-name="T218">context_object_name = </text:span><text:span text:style-name="T203">None</text:span><text:span text:style-name="T262"><text:line-break/><text:line-break/></text:span><text:span text:style-name="T203"> <text:s text:c="3"/></text:span><text:span text:style-name="T238"># Переопределеный метод, если требуется что-то добавить в контекст шаблона.</text:span><text:span text:style-name="T262"><text:line-break/></text:span><text:span text:style-name="T239"> <text:s text:c="3"/></text:span><text:span text:style-name="T203">def </text:span><text:span text:style-name="T67">get_context_data</text:span><text:span text:style-name="T218">(</text:span><text:span text:style-name="T147">self</text:span><text:span text:style-name="T218">, **kwargs):</text:span><text:span text:style-name="T262"><text:line-break/></text:span><text:span text:style-name="T218"> <text:s text:c="7"/>context = </text:span><text:span text:style-name="T86">super</text:span><text:span text:style-name="T218">().get_context_data(**kwargs)</text:span><text:span text:style-name="T262"><text:line-break/></text:span><text:span text:style-name="T218"> <text:s text:c="7"/>context[</text:span><text:span text:style-name="T99">'rubrics'</text:span><text:span text:style-name="T218">] = Rubric.objects.all()</text:span><text:span text:style-name="T262"><text:line-break/></text:span><text:span text:style-name="T218"> <text:s text:c="7"/></text:span><text:span text:style-name="T203">return </text:span><text:span text:style-name="T218">context</text:span><text:span text:style-name="T262"><text:line-break/><text:line-break/></text:span></text:p>
      <text:p text:style-name="P175"><text:span text:style-name="T255"># urls.py</text:span><text:span text:style-name="T272"><text:line-break/></text:span><text:span text:style-name="T206">from </text:span><text:span text:style-name="T272">django.urls </text:span><text:span text:style-name="T206">import </text:span><text:span text:style-name="T272">path<text:line-break/></text:span><text:span text:style-name="T206">from </text:span><text:span text:style-name="T272">.views </text:span><text:span text:style-name="T206">import </text:span><text:span text:style-name="T272">BbDetailView<text:line-break/><text:line-break/>urlpatterns = [<text:line-break/> <text:s text:c="3"/>path(</text:span><text:span text:style-name="T105">'detail/&lt;int:pk&gt;/'</text:span><text:span text:style-name="T272">, BbDetailView.as_view(), </text:span><text:span text:style-name="T113">name</text:span><text:span text:style-name="T272">=</text:span><text:span text:style-name="T105">'detail_url'</text:span><text:span text:style-name="T272">),<text:line-break/>]<text:line-break/><text:line-break/></text:span><text:span text:style-name="T255"># bb_detail.html</text:span><text:span text:style-name="T272"><text:line-break/>&lt;p&gt;Рубрика: </text:span><text:span text:style-name="T69">{{ bb.rubric.name }}&lt;</text:span><text:span text:style-name="T272">/p&gt;<text:line-break/>&lt;h2&gt;{{ bb.title }}&lt;/h2&gt;<text:line-break/>&lt;p&gt;{{ bb.content }}&lt;/p&gt;<text:line-break/>&lt;p&gt;Цена: </text:span><text:span text:style-name="T69">{{ bb.price }}&lt;</text:span><text:span text:style-name="T272">/p&gt;</text:span></text:p>
      <text:p text:style-name="P175"/>
      <text:p text:style-name="P175"/>
      <text:p text:style-name="P149">UpdateView</text:p>
      <text:p text:style-name="P178">Ищет запись по полученным из URL-парметра ключу или слагу, выводит страницу с формой для ее правки, проверяет и сохраняет исправленные данные.</text:p>
      <text:p text:style-name="P152"/>
      <text:p text:style-name="P167"># views.py</text:p>
      <text:p text:style-name="P176"><text:span text:style-name="T199">from </text:span>django.views.generic.edit <text:span text:style-name="T199">import</text:span> UpdateView</text:p>
      <text:p text:style-name="P147"/>
      <text:p text:style-name="P184"><text:span text:style-name="T204">class </text:span><text:span text:style-name="T68">BbUpdateView</text:span><text:span text:style-name="T219">(UpdateView):<text:line-break/> <text:s text:c="3"/></text:span><text:span text:style-name="T242"># Задает модель</text:span><text:span text:style-name="T219"><text:line-break/></text:span><text:span text:style-name="T246"> <text:s text:c="3"/></text:span><text:span text:style-name="T219">model = Bb<text:line-break/><text:line-break/> <text:s text:c="3"/></text:span><text:span text:style-name="T242"># Атрибут, указывает последовательность имен полей модели, который должны</text:span><text:span text:style-name="T220"><text:line-break/></text:span><text:span text:style-name="T242"> <text:s text:c="3"/># присутствовать в форме. Можно указать либо модель и список ее полей</text:span><text:span text:style-name="T220"><text:line-break/></text:span><text:span text:style-name="T242"> <text:s text:c="3"/># в атрибутах model и fields, либо непостедственно класс формы</text:span><text:span text:style-name="T220"><text:line-break/></text:span><text:span text:style-name="T242"> <text:s text:c="3"/># в атрибуте form_class, но никак не одновременно и то, и другое.</text:span><text:span text:style-name="T220"><text:line-break/></text:span><text:span text:style-name="T242"> <text:s text:c="3"/># Если указан атрибут model, то обязательно слудует задать также и</text:span><text:span text:style-name="T220"><text:line-break/></text:span><text:span text:style-name="T242"> <text:s text:c="3"/># атрибут fields.</text:span><text:span text:style-name="T219"><text:line-break/></text:span><text:span text:style-name="T246"> <text:s text:c="3"/></text:span><text:span text:style-name="T219">fields = (</text:span><text:span text:style-name="T100">'title'</text:span><text:span text:style-name="T219">, </text:span><text:span text:style-name="T100">'content'</text:span><text:span text:style-name="T219">, </text:span><text:span text:style-name="T100">'price'</text:span><text:span text:style-name="T219">, </text:span><text:span text:style-name="T100">'kind'</text:span><text:span text:style-name="T219">, </text:span><text:span text:style-name="T100">'rubric'</text:span><text:span text:style-name="T219">)<text:line-break/><text:line-break/> <text:s text:c="3"/></text:span><text:span text:style-name="T242"># </text:span><text:span text:style-name="T243">П</text:span><text:span text:style-name="T242">уть к файлу шаблона, создающего страницу с формой;</text:span><text:span text:style-name="T220"><text:line-break/></text:span><text:span text:style-name="T242"> <text:s text:c="3"/># По умолчанию к названии модели добавляется суффикс '_form',</text:span><text:span text:style-name="T220"><text:line-break/></text:span><text:span text:style-name="T242"> <text:s text:c="3"/># В данном случает будет 'bb_form'.</text:span><text:span text:style-name="T219"><text:line-break/></text:span><text:span text:style-name="T246"> <text:s text:c="3"/></text:span><text:span text:style-name="T219">template_name = </text:span><text:span text:style-name="T100">'bboard/bb_update.html'</text:span><text:span text:style-name="T219"><text:line-break/> <text:s text:c="3"/><text:line-break/></text:span><text:span text:style-name="T101"> <text:s text:c="2"/></text:span><text:span text:style-name="T247"># интернет-адрес для перенаправления после успешного сохранения данных;</text:span><text:span text:style-name="T263"><text:line-break/> <text:s text:c="3"/></text:span><text:span text:style-name="T221">success_url = </text:span><text:span text:style-name="T102">'/'</text:span><text:span text:style-name="T263"><text:line-break/><text:line-break/> </text:span><text:span text:style-name="T264"><text:s text:c="3"/></text:span><text:span text:style-name="T247"># Задает имя поля модели, в котором хранится слаг (по умолчанию: 'slug')</text:span><text:span text:style-name="T263"><text:line-break/> <text:s text:c="3"/></text:span><text:span text:style-name="T221">slug_field = </text:span><text:span text:style-name="T102">'slug'</text:span><text:span text:style-name="T263"><text:line-break/></text:span><text:soft-page-break/><text:span text:style-name="T263"><text:line-break/></text:span><text:span text:style-name="T264"> <text:s text:c="3"/></text:span><text:span text:style-name="T247"># Задает имя URL-параметра, через который контроллер-класс получит</text:span><text:span text:style-name="T265"><text:line-break/> <text:s text:c="3"/></text:span><text:span text:style-name="T247"># слаг (по умолчанию: 'slug')</text:span><text:span text:style-name="T263"><text:line-break/> <text:s text:c="3"/></text:span><text:span text:style-name="T221">slug_url_kwarg = </text:span><text:span text:style-name="T102">'slug'</text:span><text:span text:style-name="T263"><text:line-break/><text:line-break/></text:span><text:span text:style-name="T264"> <text:s text:c="3"/></text:span><text:span text:style-name="T247"># Задает июя URL-параметра, через который контроллер-класс получит</text:span><text:span text:style-name="T265"><text:line-break/> <text:s text:c="2"/></text:span><text:span text:style-name="T247"># ключ записи (по умолчанию: 'pl')</text:span><text:span text:style-name="T263"><text:line-break/> <text:s text:c="3"/></text:span><text:span text:style-name="T221">pk_url_kwarg = </text:span><text:span text:style-name="T102">'pk'</text:span></text:p>
      <text:p text:style-name="P172"/>
      <text:p text:style-name="P172"/>
      <text:p text:style-name="P156">DeleteView</text:p>
      <text:p text:style-name="P185"><text:span text:style-name="T225">Ищет запись по полученным из URL-парметра ключу или слагу, выводит страницу </text:span><text:span text:style-name="T226">подтверждения, включающую в себя форму с кнопкой удаления, и удаляет запись.</text:span></text:p>
      <text:p text:style-name="P151"/>
      <text:p text:style-name="P168"># views.py</text:p>
      <text:p text:style-name="P168"><text:span text:style-name="T199">from </text:span><text:span text:style-name="T215">django.views.generic.edit </text:span><text:span text:style-name="T199">import </text:span><text:span text:style-name="T215">DeleteView</text:span></text:p>
      <text:p text:style-name="P162"/>
      <text:p text:style-name="P168"><text:span text:style-name="T199">class </text:span><text:span text:style-name="T8">BbDeleteView</text:span><text:span text:style-name="T215">(DeleteView):</text:span><text:line-break/><text:span text:style-name="T215"> <text:s text:c="3"/></text:span># Задает модель<text:line-break/><text:span text:style-name="T270"> <text:s text:c="3"/></text:span><text:span text:style-name="T215">model = Bb</text:span><text:line-break/><text:line-break/><text:span text:style-name="T215"> <text:s text:c="3"/></text:span># Путь к файлу шаблона, создающего страницу с формой;<text:line-break/> <text:s text:c="3"/># По умолчанию к названии модели добавляется суффикс '_confirm_delete',<text:line-break/> <text:s text:c="3"/># В данном случает будет 'bb_confirm_delete'.<text:line-break/><text:span text:style-name="T270"> <text:s text:c="3"/></text:span><text:span text:style-name="T215">template_name = </text:span><text:span text:style-name="T103">'bboard/bb_delete.html'</text:span><text:line-break/><text:line-break/><text:span text:style-name="T103"> <text:s text:c="3"/></text:span># интернет-адрес для перенаправления после удаления;<text:line-break/><text:span text:style-name="T270"> <text:s text:c="3"/></text:span><text:span text:style-name="T215">success_url = reverse_lazy(</text:span><text:span text:style-name="T103">'bb_list_url'</text:span><text:span text:style-name="T215">)</text:span><text:line-break/><text:line-break/><text:span text:style-name="T215"> <text:s text:c="3"/></text:span># Задает имя поля модели, в котором хранится слаг (по умолчанию: 'slug')<text:line-break/><text:span text:style-name="T270"> <text:s text:c="3"/></text:span><text:span text:style-name="T215">slug_field = </text:span><text:span text:style-name="T103">'slug'</text:span><text:line-break/><text:line-break/><text:span text:style-name="T103"> <text:s text:c="3"/></text:span># Задает имя URL-параметра, через который контроллер-класс получит<text:line-break/> <text:s text:c="3"/># слаг (по умолчанию: 'slug')<text:line-break/><text:span text:style-name="T270"> <text:s text:c="3"/></text:span><text:span text:style-name="T215">slug_url_kwarg = </text:span><text:span text:style-name="T103">'slug'</text:span><text:line-break/><text:line-break/><text:span text:style-name="T103"> <text:s text:c="3"/></text:span># Задает июя URL-параметра, через который контроллер-класс получит<text:line-break/> <text:s text:c="3"/># ключ записи (по умолчанию: 'pl')<text:line-break/><text:span text:style-name="T270"> <text:s text:c="3"/></text:span><text:span text:style-name="T215">pk_url_kwarg = </text:span><text:span text:style-name="T103">'pk'</text:span></text:p>
      <text:p text:style-name="P171"/>
      <text:p text:style-name="P171"/>
      <text:p text:style-name="P180">MonthArchiveView</text:p>
      <text:p text:style-name="P179">Выводит хронологический список записей, относящихся к указанному месяцу указанного года.</text:p>
      <text:p text:style-name="P151"/>
      <text:p text:style-name="P169"># views.py</text:p>
      <text:p text:style-name="P169"><text:span text:style-name="T199">from </text:span><text:span text:style-name="T215">django.views.generic.dates </text:span><text:span text:style-name="T199">import </text:span><text:span text:style-name="T215">MonthArchiveView</text:span></text:p>
      <text:p text:style-name="P169"/>
      <text:p text:style-name="P169"><text:span text:style-name="T199">class </text:span><text:span text:style-name="T8">BbMonthArchiveView</text:span><text:span text:style-name="T215">(MonthArchiveView):</text:span><text:line-break/><text:span text:style-name="T215"> <text:s text:c="3"/></text:span># Задает модель<text:line-break/><text:span text:style-name="T270"> <text:s text:c="3"/></text:span><text:span text:style-name="T215">model = Bb</text:span><text:line-break/><text:line-break/><text:span text:style-name="T215"> <text:s text:c="3"/></text:span># Атрибут, казывает имя поля модели типа DateField или DateTimeField,<text:line-break/> <text:s text:c="3"/># по которому будет выполняться фильтрация записей. Имя поля должно<text:line-break/> <text:s text:c="3"/># быть заданно в виде строки.<text:line-break/><text:span text:style-name="T270"> <text:s text:c="3"/></text:span><text:span text:style-name="T215">date_field = </text:span><text:span text:style-name="T103">'published'</text:span><text:line-break/><text:line-break/><text:span text:style-name="T103"> <text:s text:c="3"/></text:span># Путь к файлу шаблона, создающего страницу с формой;<text:line-break/><text:soft-page-break/> <text:s text:c="3"/># По умолчанию к названии модели добавляется суффикс '_archive_month',<text:line-break/> <text:s text:c="3"/># В данном случает будет 'bb_archive_month'.<text:line-break/><text:span text:style-name="T270"> <text:s text:c="3"/></text:span><text:span text:style-name="T215">template_name = </text:span><text:span text:style-name="T103">'bboard/bb_list.html'</text:span><text:line-break/><text:line-break/><text:span text:style-name="T103"> <text:s text:c="3"/></text:span># Атрибут, указывает строку с форматом значения месяца, поддерживаемый<text:line-break/> <text:s text:c="3"/># функцией strftime() языка Python. Значение месяца будет извлекаться<text:line-break/> <text:s text:c="3"/># из URL- или GET-параметра и преобразовываться в нужный вид согласно этому формату.<text:line-break/> <text:s text:c="3"/># Значение по умолчанию: '%b' (сокращённое название месяца).<text:line-break/><text:span text:style-name="T270"> <text:s text:c="3"/></text:span><text:span text:style-name="T215">month_format = </text:span><text:span text:style-name="T103">'%B' </text:span># '%B' - Полное название месяца</text:p>
      <text:p text:style-name="P177"/>
      <text:p text:style-name="P186"><text:span text:style-name="T244"># </text:span><text:span text:style-name="T245">urls</text:span><text:span text:style-name="T244">.py</text:span></text:p>
      <text:p text:style-name="P170">***</text:p>
      <text:p text:style-name="P183"><text:span text:style-name="T224">path(</text:span><text:span text:style-name="T98">'year/&lt;int:year&gt;/&lt;str:month&gt;/'</text:span><text:span text:style-name="T217">, BbMonthArchiveView.as_view(), <text:s text:c="3"/></text:span><text:span text:style-name="T112">name</text:span><text:span text:style-name="T217">=</text:span><text:span text:style-name="T98">'bb_year_url'</text:span><text:span text:style-name="T217">),</text:span></text:p>
      <text:p text:style-name="P170">***</text:p>
      <text:p text:style-name="P157"/>
      <text:p text:style-name="P187"><text:span text:style-name="T159">П</text:span><text:span text:style-name="T158">ример интернет адреса:</text:span></text:p>
      <text:p text:style-name="P205"><text:a xlink:type="simple" xlink:href="http://127.0.0.1:8000/bboard/year/2021/january/" text:style-name="Internet_20_link" text:visited-style-name="Visited_20_Internet_20_Link"><text:span text:style-name="T158">http://127.0.0.1:8000/bboard/year/2021/january/</text:span></text:a></text:p>
      <text:p text:style-name="P188"/>
      <text:p text:style-name="P188"/>
      <text:p text:style-name="P188"/>
      <text:p text:style-name="P188"/>
      <text:p text:style-name="P188"><text:span text:style-name="T273">&gt;&gt; </text:span>python manage.py test dct</text:p>
      <text:p text:style-name="P188">Creating test database for alias 'default'...</text:p>
      <text:p text:style-name="P188">Got an error creating the test database: permission denied to create database</text:p>
      <text:p text:style-name="P158"/>
      <text:p text:style-name="P189">Необходимо добавить разрешение createdb пользователю django, выполнив следующую команду в оболочке postgres в качестве суперпользователя:</text:p>
      <text:p text:style-name="P189">ALTER USER djangouser CREATEDB;</text:p>
      <text:p text:style-name="P189"/>
      <text:p text:style-name="P189"/>
      <text:p text:style-name="P198">Добавление favicon.ico</text:p>
      <text:p text:style-name="P200"/>
      <text:p text:style-name="P201">Добавляем в базовый шаблон или шаблон заголовка, который включен везде.</text:p>
      <text:p text:style-name="P190"><text:span text:style-name="T228">&lt;</text:span><text:span text:style-name="T208">link </text:span><text:span text:style-name="T275">rel</text:span><text:span text:style-name="T277">="shortcut icon" </text:span><text:span text:style-name="T275">type</text:span><text:span text:style-name="T277">="image/png" </text:span><text:span text:style-name="T275">href</text:span><text:span text:style-name="T277">="{% static 'favicon.ico' %}"</text:span><text:span text:style-name="T228">/&gt;</text:span></text:p>
      <text:p text:style-name="P160">***</text:p>
      <text:p text:style-name="P204"><text:span text:style-name="T227">&lt;</text:span><text:span text:style-name="T207">html </text:span><text:span text:style-name="T274">lang</text:span><text:span text:style-name="T276">="en"</text:span><text:span text:style-name="T227">&gt;</text:span><text:line-break/><text:span text:style-name="T227"> <text:s text:c="3"/>&lt;</text:span><text:span text:style-name="T207">head</text:span><text:span text:style-name="T227">&gt;</text:span><text:line-break/><text:span text:style-name="T227"> <text:s text:c="7"/>&lt;</text:span><text:span text:style-name="T207">meta </text:span><text:span text:style-name="T274">charset</text:span><text:span text:style-name="T276">="UTF-8"</text:span><text:span text:style-name="T227">&gt;</text:span><text:line-break/><text:span text:style-name="T227"> <text:s text:c="7"/></text:span><text:span text:style-name="T256">&lt;!--Чтобы обеспечить надлежащий рендеринг и масштабирование касанием для всех устройств--&gt;</text:span><text:line-break/><text:span text:style-name="T256"> <text:s text:c="7"/></text:span><text:span text:style-name="T227">&lt;</text:span><text:span text:style-name="T207">meta </text:span><text:span text:style-name="T274">name</text:span><text:span text:style-name="T276">="viewport" </text:span><text:span text:style-name="T274">content</text:span><text:span text:style-name="T276">="width=device-width, initial-scale=1"</text:span><text:span text:style-name="T227">&gt;</text:span><text:line-break/><text:span text:style-name="T227"> <text:s text:c="7"/>&lt;</text:span><text:span text:style-name="T207">link </text:span><text:span text:style-name="T274">rel</text:span><text:span text:style-name="T276">="stylesheet" </text:span><text:span text:style-name="T274">href</text:span><text:span text:style-name="T276">="{% static 'css/bootstrap.min.css' %}"</text:span><text:span text:style-name="T227">&gt;</text:span><text:line-break/><text:span text:style-name="T227"> <text:s text:c="7"/>&lt;</text:span><text:span text:style-name="T207">link </text:span><text:span text:style-name="T274">rel</text:span><text:span text:style-name="T276">="stylesheet" </text:span><text:span text:style-name="T274">href</text:span><text:span text:style-name="T276">="{% static 'css/footer.css' %}"</text:span><text:span text:style-name="T227">&gt;</text:span><text:line-break/><text:span text:style-name="T227"> <text:s text:c="7"/>&lt;</text:span><text:span text:style-name="T207">link </text:span><text:span text:style-name="T274">rel</text:span><text:span text:style-name="T276">="stylesheet" </text:span><text:span text:style-name="T274">href</text:span><text:span text:style-name="T276">="{% static 'css/styles.css' %}"</text:span><text:span text:style-name="T227">&gt;</text:span><text:line-break/><text:span text:style-name="T227"> <text:s text:c="7"/>&lt;</text:span><text:span text:style-name="T207">link </text:span><text:span text:style-name="T274">rel</text:span><text:span text:style-name="T276">="shortcut icon" </text:span><text:span text:style-name="T274">type</text:span><text:span text:style-name="T276">="image/png" </text:span><text:span text:style-name="T274">href</text:span><text:span text:style-name="T276">="{% static 'favicon.ico' %}"</text:span><text:span text:style-name="T227">/&gt;</text:span><text:line-break/><text:span text:style-name="T227"> <text:s text:c="7"/>&lt;</text:span><text:span text:style-name="T207">title</text:span><text:span text:style-name="T227">&gt;</text:span><text:line-break/><text:span text:style-name="T227"> <text:s text:c="11"/>{% block title %}</text:span><text:line-break/><text:span text:style-name="T227"> <text:s text:c="11"/>{% endblock %}</text:span><text:line-break/><text:span text:style-name="T227"> <text:s text:c="7"/>&lt;/</text:span><text:span text:style-name="T207">title</text:span><text:span text:style-name="T227">&gt;</text:span><text:line-break/><text:span text:style-name="T227"> <text:s text:c="3"/>&lt;/</text:span><text:span text:style-name="T207">head</text:span><text:span text:style-name="T227">&gt;</text:span></text:p>
      <text:p text:style-name="P203">***</text:p>
      <text:p text:style-name="P191">Ссылки:</text:p>
      <text:list xml:id="list3636187251" text:style-name="L7">
        <text:list-item>
          <text:p text:style-name="P223"><text:soft-page-break/><text:a xlink:type="simple" xlink:href="https://www.favicon.cc/" text:style-name="Internet_20_link" text:visited-style-name="Visited_20_Internet_20_Link">https://www.favicon.cc/</text:a></text:p>
        </text:list-item>
        <text:list-item>
          <text:p text:style-name="P223"><text:a xlink:type="simple" xlink:href="https://www.favicon-generator.org/" text:style-name="Internet_20_link" text:visited-style-name="Visited_20_Internet_20_Link">https://www.favicon-generator.org/</text:a></text:p>
        </text:list-item>
      </text:list>
      <text:p text:style-name="P191"/>
      <text:p text:style-name="P191"/>
      <text:p text:style-name="P196">Удаление напрямую из базы данных</text:p>
      <text:p text:style-name="P196"/>
      <text:p text:style-name="P159"><text:span text:style-name="T208">from </text:span><text:span text:style-name="T228">textwrap </text:span><text:span text:style-name="T208">import </text:span><text:span text:style-name="T228">dedent</text:span><text:line-break/><text:line-break/><text:span text:style-name="T208">from </text:span><text:span text:style-name="T228">django.db </text:span><text:span text:style-name="T208">import </text:span><text:span text:style-name="T228">connection</text:span></text:p>
      <text:p text:style-name="P159"><text:span text:style-name="T208">from </text:span><text:span text:style-name="T228">django.http </text:span><text:span text:style-name="T208">import </text:span><text:span text:style-name="T228">HttpResponseRedirect</text:span></text:p>
      <text:p text:style-name="P163"><text:span text:style-name="T210">from </text:span><text:span text:style-name="T230">django.shortcuts </text:span><text:span text:style-name="T210">import </text:span><text:span text:style-name="T230">render</text:span><text:span text:style-name="T70"><text:line-break/></text:span><text:span text:style-name="T210">from </text:span><text:span text:style-name="T230">django.urls </text:span><text:span text:style-name="T210">import </text:span><text:span text:style-name="T230">reverse</text:span></text:p>
      <text:p text:style-name="P159"/>
      <text:p text:style-name="P192"><text:bookmark-start text:name="__DdeLink__9454_1394605290"/><text:span text:style-name="T208">class </text:span><text:span text:style-name="T278">PostDeleteView</text:span><text:span text:style-name="T228">(LoginRequiredMixin, View):</text:span><text:line-break/><text:span text:style-name="T228"> <text:s text:c="3"/></text:span><text:span text:style-name="T257">"""Delete a post."""</text:span><text:line-break/><text:span text:style-name="T257"> <text:s text:c="3"/></text:span><text:span text:style-name="T208">def </text:span><text:span text:style-name="T278">get</text:span><text:span text:style-name="T228">(</text:span><text:span text:style-name="T148">self</text:span><text:span text:style-name="T228">, request, pk):</text:span><text:line-break/><text:span text:style-name="T228"> <text:s text:c="7"/></text:span><text:span text:style-name="T208">return </text:span><text:span text:style-name="T228">render(request, </text:span><text:span text:style-name="T106">'blog/post_delete.html'</text:span><text:span text:style-name="T228">, </text:span><text:span text:style-name="T114">context</text:span><text:span text:style-name="T228">={</text:span><text:line-break/><text:span text:style-name="T228"> <text:s text:c="11"/></text:span><text:span text:style-name="T106">'pk'</text:span><text:span text:style-name="T228">: pk,</text:span><text:line-break/><text:span text:style-name="T228"> <text:s text:c="7"/>})</text:span><text:line-break/><text:line-break/><text:span text:style-name="T228"> <text:s text:c="3"/></text:span><text:span text:style-name="T208">def </text:span><text:span text:style-name="T278">post</text:span><text:span text:style-name="T228">(</text:span><text:span text:style-name="T148">self</text:span><text:span text:style-name="T228">, </text:span><text:span text:style-name="T123">request</text:span><text:span text:style-name="T228">, pk):</text:span><text:line-break/><text:span text:style-name="T228"> <text:s text:c="7"/></text:span><text:span text:style-name="T208">with </text:span><text:span text:style-name="T228">connection.cursor() </text:span><text:span text:style-name="T208">as </text:span><text:span text:style-name="T228">cursor:</text:span><text:line-break/><text:span text:style-name="T228"> <text:s text:c="11"/>cursor.execute(</text:span><text:line-break/><text:span text:style-name="T228"> <text:s text:c="15"/>dedent(</text:span><text:span text:style-name="T106">'''</text:span><text:span text:style-name="T279">\</text:span><text:line-break/><text:span text:style-name="T106"> <text:s text:c="19"/>delete from blog_post_tags</text:span><text:line-break/><text:span text:style-name="T106"> <text:s text:c="19"/>where post_id=%s;'''</text:span><text:span text:style-name="T228">),</text:span><text:line-break/><text:span text:style-name="T228"> <text:s text:c="15"/>[ pk ]</text:span><text:line-break/><text:span text:style-name="T228"> <text:s text:c="11"/>)</text:span><text:line-break/><text:span text:style-name="T228"> <text:s text:c="11"/>cursor.execute(</text:span><text:line-break/><text:span text:style-name="T228"> <text:s text:c="15"/>dedent(</text:span><text:span text:style-name="T106">'''</text:span><text:span text:style-name="T279">\</text:span><text:line-break/><text:span text:style-name="T106"> <text:s text:c="19"/>delete from blog_post</text:span><text:line-break/><text:span text:style-name="T106"> <text:s text:c="19"/>where id=%s;'''</text:span><text:span text:style-name="T228">),</text:span><text:line-break/><text:span text:style-name="T228"> <text:s text:c="15"/>[ pk ]</text:span><text:line-break/><text:span text:style-name="T228"> <text:s text:c="11"/>)</text:span><text:line-break/><text:span text:style-name="T228"> <text:s text:c="7"/></text:span><text:span text:style-name="T208">return </text:span><text:span text:style-name="T228">HttpResponseRedirect(reverse(</text:span><text:span text:style-name="T106">'post_list_url'</text:span><text:span text:style-name="T228">))</text:span><text:bookmark-end text:name="__DdeLink__9454_1394605290"/></text:p>
      <text:p text:style-name="P192"/>
      <text:p text:style-name="P192"/>
      <text:p text:style-name="P197">Отмена определенной миграции</text:p>
      <text:p text:style-name="P193"/>
      <text:p text:style-name="P195">Указываем номер миграции, к которой хотим вернуться</text:p>
      <text:p text:style-name="P194">python manage.py migrate blog 0022</text:p>
      <text:p text:style-name="P194"/>
      <text:p text:style-name="P194"/>
      <text:p text:style-name="P197">Выполнение необработанных запросов</text:p>
      <text:p text:style-name="P197"/>
      <text:p text:style-name="P194">Метод raw() manager можно использовать для выполнения необработанных SQL-запросов, возвращающих экземпляры модели:</text:p>
      <text:p text:style-name="P194"><text:span text:style-name="T208">for </text:span><text:span text:style-name="T228">p </text:span><text:span text:style-name="T208">in </text:span><text:span text:style-name="T228">Client.objects.raw(</text:span><text:span text:style-name="T106">'SELECT * FROM client_client'</text:span><text:span text:style-name="T228">):</text:span><text:line-break/><text:span text:style-name="T228"> <text:s text:c="3"/></text:span><text:span text:style-name="T87">print</text:span><text:span text:style-name="T228">(p)</text:span></text:p>
      <text:p text:style-name="P194"><text:soft-page-break/></text:p>
      <text:p text:style-name="P199"/>
      <text:h text:style-name="P211" text:outline-level="2">Параметры строки запроса</text:h>
      <text:p text:style-name="P209"/>
      <text:p text:style-name="P206"><text:span text:style-name="T284">class </text:span><text:span text:style-name="T72">ClientListView</text:span><text:span text:style-name="T231">(LoginRequiredMixin, ListView):</text:span><text:line-break/><text:span text:style-name="T231"> <text:s text:c="3"/></text:span><text:span text:style-name="T257">"""List of clients."""</text:span><text:line-break/><text:span text:style-name="T257"> <text:s text:c="3"/></text:span><text:span text:style-name="T231">model = Client</text:span><text:line-break/><text:line-break/><text:span text:style-name="T231"> <text:s text:c="3"/></text:span><text:span text:style-name="T211">def </text:span><text:span text:style-name="T72">get_context_data</text:span><text:span text:style-name="T231">(</text:span><text:span text:style-name="T150">self</text:span><text:span text:style-name="T231">, *args, **kwargs):</text:span><text:line-break/><text:span text:style-name="T231"> <text:s text:c="7"/>context = </text:span><text:span text:style-name="T89">super</text:span><text:span text:style-name="T231">().get_context_data(*args, **kwargs)</text:span><text:line-break/><text:span text:style-name="T231"> <text:s text:c="7"/></text:span><text:span text:style-name="T89">print</text:span><text:span text:style-name="T231">(</text:span><text:span text:style-name="T150">self</text:span><text:span text:style-name="T231">.request.GET.get(</text:span><text:span text:style-name="T108">'set'</text:span><text:span text:style-name="T231">, </text:span><text:span text:style-name="T108">''</text:span><text:span text:style-name="T231">))</text:span><text:line-break/><text:span text:style-name="T231"> <text:s text:c="7"/></text:span><text:span text:style-name="T211">return </text:span><text:span text:style-name="T231">context</text:span></text:p>
      <text:p text:style-name="P181"/>
      <text:p text:style-name="P207"><text:span text:style-name="T281">При обращении по адресу </text:span><text:a xlink:type="simple" xlink:href="http://127.0.0.1:8000/client/list_user/?set=1" text:style-name="Internet_20_link" text:visited-style-name="Visited_20_Internet_20_Link"><text:span text:style-name="T282">http://127.0.0.1:8000/client/list_user/?set=1</text:span></text:a></text:p>
      <text:p text:style-name="P208"><text:span text:style-name="T282">б</text:span><text:span text:style-name="T280">удет выведно: 1</text:span></text:p>
      <text:p text:style-name="P194"/>
      <text:p text:style-name="P227">Получение GET и POST параметров</text:p>
      <text:p text:style-name="P227"><text:span text:style-name="T228">order = </text:span><text:span text:style-name="T148">self</text:span><text:span text:style-name="T228">.request.GET[</text:span><text:span text:style-name="T106">'sort'</text:span><text:span text:style-name="T228">] </text:span><text:span text:style-name="T257"># опасно!</text:span><text:line-break/><text:span text:style-name="T208">if </text:span><text:span text:style-name="T228">order == </text:span><text:span text:style-name="T106">'rating'</text:span><text:span text:style-name="T228">:</text:span><text:line-break/><text:span text:style-name="T228"> <text:s text:c="3"/></text:span><text:span text:style-name="T123">queryset </text:span><text:span text:style-name="T228">= queryset.order_by(</text:span><text:span text:style-name="T106">'rating'</text:span><text:span text:style-name="T228">)</text:span><text:line-break/><text:span text:style-name="T228">page = </text:span><text:span text:style-name="T148">self</text:span><text:span text:style-name="T228">.request.GET.get(</text:span><text:span text:style-name="T106">'page'</text:span><text:span text:style-name="T228">) </text:span><text:span text:style-name="T208">or </text:span><text:span text:style-name="T269">1</text:span><text:line-break/><text:span text:style-name="T208">try</text:span><text:span text:style-name="T228">:</text:span><text:line-break/><text:span text:style-name="T228"> <text:s text:c="3"/></text:span><text:span text:style-name="T123">page </text:span><text:span text:style-name="T228">= </text:span><text:span text:style-name="T87">int</text:span><text:span text:style-name="T228">(page)</text:span><text:line-break/><text:span text:style-name="T208">except </text:span><text:span text:style-name="T87">ValueError</text:span><text:span text:style-name="T228">:</text:span><text:line-break/><text:span text:style-name="T228"> <text:s text:c="3"/></text:span><text:span text:style-name="T208">return </text:span><text:span text:style-name="T228">HttpResponseBadRequest()</text:span></text:p>
      <text:p text:style-name="P227"/>
      <text:p text:style-name="P227">GET и POST – объекты QueryDict<text:bookmark-start text:name="__DdeLink__10578_16194812"/><text:bookmark-end text:name="__DdeLink__10578_16194812"/></text:p>
      <text:p text:style-name="P227"><text:span text:style-name="T228">/path/?</text:span><text:span text:style-name="T123">id</text:span><text:span text:style-name="T228">=</text:span><text:span text:style-name="T269">3</text:span><text:span text:style-name="T228">&amp;</text:span><text:span text:style-name="T123">id</text:span><text:span text:style-name="T228">=</text:span><text:span text:style-name="T269">4</text:span><text:span text:style-name="T228">&amp;</text:span><text:span text:style-name="T123">id</text:span><text:span text:style-name="T228">=</text:span><text:span text:style-name="T269">5</text:span></text:p>
      <text:p text:style-name="P227">Получение множественных значений</text:p>
      <text:p text:style-name="P227"><text:span text:style-name="T123">id </text:span><text:span text:style-name="T228">= request.GET.get(</text:span><text:span text:style-name="T106">'id'</text:span><text:span text:style-name="T228">) </text:span><text:span text:style-name="T257"># id is 5</text:span><text:line-break/><text:span text:style-name="T123">id </text:span><text:span text:style-name="T228">= request.GET.getlist(</text:span><text:span text:style-name="T106">'id'</text:span><text:span text:style-name="T228">) </text:span><text:span text:style-name="T257"># id is [3, 4, 5]</text:span></text:p>
      <text:p text:style-name="P227">Сериализация</text:p>
      <text:p text:style-name="P227"><text:span text:style-name="T123">qs </text:span><text:span text:style-name="T228">= request.GET.urlencode()</text:span><text:line-break/><text:span text:style-name="T257"># qs is 'id=3&amp;id=4&amp;id=5'</text:span></text:p>
      <text:p text:style-name="P194"/>
      <text:p text:style-name="P194"/>
      <text:p text:style-name="P225">request.method – метод запороса</text:p>
      <text:p text:style-name="P225">request.GET – словарь с GET параметрами</text:p>
      <text:p text:style-name="P225">request.POST – словарь с POST параметрами</text:p>
      <text:p text:style-name="P225">request.COOKIES – словарь с Cookie</text:p>
      <text:p text:style-name="P225">request.FILES – загруженные файлы</text:p>
      <text:p text:style-name="P225">request.META – CGI-like переменные</text:p>
      <text:p text:style-name="P225">request.session – словарь-сессия</text:p>
      <text:p text:style-name="P225">request.user – текущий пользователь</text:p>
      <text:p text:style-name="P231"><text:soft-page-break/>Получение и установка HTTP заголовков</text:p>
      <text:p text:style-name="P231"/>
      <text:p text:style-name="P228"><text:span text:style-name="T228">user_agent = </text:span><text:span text:style-name="T148">self</text:span><text:span text:style-name="T228">.request.META.get(</text:span><text:span text:style-name="T106">'HTTP_USER_AGENT'</text:span><text:span text:style-name="T228">)</text:span><text:line-break/><text:span text:style-name="T228">user_ip = </text:span><text:span text:style-name="T148">self</text:span><text:span text:style-name="T228">.request.META.get(</text:span><text:span text:style-name="T106">'HTTP_X_REAL_IP'</text:span><text:span text:style-name="T228">)</text:span><text:line-break/><text:span text:style-name="T208">if </text:span><text:span text:style-name="T228">user_ip </text:span><text:span text:style-name="T208">is None</text:span><text:span text:style-name="T228">:</text:span><text:line-break/><text:span text:style-name="T228"> <text:s text:c="3"/>user_ip = </text:span><text:span text:style-name="T148">self</text:span><text:span text:style-name="T228">.request.META.get(</text:span><text:span text:style-name="T106">'REMOTE_ADDR'</text:span><text:span text:style-name="T228">)</text:span><text:line-break/><text:line-break/><text:span text:style-name="T228">response = HttpResponse(my_data,</text:span><text:line-break/><text:span text:style-name="T228"> <text:s text:c="3"/></text:span><text:span text:style-name="T114">content_type</text:span><text:span text:style-name="T228">=</text:span><text:span text:style-name="T106">'application/vnd.ms-excel'</text:span><text:span text:style-name="T228">)</text:span><text:line-break/><text:span text:style-name="T228">response[</text:span><text:span text:style-name="T106">'Content-Disposition'</text:span><text:span text:style-name="T228">] = </text:span><text:span text:style-name="T106">'attachment; filename="foo.xls"'</text:span></text:p>
      <text:p text:style-name="P228"/>
      <text:p text:style-name="P231"/>
      <text:p text:style-name="P194"/>
      <text:p text:style-name="P230">Специальные типы ответов</text:p>
      <text:p text:style-name="P229"/>
      <text:p text:style-name="P226"><text:span text:style-name="T208">from </text:span><text:span text:style-name="T228">django.http </text:span><text:span text:style-name="T208">import </text:span><text:span text:style-name="T228">(</text:span><text:line-break/><text:span text:style-name="T228"> <text:s text:c="3"/>HttpResponseRedirect, HttpResponseNotFound, HttpResponseForbidden,</text:span><text:line-break/><text:span text:style-name="T228"> <text:s text:c="3"/>HttpResponsePermanentRedirect</text:span><text:line-break/><text:span text:style-name="T228">)</text:span><text:line-break/><text:line-break/><text:span text:style-name="T228">redirect = HttpResponseRedirect(</text:span><text:span text:style-name="T106">'/'</text:span><text:span text:style-name="T228">) <text:s text:c="18"/></text:span><text:span text:style-name="T257"># 302</text:span><text:line-break/><text:span text:style-name="T228">redirect = HttpResponsePermanentRedirect(</text:span><text:span text:style-name="T106">'/'</text:span><text:span text:style-name="T228">) </text:span><text:span text:style-name="T257"># 301</text:span><text:line-break/><text:span text:style-name="T228">response = HttpResponseNotFound() <text:s text:c="16"/></text:span><text:span text:style-name="T257"># 404</text:span><text:line-break/><text:span text:style-name="T228">response = HttpResponseForbidden() <text:s text:c="15"/></text:span><text:span text:style-name="T257"># 403</text:span></text:p>
      <text:p text:style-name="P226"><text:span text:style-name="T257"/></text:p>
      <text:p text:style-name="P226"/>
      <text:p text:style-name="P226"/>
      <text:p text:style-name="P194"/>
      <text:p text:style-name="P194"/>
      <text:p text:style-name="P199">Интеграция wysiwyg редактора с Django</text:p>
      <text:p text:style-name="P202"/>
      <text:p text:style-name="P161"><text:span text:style-name="T179">1. </text:span><text:span text:style-name="T285">django-ckeditor</text:span></text:p>
      <text:p text:style-name="P161"><text:a xlink:type="simple" xlink:href="https://github.com/django-ckeditor/django-ckeditor" text:style-name="Internet_20_link" text:visited-style-name="Visited_20_Internet_20_Link"><text:span text:style-name="T285">https://github.com/django-ckeditor/django-ckeditor</text:span></text:a></text:p>
      <text:p text:style-name="P164"/>
      <text:p text:style-name="P164">2. django-tinymce</text:p>
      <text:p text:style-name="P161"><text:a xlink:type="simple" xlink:href="https://github.com/jazzband/django-tinymce" text:style-name="Internet_20_link" text:visited-style-name="Visited_20_Internet_20_Link"><text:span text:style-name="T285">https://github.com/jazzband/django-tinymce</text:span></text:a></text:p>
      <text:p text:style-name="P164"/>
      <text:p text:style-name="P164">3. django-summernote</text:p>
      <text:p text:style-name="P161"><text:a xlink:type="simple" xlink:href="https://github.com/summernote/django-summernote" text:style-name="Internet_20_link" text:visited-style-name="Visited_20_Internet_20_Link"><text:span text:style-name="T285">https://github.com/summernote/django-summernote</text:span></text:a></text:p>
      <text:p text:style-name="P164"/>
      <text:p text:style-name="P164">4. django-markitup</text:p>
      <text:p text:style-name="P161"><text:a xlink:type="simple" xlink:href="https://pypi.org/project/django-markitup/" text:style-name="Internet_20_link" text:visited-style-name="Visited_20_Internet_20_Link"><text:span text:style-name="T285">https://pypi.org/project/django-markitup/</text:span></text:a></text:p>
      <text:p text:style-name="P164"/>
      <text:p text:style-name="P164"/>
      <text:p text:style-name="P164">Ссылки:</text:p>
      <text:list xml:id="list1846121367" text:style-name="L8">
        <text:list-item>
          <text:p text:style-name="P233"><text:soft-page-break/><text:a xlink:type="simple" xlink:href="https://habr.com/ru/company/htdt/blog/202782/" text:style-name="Internet_20_link" text:visited-style-name="Visited_20_Internet_20_Link"><text:span text:style-name="T283">https://habr.com/ru/company/htdt/blog/202782/</text:span></text:a></text:p>
          <text:p text:style-name="P23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6pt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3pt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 loext:hyphenation-no-caps="false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 loext:hyphenation-no-caps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 loext:hyphenation-no-caps="false"/>
    </style:style>
    <style:style style:name="Обычный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firs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block-with-commen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2-21T14:47:00Z</meta:creation-date>
    <dc:date>2021-04-06T20:49:30.419249955</dc:date>
    <meta:editing-cycles>145</meta:editing-cycles>
    <meta:editing-duration>PT22H47M57S</meta:editing-duration>
    <meta:document-statistic meta:table-count="3" meta:image-count="7" meta:object-count="0" meta:page-count="36" meta:paragraph-count="489" meta:word-count="5280" meta:character-count="47330" meta:non-whitespace-character-count="40011"/>
    <meta:template xlink:type="simple" xlink:actuate="onRequest" xlink:title="" xlink:href="Normal.dotm"/>
  </office:meta>
</office:document-meta>
</file>